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Arrow_20_Line" style:list-style-name="L2">
      <style:graphic-properties draw:stroke-dash="Dashed_20__28_var_29__20_4" svg:stroke-color="#168253" draw:marker-start="" draw:marker-end="" draw:fill="solid" draw:fill-color="#81aca6" draw:textarea-horizontal-align="justify" draw:textarea-vertical-align="middle" draw:auto-grow-height="false" draw:auto-grow-width="false" fo:min-height="0.88cm" fo:min-width="2.867cm" fo:padding-top="0.125cm" fo:padding-bottom="0.125cm" fo:padding-left="0.25cm" fo:padding-right="0.25cm" draw:shadow-offset-x="0.2cm" draw:shadow-offset-y="0.2cm" draw:shadow-color="#808080"/>
    </style:style>
    <style:style style:name="gr2" style:family="graphic" style:parent-style-name="standard">
      <style:graphic-properties svg:stroke-color="#ffffff" draw:fill-color="#dee6ef" draw:textarea-horizontal-align="justify" draw:textarea-vertical-align="middle" draw:auto-grow-height="false" fo:min-height="2.925cm" fo:min-width="19.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2cm"/>
    </style:style>
    <style:style style:name="gr4" style:family="graphic" style:parent-style-name="standard">
      <style:graphic-properties svg:stroke-color="#ffffff" draw:fill-color="#dee6ef" draw:textarea-horizontal-align="justify" draw:textarea-vertical-align="middle" draw:auto-grow-height="false" fo:min-height="8.386cm" fo:min-width="14.359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783cm" fo:min-width="1.208cm"/>
    </style:style>
    <style:style style:name="gr7" style:family="graphic" style:parent-style-name="standard">
      <style:graphic-properties svg:stroke-color="#168253" draw:fill-color="#81aca6" draw:textarea-horizontal-align="justify" draw:textarea-vertical-align="middle" draw:auto-grow-height="false" fo:min-height="0.88cm" fo:min-width="2.867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svg:stroke-color="#808080" draw:fill-color="#b2b2b2" draw:textarea-horizontal-align="justify" draw:textarea-vertical-align="middle" draw:auto-grow-height="false" fo:min-height="1.366cm" fo:min-width="2.4cm"/>
    </style:style>
    <style:style style:name="gr10" style:family="graphic" style:parent-style-name="standard">
      <style:graphic-properties svg:stroke-color="#808080" draw:fill-color="#b2b2b2" draw:textarea-horizontal-align="justify" draw:textarea-vertical-align="middle" draw:auto-grow-height="false" fo:min-height="1.178cm" fo:min-width="2.082cm"/>
    </style:style>
    <style:style style:name="gr11" style:family="graphic" style:parent-style-name="standard">
      <style:graphic-properties svg:stroke-color="#808080" draw:fill-color="#b2b2b2" draw:textarea-horizontal-align="justify" draw:textarea-vertical-align="middle" draw:auto-grow-height="false" fo:min-height="1.437cm" fo:min-width="2.195cm"/>
    </style:style>
    <style:style style:name="gr12" style:family="graphic" style:parent-style-name="standard">
      <style:graphic-properties svg:stroke-color="#808080" draw:fill-color="#b2b2b2" draw:textarea-horizontal-align="justify" draw:textarea-vertical-align="middle" draw:auto-grow-height="false" fo:min-height="1.335cm" fo:min-width="2.786cm"/>
    </style:style>
    <style:style style:name="gr13" style:family="graphic" style:parent-style-name="standard">
      <style:graphic-properties svg:stroke-color="#808080" draw:fill-color="#b2b2b2" draw:textarea-horizontal-align="justify" draw:textarea-vertical-align="middle" draw:auto-grow-height="false" fo:min-height="1.697cm" fo:min-width="2.412cm"/>
    </style:style>
    <style:style style:name="gr14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0.765cm" fo:min-width="1.683cm"/>
    </style:style>
    <style:style style:name="gr15" style:family="graphic" style:parent-style-name="standard">
      <style:graphic-properties svg:stroke-color="#808080" draw:fill-color="#b2b2b2" draw:textarea-horizontal-align="justify" draw:textarea-vertical-align="middle" draw:auto-grow-height="false" fo:min-height="1.437cm" fo:min-width="2.083cm"/>
    </style:style>
    <style:style style:name="gr16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894cm" fo:min-width="2.549cm"/>
    </style:style>
    <style:style style:name="gr17" style:family="graphic" style:parent-style-name="standard">
      <style:graphic-properties svg:stroke-color="#808080" draw:fill-color="#b2b2b2" draw:textarea-horizontal-align="justify" draw:textarea-vertical-align="middle" draw:auto-grow-height="false" fo:min-height="1.894cm" fo:min-width="2.803cm"/>
    </style:style>
    <style:style style:name="gr18" style:family="graphic" style:parent-style-name="Text_20_A4">
      <style:graphic-properties draw:textarea-horizontal-align="justify" draw:textarea-vertical-align="middle" draw:auto-grow-height="false" fo:min-height="2.29cm" fo:min-width="3.437cm"/>
    </style:style>
    <style:style style:name="gr19" style:family="graphic" style:parent-style-name="standard">
      <style:graphic-properties svg:stroke-color="#808080" draw:fill-color="#b2b2b2" draw:textarea-horizontal-align="justify" draw:textarea-vertical-align="middle" draw:auto-grow-height="false" fo:min-height="2.246cm" fo:min-width="3.44cm"/>
    </style:style>
    <style:style style:name="gr20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1.632cm" fo:min-width="2.675cm"/>
    </style:style>
    <style:style style:name="gr21" style:family="graphic" style:parent-style-name="standard">
      <style:graphic-properties svg:stroke-color="#808080" draw:fill-color="#b2b2b2" draw:textarea-horizontal-align="justify" draw:textarea-vertical-align="middle" draw:auto-grow-height="false" fo:min-height="1.311cm" fo:min-width="2.803cm"/>
    </style:style>
    <style:style style:name="gr22" style:family="graphic" style:parent-style-name="standard" style:list-style-name="L2">
      <style:graphic-properties svg:stroke-color="#168253" draw:fill-color="#81aca6" draw:textarea-horizontal-align="justify" draw:textarea-vertical-align="middle" draw:auto-grow-height="false" fo:min-height="0.6cm" fo:min-width="4.064cm"/>
    </style:style>
    <style:style style:name="gr23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2.037cm" fo:min-width="2.295cm" fo:wrap-option="no-wrap"/>
    </style:style>
    <style:style style:name="gr24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1.148cm" fo:min-width="2.295cm" fo:wrap-option="no-wrap"/>
    </style:style>
    <style:style style:name="gr25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1.529cm" fo:min-width="2.295cm" fo:wrap-option="no-wrap"/>
    </style:style>
    <style:style style:name="gr26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2.037cm" fo:min-width="2.295cm" fo:wrap-option="no-wrap"/>
    </style:style>
    <style:style style:name="gr27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2.037cm" fo:min-width="3.057cm" fo:wrap-option="no-wrap"/>
    </style:style>
    <style:style style:name="gr28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1.529cm" fo:min-width="1.787cm" fo:wrap-option="no-wrap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draw:stroke-dash="Dashed_20__28_var_29__20_4" svg:stroke-width="0cm" svg:stroke-color="#2a6099" draw:stroke-linejoin="round" svg:stroke-linecap="round" draw:fill="solid" draw:fill-color="#2a6099" draw:opacity="100%" draw:textarea-horizontal-align="center" draw:textarea-vertical-align="middle" fo:padding-top="0.343cm" fo:padding-bottom="0.343cm" fo:padding-left="0.468cm" fo:padding-right="0.468cm"/>
    </style:style>
    <style:style style:name="gr31" style:family="graphic" style:parent-style-name="standard">
      <style:graphic-properties draw:stroke="none" draw:stroke-dash="Dashed_20__28_var_29__20_4" svg:stroke-width="0cm" svg:stroke-color="#2a6099" draw:stroke-linejoin="round" svg:stroke-linecap="butt" draw:fill="solid" draw:fill-color="#2a6099" draw:opacity="100%" draw:textarea-horizontal-align="center" draw:textarea-vertical-align="middle" fo:padding-top="0.343cm" fo:padding-bottom="0.343cm" fo:padding-left="0.468cm" fo:padding-right="0.468cm"/>
    </style:style>
    <style:style style:name="gr32" style:family="graphic" style:parent-style-name="standard">
      <style:graphic-properties fo:min-height="0.78cm"/>
    </style:style>
    <style:style style:name="gr33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2.144cm" fo:min-width="3.049cm"/>
    </style:style>
    <style:style style:name="gr34" style:family="graphic" style:parent-style-name="standard">
      <style:graphic-properties svg:stroke-color="#808080" draw:fill-color="#b2b2b2" draw:textarea-horizontal-align="justify" draw:textarea-vertical-align="middle" draw:auto-grow-height="false" fo:min-height="1.552cm" fo:min-width="3.303cm"/>
    </style:style>
    <style:style style:name="gr35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482cm" fo:min-width="3.977cm"/>
    </style:style>
    <style:style style:name="gr36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432cm" fo:min-width="2.152cm"/>
    </style:style>
    <style:style style:name="gr37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1.779cm" fo:min-width="2.795cm" fo:wrap-option="no-wrap"/>
    </style:style>
    <style:style style:name="gr38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432cm" fo:min-width="2.152cm"/>
    </style:style>
    <style:style style:name="gr39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1.779cm" fo:min-width="2.795cm" fo:wrap-option="no-wrap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92cm"/>
    </style:style>
    <style:style style:name="gr41" style:family="graphic" style:parent-style-name="standard">
      <style:graphic-properties draw:textarea-horizontal-align="justify" draw:textarea-vertical-align="middle" draw:auto-grow-height="false" fo:min-height="1.338cm" fo:min-width="3.208cm"/>
    </style:style>
    <style:style style:name="gr42" style:family="graphic" style:parent-style-name="Text_20_A4">
      <style:graphic-properties fo:min-height="1.588cm"/>
    </style:style>
    <style:style style:name="gr43" style:family="graphic" style:parent-style-name="standard">
      <style:graphic-properties draw:textarea-horizontal-align="justify" draw:textarea-vertical-align="middle" draw:auto-grow-height="false" fo:min-height="0.809cm" fo:min-width="3.207cm"/>
    </style:style>
    <style:style style:name="gr44" style:family="graphic" style:parent-style-name="Text_20_A4">
      <style:graphic-properties fo:min-height="1.059cm"/>
    </style:style>
    <style:style style:name="gr45" style:family="graphic" style:parent-style-name="standard">
      <style:graphic-properties draw:textarea-horizontal-align="justify" draw:textarea-vertical-align="middle" draw:auto-grow-height="false" fo:min-height="1.338cm" fo:min-width="3.207cm"/>
    </style:style>
    <style:style style:name="gr46" style:family="graphic" style:parent-style-name="standard">
      <style:graphic-properties draw:textarea-horizontal-align="justify" draw:textarea-vertical-align="middle" draw:auto-grow-height="false" fo:min-height="0.299cm" fo:min-width="2.421cm"/>
    </style:style>
    <style:style style:name="gr47" style:family="graphic" style:parent-style-name="Text_20_A4">
      <style:graphic-properties fo:min-height="0.572cm"/>
    </style:style>
    <style:style style:name="gr48" style:family="graphic" style:parent-style-name="standard">
      <style:graphic-properties draw:textarea-horizontal-align="justify" draw:textarea-vertical-align="middle" draw:auto-grow-height="false" fo:min-height="0.766cm" fo:min-width="3.208cm"/>
    </style:style>
    <style:style style:name="gr49" style:family="graphic" style:parent-style-name="standard">
      <style:graphic-properties draw:textarea-horizontal-align="justify" draw:textarea-vertical-align="middle" draw:auto-grow-height="false" fo:min-height="0.809cm" fo:min-width="2.421cm"/>
    </style:style>
    <style:style style:name="gr50" style:family="graphic" style:parent-style-name="standard">
      <style:graphic-properties svg:stroke-color="#808080" draw:fill-color="#b2b2b2" draw:textarea-horizontal-align="justify" draw:textarea-vertical-align="middle" draw:auto-grow-height="false" fo:min-height="1.19cm" fo:min-width="2.234cm"/>
    </style:style>
    <style:style style:name="gr51" style:family="graphic" style:parent-style-name="standard">
      <style:graphic-properties svg:stroke-color="#ffde59" draw:fill-color="#fff5ce" draw:textarea-horizontal-align="justify" draw:textarea-vertical-align="middle" draw:auto-grow-height="false" fo:min-height="0.484cm" fo:min-width="2.16cm" fo:wrap-option="no-wrap"/>
    </style:style>
    <style:style style:name="gr52" style:family="graphic" style:parent-style-name="standard">
      <style:graphic-properties svg:stroke-color="#ffde59" draw:fill-color="#fff5ce" draw:textarea-horizontal-align="justify" draw:textarea-vertical-align="middle" draw:auto-grow-height="false" fo:min-height="1.119cm" fo:min-width="2.287cm" fo:wrap-option="no-wrap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73cm"/>
    </style:style>
    <style:style style:name="gr55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783cm" fo:min-width="1.379cm"/>
    </style:style>
    <style:style style:name="gr56" style:family="graphic" style:parent-style-name="standard">
      <style:graphic-properties svg:stroke-color="#808080" draw:fill-color="#b2b2b2" draw:textarea-horizontal-align="justify" draw:textarea-vertical-align="middle" draw:auto-grow-height="false" fo:min-height="1.588cm" fo:min-width="2.511cm"/>
    </style:style>
    <style:style style:name="gr57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2.642cm"/>
    </style:style>
    <style:style style:name="gr58" style:family="graphic" style:parent-style-name="standard">
      <style:graphic-properties svg:stroke-color="#ffde59" draw:fill-color="#fff5ce" draw:textarea-horizontal-align="justify" draw:textarea-vertical-align="middle" draw:auto-grow-height="false" fo:min-height="2.019cm" fo:min-width="2.76cm" fo:wrap-option="no-wrap"/>
    </style:style>
    <style:style style:name="gr59" style:family="graphic" style:parent-style-name="standard">
      <style:graphic-properties draw:stroke="none" svg:stroke-color="#000000" draw:fill="none" draw:fill-color="#ffffff" fo:min-height="1.768cm" fo:min-width="2.675cm"/>
    </style:style>
    <style:style style:name="gr60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12.067cm"/>
    </style:style>
    <style:style style:name="gr61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12.067cm"/>
    </style:style>
    <style:style style:name="gr62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12.067cm"/>
    </style:style>
    <style:style style:name="gr63" style:family="graphic" style:parent-style-name="standard">
      <style:graphic-properties svg:stroke-color="#ea7500" draw:fill-color="#ffdbb6" fo:min-height="1.621cm" fo:min-width="1.686cm"/>
    </style:style>
    <style:style style:name="gr64" style:family="graphic" style:parent-style-name="standard">
      <style:graphic-properties draw:stroke="none" svg:stroke-color="#000000" draw:fill="none" draw:fill-color="#ffffff" fo:min-height="1.172cm"/>
    </style:style>
    <style:style style:name="gr65" style:family="graphic" style:parent-style-name="standard">
      <style:graphic-properties fo:min-height="3.095cm" fo:min-width="3.572cm"/>
    </style:style>
    <style:style style:name="gr66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12.067cm"/>
    </style:style>
    <style:style style:name="gr67" style:family="graphic" style:parent-style-name="objectwithoutfill">
      <style:graphic-properties draw:marker-end="Arrow" draw:marker-end-width="0.3cm" draw:fill="solid"/>
    </style:style>
    <style:style style:name="gr68" style:family="graphic" style:parent-style-name="Object_20_with_20_no_20_fill_20_and_20_no_20_line">
      <style:graphic-properties svg:stroke-color="#ffde59" draw:fill-color="#fff5ce" draw:textarea-horizontal-align="justify" draw:textarea-vertical-align="middle" draw:auto-grow-height="false" fo:min-height="2.029cm" fo:min-width="3.609cm" fo:wrap-option="no-wrap"/>
    </style:style>
    <style:style style:name="gr69" style:family="graphic" style:parent-style-name="Object_20_with_20_no_20_fill_20_and_20_no_20_line">
      <style:graphic-properties svg:stroke-color="#808080" draw:fill-color="#b2b2b2" draw:fill-gradient-name="Gradient_20_2" draw:fill-hatch-name="Hatching_20_1" draw:fill-image-name="Bitmap_20_1" draw:textarea-horizontal-align="justify" draw:textarea-vertical-align="middle" draw:auto-grow-height="false" fo:min-height="0.816cm" fo:min-width="1.923cm"/>
    </style:style>
    <style:style style:name="gr70" style:family="graphic" style:parent-style-name="Object_20_with_20_no_20_fill_20_and_20_no_20_line">
      <style:graphic-properties svg:stroke-color="#808080" draw:fill-color="#b2b2b2" draw:fill-gradient-name="Gradient_20_2" draw:fill-hatch-name="Hatching_20_1" draw:fill-image-name="Bitmap_20_1" draw:textarea-horizontal-align="justify" draw:textarea-vertical-align="middle" draw:auto-grow-height="false" fo:min-height="0.722cm" fo:min-width="2.669cm"/>
    </style:style>
    <style:style style:name="gr71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12.067cm"/>
    </style:style>
    <style:style style:name="gr72" style:family="graphic" style:parent-style-name="Object_20_with_20_no_20_fill_20_and_20_no_20_line">
      <style:graphic-properties draw:textarea-horizontal-align="justify" draw:textarea-vertical-align="middle" draw:auto-grow-height="false" fo:min-height="1.107cm" fo:min-width="4.377cm"/>
    </style:style>
    <style:style style:name="gr73" style:family="graphic" style:parent-style-name="Object_20_with_20_no_20_fill_20_and_20_no_20_line">
      <style:graphic-properties svg:stroke-color="#ea7500" draw:fill-color="#ffdbb6" fo:min-height="1.958cm" fo:min-width="2.131cm"/>
    </style:style>
    <style:style style:name="gr74" style:family="graphic" style:parent-style-name="Object_20_with_20_no_20_fill_20_and_20_no_20_line">
      <style:graphic-properties draw:textarea-horizontal-align="justify" draw:textarea-vertical-align="middle" draw:auto-grow-height="false" fo:min-height="0.77cm" fo:min-width="4.811cm"/>
    </style:style>
    <style:style style:name="gr75" style:family="graphic" style:parent-style-name="objectwithoutfill">
      <style:graphic-properties draw:marker-end="Arrow" draw:marker-end-width="0.3cm" draw:fill="solid" draw:textarea-horizontal-align="left"/>
    </style:style>
    <style:style style:name="gr76" style:family="graphic" style:parent-style-name="objectwithoutfill">
      <style:graphic-properties draw:marker-end="Arrow" draw:marker-end-width="0.3cm" draw:fill="solid"/>
    </style:style>
    <style:style style:name="gr77" style:family="graphic" style:parent-style-name="Object_20_with_20_no_20_fill_20_and_20_no_20_line">
      <style:graphic-properties draw:textarea-horizontal-align="justify" draw:textarea-vertical-align="middle" draw:auto-grow-height="false" fo:min-height="1.154cm" fo:min-width="3.319cm"/>
    </style:style>
    <style:style style:name="gr78" style:family="graphic" style:parent-style-name="standard">
      <style:graphic-properties svg:stroke-color="#808080" draw:fill-color="#b2b2b2" draw:textarea-horizontal-align="justify" draw:textarea-vertical-align="middle" draw:auto-grow-height="false" fo:min-height="1.687cm" fo:min-width="2.695cm"/>
    </style:style>
    <style:style style:name="gr79" style:family="graphic" style:parent-style-name="Object_20_with_20_no_20_fill_20_and_20_no_20_line">
      <style:graphic-properties draw:textarea-horizontal-align="justify" draw:textarea-vertical-align="middle" draw:auto-grow-height="false" fo:min-height="1.154cm" fo:min-width="4.089cm"/>
    </style:style>
    <style:style style:name="gr80" style:family="graphic" style:parent-style-name="standard">
      <style:graphic-properties svg:stroke-color="#808080" draw:fill-color="#b2b2b2" draw:textarea-horizontal-align="justify" draw:textarea-vertical-align="middle" draw:auto-grow-height="false" fo:min-height="1.687cm" fo:min-width="3.48cm"/>
    </style:style>
    <style:style style:name="gr81" style:family="graphic" style:parent-style-name="Text_20_A4">
      <style:graphic-properties draw:textarea-horizontal-align="left" draw:auto-grow-height="true" draw:auto-grow-width="false" fo:min-height="0.864cm" fo:min-width="0cm"/>
    </style:style>
    <style:style style:name="gr82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894cm" fo:min-width="2.803cm"/>
    </style:style>
    <style:style style:name="gr83" style:family="graphic" style:parent-style-name="Object_20_with_20_no_20_fill_20_and_20_no_20_line">
      <style:graphic-properties draw:stroke="solid" svg:stroke-color="#168253" draw:fill="solid" draw:textarea-horizontal-align="justify" draw:textarea-vertical-align="middle" draw:auto-grow-height="false" draw:auto-grow-width="false" draw:fit-to-contour="true" fo:min-height="1.685cm" fo:min-width="4.158cm"/>
    </style:style>
    <style:style style:name="gr84" style:family="graphic" style:parent-style-name="Object_20_with_20_no_20_fill_20_and_20_no_20_line">
      <style:graphic-properties draw:textarea-horizontal-align="justify" draw:textarea-vertical-align="middle" draw:auto-grow-height="false" fo:min-height="1.581cm" fo:min-width="3.917cm"/>
    </style:style>
    <style:style style:name="gr85" style:family="graphic" style:parent-style-name="Object_20_with_20_no_20_fill_20_and_20_no_20_line">
      <style:graphic-properties svg:stroke-color="#808080" draw:fill-color="#b2b2b2" draw:fill-gradient-name="Gradient_20_2" draw:fill-hatch-name="Hatching_20_1" draw:fill-image-name="Bitmap_20_1" draw:textarea-horizontal-align="justify" draw:textarea-vertical-align="middle" draw:auto-grow-height="false" fo:min-height="1.272cm" fo:min-width="1.923cm"/>
    </style:style>
    <style:style style:name="gr86" style:family="graphic" style:parent-style-name="Object_20_with_20_no_20_fill_20_and_20_no_20_line">
      <style:graphic-properties draw:textarea-horizontal-align="justify" draw:textarea-vertical-align="middle" draw:auto-grow-height="false" fo:min-height="1.581cm" fo:min-width="2.199cm"/>
    </style:style>
    <style:style style:name="gr87" style:family="graphic" style:parent-style-name="Object_20_with_20_no_20_fill_20_and_20_no_20_line">
      <style:graphic-properties draw:textarea-horizontal-align="justify" draw:textarea-vertical-align="middle" draw:auto-grow-height="false" fo:min-height="1.581cm" fo:min-width="4.707cm"/>
    </style:style>
    <style:style style:name="gr88" style:family="graphic" style:parent-style-name="Object_20_with_20_no_20_fill_20_and_20_no_20_line">
      <style:graphic-properties draw:textarea-horizontal-align="justify" draw:textarea-vertical-align="middle" draw:auto-grow-height="false" fo:min-height="1.134cm" fo:min-width="3.126cm"/>
    </style:style>
    <style:style style:name="gr89" style:family="graphic" style:parent-style-name="Object_20_with_20_no_20_fill_20_and_20_no_20_line">
      <style:graphic-properties draw:textarea-horizontal-align="justify" draw:textarea-vertical-align="middle" draw:auto-grow-height="false" fo:min-height="1.271cm" fo:min-width="3.299cm"/>
    </style:style>
    <style:style style:name="gr90" style:family="graphic" style:parent-style-name="Object_20_with_20_no_20_fill_20_and_20_no_20_line">
      <style:graphic-properties draw:textarea-horizontal-align="justify" draw:textarea-vertical-align="middle" draw:auto-grow-height="false" fo:min-height="0.721cm" fo:min-width="4.02cm"/>
    </style:style>
    <style:style style:name="gr91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0.585cm" fo:min-width="2.426cm"/>
    </style:style>
    <style:style style:name="gr92" style:family="graphic" style:parent-style-name="Object_20_with_20_no_20_fill_20_and_20_no_20_line">
      <style:graphic-properties draw:textarea-horizontal-align="justify" draw:textarea-vertical-align="middle" draw:auto-grow-height="false" fo:min-height="1.925cm" fo:min-width="4.398cm"/>
    </style:style>
    <style:style style:name="gr93" style:family="graphic" style:parent-style-name="Object_20_with_20_no_20_fill_20_and_20_no_20_line">
      <style:graphic-properties svg:stroke-color="#ea7500" draw:fill-color="#ffdbb6" draw:textarea-horizontal-align="justify" draw:textarea-vertical-align="middle" draw:auto-grow-height="false" fo:min-height="1.032cm" fo:min-width="1.392cm"/>
    </style:style>
    <style:style style:name="gr94" style:family="graphic" style:parent-style-name="objectwithoutfill">
      <style:graphic-properties draw:marker-end="Arrow" draw:marker-end-width="0.3cm" draw:fill="solid" draw:textarea-horizontal-align="right"/>
    </style:style>
    <style:style style:name="gr95" style:family="graphic" style:parent-style-name="Object_20_with_20_no_20_fill_20_and_20_no_20_line">
      <style:graphic-properties draw:textarea-horizontal-align="justify" draw:textarea-vertical-align="middle" draw:auto-grow-height="false" fo:min-height="0.653cm" fo:min-width="3.574cm"/>
    </style:style>
    <style:style style:name="gr96" style:family="graphic" style:parent-style-name="Object_20_with_20_no_20_fill_20_and_20_no_20_line">
      <style:graphic-properties draw:textarea-horizontal-align="justify" draw:textarea-vertical-align="middle" draw:auto-grow-height="false" fo:min-height="0.928cm" fo:min-width="2.989cm"/>
    </style:style>
    <style:style style:name="gr97" style:family="graphic" style:parent-style-name="Object_20_with_20_no_20_fill_20_and_20_no_20_line">
      <style:graphic-properties draw:textarea-horizontal-align="justify" draw:textarea-vertical-align="middle" draw:auto-grow-height="false" fo:min-height="0.996cm" fo:min-width="2.852cm"/>
    </style:style>
    <style:style style:name="gr98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0.551cm" fo:min-width="1.693cm"/>
    </style:style>
    <style:style style:name="gr99" style:family="graphic" style:parent-style-name="Object_20_with_20_no_20_fill_20_and_20_no_20_line">
      <style:graphic-properties draw:textarea-horizontal-align="justify" draw:textarea-vertical-align="middle" draw:auto-grow-height="false" fo:min-height="0.55cm" fo:min-width="4.055cm"/>
    </style:style>
    <style:style style:name="gr100" style:family="graphic" style:parent-style-name="Object_20_with_20_no_20_fill_20_and_20_no_20_line">
      <style:graphic-properties draw:textarea-horizontal-align="justify" draw:textarea-vertical-align="middle" draw:auto-grow-height="false" fo:min-height="0.756cm" fo:min-width="4.124cm"/>
    </style:style>
    <style:style style:name="gr101" style:family="graphic" style:parent-style-name="Object_20_with_20_no_20_fill_20_and_20_no_20_line">
      <style:graphic-properties draw:textarea-horizontal-align="justify" draw:textarea-vertical-align="middle" draw:auto-grow-height="false" fo:min-height="0.825cm" fo:min-width="4.227cm"/>
    </style:style>
    <style:style style:name="gr102" style:family="graphic" style:parent-style-name="Object_20_with_20_no_20_fill_20_and_20_no_20_line">
      <style:graphic-properties draw:textarea-horizontal-align="justify" draw:textarea-vertical-align="middle" draw:auto-grow-height="false" fo:min-height="0.653cm" fo:min-width="2.715cm"/>
    </style:style>
    <style:style style:name="gr103" style:family="graphic" style:parent-style-name="Object_20_with_20_no_20_fill_20_and_20_no_20_line">
      <style:graphic-properties draw:textarea-horizontal-align="justify" draw:textarea-vertical-align="middle" draw:auto-grow-height="false" fo:min-height="1.134cm" fo:min-width="4.226cm"/>
    </style:style>
    <style:style style:name="gr104" style:family="graphic" style:parent-style-name="Object_20_with_20_no_20_fill_20_and_20_no_20_line">
      <style:graphic-properties draw:textarea-horizontal-align="justify" draw:textarea-vertical-align="middle" draw:auto-grow-height="false" fo:min-height="1.237cm" fo:min-width="3.986cm"/>
    </style:style>
    <style:style style:name="gr105" style:family="graphic" style:parent-style-name="Object_20_with_20_no_20_fill_20_and_20_no_20_line">
      <style:graphic-properties draw:textarea-horizontal-align="justify" draw:textarea-vertical-align="middle" draw:auto-grow-height="false" fo:min-height="0.688cm" fo:min-width="4.02cm"/>
    </style:style>
    <style:style style:name="gr106" style:family="graphic" style:parent-style-name="standard">
      <style:graphic-properties svg:stroke-color="#808080" draw:fill-color="#b2b2b2" draw:textarea-horizontal-align="justify" draw:textarea-vertical-align="middle" draw:auto-grow-height="false" fo:min-height="1.744cm" fo:min-width="3.364cm"/>
    </style:style>
    <style:style style:name="gr107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1.135cm" fo:min-width="1.254cm"/>
    </style:style>
    <style:style style:name="gr108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0.688cm" fo:min-width="1.61cm"/>
    </style:style>
    <style:style style:name="gr109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0.756cm" fo:min-width="3.45cm"/>
    </style:style>
    <style:style style:name="gr110" style:family="graphic" style:parent-style-name="Object_20_with_20_no_20_fill_20_and_20_no_20_line">
      <style:graphic-properties draw:textarea-horizontal-align="justify" draw:textarea-vertical-align="middle" draw:auto-grow-height="false" fo:min-height="1.099cm" fo:min-width="2.852cm"/>
    </style:style>
    <style:style style:name="gr111" style:family="graphic" style:parent-style-name="Text_20_A4">
      <style:graphic-properties draw:textarea-horizontal-align="left" draw:auto-grow-height="true" draw:auto-grow-width="false" fo:min-height="0.903cm" fo:min-width="0cm"/>
    </style:style>
    <style:style style:name="gr112" style:family="graphic" style:parent-style-name="standard">
      <style:graphic-properties svg:stroke-color="#ffffff" draw:fill-color="#dee6ef" draw:textarea-horizontal-align="justify" draw:textarea-vertical-align="middle" draw:auto-grow-height="false" fo:min-height="3.175cm" fo:min-width="19.59cm"/>
    </style:style>
    <style:style style:name="gr113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2.338cm" fo:min-width="2.216cm"/>
    </style:style>
    <style:style style:name="gr114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2.338cm" fo:min-width="3.175cm"/>
    </style:style>
    <style:style style:name="gr115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2.166cm" fo:min-width="2.091cm"/>
    </style:style>
    <style:style style:name="gr116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2.467cm" fo:min-width="3.304cm"/>
    </style:style>
    <style:style style:name="gr117" style:family="graphic" style:parent-style-name="Object_20_with_20_no_20_fill_20_and_20_no_20_line">
      <style:graphic-properties draw:textarea-horizontal-align="justify" draw:textarea-vertical-align="middle" draw:auto-grow-height="false" fo:min-height="2.577cm" fo:min-width="3.127cm"/>
    </style:style>
    <style:style style:name="gr118" style:family="graphic" style:parent-style-name="Object_20_with_20_no_20_fill_20_and_20_no_20_line">
      <style:graphic-properties draw:textarea-horizontal-align="justify" draw:textarea-vertical-align="middle" draw:auto-grow-height="false" fo:min-height="1.065cm" fo:min-width="3.024cm"/>
    </style:style>
    <style:style style:name="gr119" style:family="graphic" style:parent-style-name="Object_20_with_20_no_20_fill_20_and_20_no_20_line">
      <style:graphic-properties draw:textarea-horizontal-align="justify" draw:textarea-vertical-align="middle" draw:auto-grow-height="false" fo:min-height="0.652cm" fo:min-width="2.165cm"/>
    </style:style>
    <style:style style:name="gr120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2.338cm" fo:min-width="2.216cm"/>
    </style:style>
    <style:style style:name="gr121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2.166cm" fo:min-width="2.091cm"/>
    </style:style>
    <style:style style:name="gr122" style:family="graphic" style:parent-style-name="Object_20_with_20_no_20_fill_20_and_20_no_20_line">
      <style:graphic-properties draw:textarea-horizontal-align="justify" draw:textarea-vertical-align="middle" draw:auto-grow-height="false" fo:min-height="1.134cm" fo:min-width="1.254cm"/>
    </style:style>
    <style:style style:name="gr123" style:family="graphic" style:parent-style-name="Object_20_with_20_no_20_fill_20_and_20_no_20_line">
      <style:graphic-properties draw:textarea-horizontal-align="justify" draw:textarea-vertical-align="middle" draw:auto-grow-height="false" fo:min-height="1.787cm" fo:min-width="5.154cm"/>
    </style:style>
    <style:style style:name="gr124" style:family="graphic" style:parent-style-name="Object_20_with_20_no_20_fill_20_and_20_no_20_line">
      <style:graphic-properties draw:textarea-horizontal-align="justify" draw:textarea-vertical-align="middle" draw:auto-grow-height="false" fo:min-height="1.202cm" fo:min-width="4.433cm"/>
    </style:style>
    <style:style style:name="gr125" style:family="graphic" style:parent-style-name="Object_20_with_20_no_20_fill_20_and_20_no_20_line">
      <style:graphic-properties draw:textarea-horizontal-align="justify" draw:textarea-vertical-align="middle" draw:auto-grow-height="false" fo:min-height="1.134cm" fo:min-width="3.78cm"/>
    </style:style>
    <style:style style:name="gr126" style:family="graphic" style:parent-style-name="Object_20_with_20_no_20_fill_20_and_20_no_20_line">
      <style:graphic-properties draw:textarea-horizontal-align="justify" draw:textarea-vertical-align="middle" draw:auto-grow-height="false" fo:min-height="1.547cm" fo:min-width="4.364cm"/>
    </style:style>
    <style:style style:name="gr127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0.688cm" fo:min-width="1.61cm"/>
    </style:style>
    <style:style style:name="gr128" style:family="graphic" style:parent-style-name="standard">
      <style:graphic-properties svg:stroke-color="#ffffff" draw:fill-color="#dee6ef" draw:textarea-horizontal-align="justify" draw:textarea-vertical-align="middle" draw:auto-grow-height="false" fo:min-height="3.175cm" fo:min-width="25.944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130" style:family="graphic" style:parent-style-name="Text_20_A4">
      <style:graphic-properties draw:textarea-horizontal-align="left" draw:auto-grow-height="true" draw:auto-grow-width="false" fo:min-height="1.727cm" fo:min-width="0cm"/>
    </style:style>
    <style:style style:name="gr131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2.144cm" fo:min-width="3.303cm"/>
    </style:style>
    <style:style style:name="gr132" style:family="graphic" style:parent-style-name="standard">
      <style:graphic-properties svg:stroke-color="#808080" draw:fill-color="#b2b2b2" draw:textarea-horizontal-align="justify" draw:textarea-vertical-align="middle" draw:auto-grow-height="false" fo:min-height="2.144cm" fo:min-width="3.303cm"/>
    </style:style>
    <style:style style:name="gr133" style:family="graphic" style:parent-style-name="Object_20_with_20_no_20_fill_20_and_20_no_20_line">
      <style:graphic-properties draw:textarea-horizontal-align="justify" draw:textarea-vertical-align="middle" draw:auto-grow-height="false" fo:min-height="1.015cm" fo:min-width="3.917cm"/>
    </style:style>
    <style:style style:name="gr134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1.135cm" fo:min-width="1.254cm"/>
    </style:style>
    <style:style style:name="gr135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0.688cm" fo:min-width="1.61cm"/>
    </style:style>
    <style:style style:name="gr136" style:family="graphic" style:parent-style-name="Object_20_with_20_no_20_fill_20_and_20_no_20_line">
      <style:graphic-properties svg:stroke-color="#808080" draw:fill-color="#b2b2b2" draw:fill-gradient-name="Gradient_20_2" draw:fill-hatch-name="Hatching_20_1" draw:fill-image-name="Bitmap_20_1" draw:textarea-horizontal-align="justify" draw:textarea-vertical-align="middle" draw:auto-grow-height="false" fo:min-height="1.268cm" fo:min-width="2.548cm"/>
    </style:style>
    <style:style style:name="gr137" style:family="graphic" style:parent-style-name="Object_20_with_20_no_20_fill_20_and_20_no_20_line">
      <style:graphic-properties draw:textarea-horizontal-align="justify" draw:textarea-vertical-align="middle" draw:auto-grow-height="false" fo:min-height="1.752cm" fo:min-width="3.23cm"/>
    </style:style>
    <style:style style:name="gr138" style:family="graphic" style:parent-style-name="Object_20_with_20_no_20_fill_20_and_20_no_20_line">
      <style:graphic-properties draw:textarea-horizontal-align="justify" draw:textarea-vertical-align="middle" draw:auto-grow-height="false" fo:min-height="1.099cm" fo:min-width="3.23cm"/>
    </style:style>
    <style:style style:name="gr139" style:family="graphic" style:parent-style-name="Object_20_with_20_no_20_fill_20_and_20_no_20_line">
      <style:graphic-properties draw:textarea-horizontal-align="justify" draw:textarea-vertical-align="middle" draw:auto-grow-height="false" fo:min-height="1.443cm" fo:min-width="4.073cm"/>
    </style:style>
    <style:style style:name="gr140" style:family="graphic" style:parent-style-name="Object_20_with_20_no_20_fill_20_and_20_no_20_line">
      <style:graphic-properties draw:textarea-horizontal-align="justify" draw:textarea-vertical-align="middle" draw:auto-grow-height="false" fo:min-height="1.547cm" fo:min-width="3.814cm"/>
    </style:style>
    <style:style style:name="gr141" style:family="graphic" style:parent-style-name="Object_20_with_20_no_20_fill_20_and_20_no_20_line">
      <style:graphic-properties draw:textarea-horizontal-align="justify" draw:textarea-vertical-align="middle" draw:auto-grow-height="false" fo:min-height="1.693cm" fo:min-width="2.127cm"/>
    </style:style>
    <style:style style:name="gr142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0.482cm" fo:min-width="1.4cm"/>
    </style:style>
    <style:style style:name="gr143" style:family="graphic" style:parent-style-name="Object_20_with_20_no_20_fill_20_and_20_no_20_line">
      <style:graphic-properties draw:textarea-horizontal-align="justify" draw:textarea-vertical-align="middle" draw:auto-grow-height="false" fo:min-height="1.604cm" fo:min-width="2.411cm"/>
    </style:style>
    <style:style style:name="gr144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1.132cm" fo:min-width="1.83cm"/>
    </style:style>
    <style:style style:name="gr145" style:family="graphic" style:parent-style-name="Object_20_with_20_no_20_fill_20_and_20_no_20_line">
      <style:graphic-properties draw:textarea-horizontal-align="justify" draw:textarea-vertical-align="middle" draw:auto-grow-height="false" fo:min-height="1.01cm" fo:min-width="2.959cm"/>
    </style:style>
    <style:style style:name="gr146" style:family="graphic" style:parent-style-name="Object_20_with_20_no_20_fill_20_and_20_no_20_line">
      <style:graphic-properties draw:textarea-horizontal-align="justify" draw:textarea-vertical-align="middle" draw:auto-grow-height="false" fo:min-height="1.66cm" fo:min-width="3.2cm"/>
    </style:style>
    <style:style style:name="gr147" style:family="graphic" style:parent-style-name="standard">
      <style:graphic-properties svg:stroke-color="#808080" draw:fill-color="#b2b2b2" draw:textarea-horizontal-align="justify" draw:textarea-vertical-align="middle" draw:auto-grow-height="false" fo:min-height="0.642cm" fo:min-width="3.303cm"/>
    </style:style>
    <style:style style:name="gr148" style:family="graphic" style:parent-style-name="Object_20_with_20_no_20_fill_20_and_20_no_20_line">
      <style:graphic-properties draw:textarea-horizontal-align="justify" draw:textarea-vertical-align="middle" draw:auto-grow-height="false" fo:min-height="0.553cm" fo:min-width="3.295cm"/>
    </style:style>
    <style:style style:name="gr149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0.502cm" fo:min-width="2.149cm"/>
    </style:style>
    <style:style style:name="gr150" style:family="graphic" style:parent-style-name="Object_20_with_20_no_20_fill_20_and_20_no_20_line">
      <style:graphic-properties draw:textarea-horizontal-align="justify" draw:textarea-vertical-align="middle" draw:auto-grow-height="false" fo:min-height="1.442cm" fo:min-width="5.031cm"/>
    </style:style>
    <style:style style:name="gr151" style:family="graphic" style:parent-style-name="Object_20_with_20_no_20_fill_20_and_20_no_20_line">
      <style:graphic-properties draw:textarea-horizontal-align="justify" draw:textarea-vertical-align="middle" draw:auto-grow-height="false" fo:min-height="1.058cm" fo:min-width="2.818cm"/>
    </style:style>
    <style:style style:name="gr152" style:family="graphic" style:parent-style-name="Object_20_with_20_no_20_fill_20_and_20_no_20_line">
      <style:graphic-properties draw:textarea-horizontal-align="justify" draw:textarea-vertical-align="middle" draw:auto-grow-height="false" fo:min-height="1.106cm" fo:min-width="4.234cm"/>
    </style:style>
    <style:style style:name="gr153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0.651cm" fo:min-width="1.654cm"/>
    </style:style>
    <style:style style:name="gr154" style:family="graphic" style:parent-style-name="Object_20_with_20_no_20_fill_20_and_20_no_20_line">
      <style:graphic-properties draw:textarea-horizontal-align="justify" draw:textarea-vertical-align="middle" draw:auto-grow-height="false" fo:min-height="2.043cm" fo:min-width="2.958cm"/>
    </style:style>
    <style:style style:name="gr155" style:family="graphic" style:parent-style-name="Object_20_with_20_no_20_fill_20_and_20_no_20_line">
      <style:graphic-properties svg:stroke-color="#808080" draw:fill-color="#b2b2b2" draw:fill-gradient-name="Gradient_20_2" draw:fill-hatch-name="Hatching_20_1" draw:fill-image-name="Bitmap_20_1" draw:textarea-horizontal-align="justify" draw:textarea-vertical-align="middle" draw:auto-grow-height="false" fo:min-height="1.272cm" fo:min-width="1.511cm"/>
    </style:style>
    <style:style style:name="gr156" style:family="graphic" style:parent-style-name="Object_20_with_20_no_20_fill_20_and_20_no_20_line">
      <style:graphic-properties draw:textarea-horizontal-align="justify" draw:textarea-vertical-align="middle" draw:auto-grow-height="false" fo:min-height="1.587cm" fo:min-width="3.343cm"/>
    </style:style>
    <style:style style:name="gr157" style:family="graphic" style:parent-style-name="Object_20_with_20_no_20_fill_20_and_20_no_20_line">
      <style:graphic-properties draw:textarea-horizontal-align="justify" draw:textarea-vertical-align="middle" draw:auto-grow-height="false" fo:min-height="0.728cm" fo:min-width="3.65cm"/>
    </style:style>
    <style:style style:name="gr158" style:family="graphic" style:parent-style-name="standard">
      <style:graphic-properties svg:stroke-color="#e8a202" draw:fill-color="#fff5ce" draw:textarea-horizontal-align="justify" draw:textarea-vertical-align="middle" draw:auto-grow-height="false" fo:min-height="1.452cm" fo:min-width="3.761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1aca6"/>
      <style:paragraph-properties fo:margin-left="0cm" fo:margin-right="0cm" fo:text-align="center" fo:text-indent="0cm"/>
      <style:text-properties fo:font-size="12pt" style:letter-kerning="true" style:font-name-asian="Microsoft YaHei" style:font-size-asian="18pt" style:font-name-complex="Lucida Sans" style:font-size-complex="18pt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2b2b2"/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7" style:family="paragraph">
      <loext:graphic-properties draw:fill-color="#81aca6"/>
      <style:paragraph-properties fo:text-align="center"/>
      <style:text-properties fo:font-size="12pt"/>
    </style:style>
    <style:style style:name="P8" style:family="paragraph">
      <loext:graphic-properties draw:fill="solid"/>
      <style:paragraph-properties fo:text-align="center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-color="#b2b2b2"/>
      <style:paragraph-properties fo:text-align="center"/>
      <style:text-properties fo:font-size="12pt"/>
    </style:style>
    <style:style style:name="P11" style:family="paragraph">
      <loext:graphic-properties draw:fill="solid" draw:fill-color="#729fcf"/>
      <style:paragraph-properties fo:text-align="center"/>
      <style:text-properties fo:font-size="12pt"/>
    </style:style>
    <style:style style:name="P12" style:family="paragraph">
      <loext:graphic-properties draw:fill-color="#b2b2b2"/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b2b2b2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="solid" draw:fill-color="#729fcf"/>
      <style:paragraph-properties fo:text-align="center"/>
    </style:style>
    <style:style style:name="P17" style:family="paragraph">
      <loext:graphic-properties draw:fill-color="#81aca6"/>
      <style:paragraph-properties fo:margin-left="0cm" fo:margin-right="0cm" fo:text-align="center" fo:text-indent="0cm"/>
      <style:text-properties style:font-name="Liberation Sans" fo:font-size="12pt" style:letter-kerning="true" style:font-name-asian="Microsoft YaHei" style:font-size-asian="18pt" style:font-name-complex="Lucida Sans" style:font-size-complex="18pt"/>
    </style:style>
    <style:style style:name="P18" style:family="paragraph">
      <loext:graphic-properties draw:fill-color="#fff5ce"/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2a6099" draw:opacity="100%"/>
      <style:paragraph-properties fo:text-align="center"/>
    </style:style>
    <style:style style:name="P21" style:family="paragraph">
      <loext:graphic-properties draw:fill="solid"/>
      <style:paragraph-properties fo:text-align="center"/>
      <style:text-properties style:text-position="33% 58%"/>
    </style:style>
    <style:style style:name="P22" style:family="paragraph">
      <style:paragraph-properties fo:text-align="center"/>
      <style:text-properties style:text-position="33% 58%"/>
    </style:style>
    <style:style style:name="P23" style:family="paragraph">
      <style:text-properties style:text-position="33% 58%" fo:font-size="11pt" style:font-size-asian="24pt" style:font-size-complex="24pt"/>
    </style:style>
    <style:style style:name="P24" style:family="paragraph">
      <loext:graphic-properties draw:fill-color="#b2b2b2"/>
      <style:paragraph-properties fo:text-align="center"/>
      <style:text-properties style:text-position="0% 100%" fo:font-size="11pt" style:font-size-asian="18pt" style:font-size-complex="18pt"/>
    </style:style>
    <style:style style:name="P25" style:family="paragraph">
      <loext:graphic-properties draw:fill-color="#fff5ce"/>
      <style:paragraph-properties fo:text-align="center"/>
      <style:text-properties style:text-position="0% 100%" fo:font-size="10pt" style:font-size-asian="18pt" style:font-size-complex="18pt"/>
    </style:style>
    <style:style style:name="P26" style:family="paragraph">
      <loext:graphic-properties draw:fill="none" draw:fill-color="#ffffff"/>
      <style:text-properties style:text-position="33% 58%" fo:font-size="18pt" style:font-size-asian="18pt" style:font-size-complex="18pt"/>
    </style:style>
    <style:style style:name="P27" style:family="paragraph">
      <loext:graphic-properties draw:fill="solid" draw:fill-color="#81aca6"/>
      <style:paragraph-properties fo:margin-left="0cm" fo:margin-right="0cm" fo:text-align="center" fo:text-indent="0cm"/>
      <style:text-properties style:text-position="0% 100%" style:font-name="Liberation Sans" fo:font-size="12pt" style:letter-kerning="true" style:font-name-asian="Microsoft YaHei" style:font-size-asian="18pt" style:font-name-complex="Lucida Sans" style:font-size-complex="18pt"/>
    </style:style>
    <style:style style:name="P28" style:family="paragraph">
      <loext:graphic-properties draw:fill-color="#fff5ce"/>
      <style:paragraph-properties fo:text-align="center"/>
      <style:text-properties style:text-position="33% 58%" fo:font-size="11pt" fo:background-color="transparent"/>
    </style:style>
    <style:style style:name="P29" style:family="paragraph">
      <loext:graphic-properties draw:fill="none" draw:fill-color="#ffffff"/>
      <style:text-properties style:text-position="33% 58%"/>
    </style:style>
    <style:style style:name="P30" style:family="paragraph">
      <loext:graphic-properties draw:fill-color="#ffdbb6"/>
    </style:style>
    <style:style style:name="P31" style:family="paragraph">
      <loext:graphic-properties draw:fill="solid"/>
    </style:style>
    <style:style style:name="P32" style:family="paragraph">
      <loext:graphic-properties draw:fill-color="#fff5ce"/>
      <style:paragraph-properties fo:text-align="center"/>
    </style:style>
    <style:style style:name="P33" style:family="paragraph">
      <loext:graphic-properties draw:fill-color="#b2b2b2" draw:fill-gradient-name="Gradient_20_2" draw:fill-hatch-name="Hatching_20_1" draw:fill-image-name="Bitmap_20_1"/>
      <style:paragraph-properties fo:text-align="center"/>
      <style:text-properties style:font-size-asian="12pt" style:font-size-complex="12pt"/>
    </style:style>
    <style:style style:name="P34" style:family="paragraph">
      <style:text-properties style:text-position="33% 58%" style:font-size-asian="18pt" style:font-size-complex="18pt"/>
    </style:style>
    <style:style style:name="P35" style:family="paragraph">
      <loext:graphic-properties draw:fill-color="#b2b2b2"/>
      <style:paragraph-properties fo:text-align="center"/>
      <style:text-properties style:font-size-asian="12pt" style:font-size-complex="12pt"/>
    </style:style>
    <style:style style:name="P36" style:family="paragraph">
      <loext:graphic-properties draw:fill-color="#ffdbb6"/>
      <style:paragraph-properties fo:text-align="center"/>
    </style:style>
    <style:style style:name="P37" style:family="paragraph">
      <loext:graphic-properties draw:fill-color="#b2b2b2"/>
      <style:paragraph-properties fo:margin-left="0cm" fo:margin-right="0cm" fo:text-align="center" fo:text-indent="0cm"/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9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size-asian="12pt" style:font-size-complex="12pt" fo:hyphenate="false"/>
    </style:style>
    <style:style style:name="P40" style:family="paragraph">
      <loext:graphic-properties draw:fill-color="#b2b2b2"/>
      <style:paragraph-properties fo:margin-left="0cm" fo:margin-right="0cm" fo:text-align="center" fo:text-indent="0cm"/>
      <style:text-properties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P41" style:family="paragraph">
      <loext:graphic-properties draw:fill-color="#b2b2b2"/>
      <style:paragraph-properties fo:text-align="center"/>
      <style:text-properties fo:font-weight="normal" style:font-size-asian="12pt" style:font-weight-asian="normal" style:font-size-complex="12pt" style:font-weight-complex="normal"/>
    </style:style>
    <style:style style:name="P42" style:family="paragraph">
      <style:paragraph-properties fo:line-height="100%"/>
    </style:style>
    <style:style style:name="P43" style:family="paragraph">
      <style:paragraph-properties fo:line-height="100%"/>
      <style:text-properties style:text-position="33% 58%" style:font-size-asian="18pt" style:font-size-complex="18pt"/>
    </style:style>
    <style:style style:name="T1" style:family="text">
      <style:text-properties fo:font-size="12pt" style:letter-kerning="true" style:font-name-asian="Microsoft YaHei" style:font-size-asian="18pt" style:font-name-complex="Lucida Sans" style:font-size-complex="18pt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iberation Sans" fo:font-size="12pt" style:letter-kerning="true" style:font-name-asian="Microsoft YaHei" style:font-size-asian="18pt" style:font-name-complex="Lucida Sans" style:font-size-complex="18pt"/>
    </style:style>
    <style:style style:name="T5" style:family="text">
      <style:text-properties fo:font-size="10.5pt" style:font-size-asian="15pt" style:font-size-complex="15pt"/>
    </style:style>
    <style:style style:name="T6" style:family="text">
      <style:text-properties fo:font-size="11pt" style:font-size-asian="24pt" style:font-size-complex="24pt"/>
    </style:style>
    <style:style style:name="T7" style:family="text">
      <style:text-properties style:text-position="0% 100%" fo:font-size="11pt" style:font-size-asian="18pt" style:font-size-complex="18pt"/>
    </style:style>
    <style:style style:name="T8" style:family="text">
      <style:text-properties style:text-position="0% 100%" fo:font-size="10pt" style:font-size-asian="18pt" style:font-size-complex="18pt"/>
    </style:style>
    <style:style style:name="T9" style:family="text">
      <style:text-properties style:text-position="33% 58%" fo:font-size="18pt" style:font-size-asian="18pt" style:font-size-complex="18pt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style:text-position="0% 100%" style:font-name="Liberation Sans" fo:font-size="12pt" style:letter-kerning="true" style:font-name-asian="Microsoft YaHei" style:font-size-asian="18pt" style:font-name-complex="Lucida Sans" style:font-size-complex="18pt"/>
    </style:style>
    <style:style style:name="T12" style:family="text">
      <style:text-properties style:text-position="0% 100%" fo:font-size="11pt" fo:background-color="transparent"/>
    </style:style>
    <style:style style:name="T13" style:family="text">
      <style:text-properties style:font-size-asian="12pt" style:font-size-complex="12pt"/>
    </style:style>
    <style:style style:name="T14" style:family="text"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T15" style:family="text">
      <style:text-properties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T16" style:family="text">
      <style:text-properties style:font-name="Liberation Sans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6" draw:id="id6" draw:layer="layout" svg:width="4.445cm" svg:height="0.712cm" svg:x="10.298cm" svg:y="10.044cm">
          <draw:text-box>
            <text:p text:style-name="P1"><text:span text:style-name="T1">process-geo</text:span></text:p>
          </draw:text-box>
        </draw:frame>
        <draw:g>
          <draw:custom-shape draw:style-name="gr2" draw:text-style-name="P3" draw:layer="layout" svg:width="19.59cm" svg:height="3.175cm" svg:x="1cm" svg:y="0.87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162cm" svg:height="0.475cm" svg:x="18.907cm" svg:y="3.196cm">
            <draw:text-box>
              <text:p>Inputs</text:p>
            </draw:text-box>
          </draw:frame>
        </draw:g>
        <draw:g>
          <draw:custom-shape draw:style-name="gr4" draw:text-style-name="P3" draw:layer="layout" svg:width="14.859cm" svg:height="8.636cm" svg:x="2.27cm" svg:y="18.14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3.618cm" svg:height="0.762cm" svg:x="2.615cm" svg:y="26.057cm">
            <draw:text-box>
              <text:p>Iterative process</text:p>
            </draw:text-box>
          </draw:frame>
        </draw:g>
        <draw:custom-shape draw:style-name="gr6" draw:text-style-name="P6" xml:id="id7" draw:id="id7" draw:layer="layout" svg:width="2.806cm" svg:height="2.032cm" svg:x="6.576cm" svg:y="1.361cm">
          <text:p text:style-name="P5"><text:span text:style-name="T2">IPUMS</text:span></text:p>
          <text:p text:style-name="P5"><text:span text:style-name="T2">expor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7" xml:id="id2" draw:id="id2" draw:layer="layout" svg:width="3.367cm" svg:height="1.13cm" svg:x="13.192cm" svg:y="4.81cm">
          <text:p text:style-name="P9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17.404cm" svg:y1="3.052cm" svg:x2="14.875cm" svg:y2="4.81cm" draw:start-shape="id1" draw:start-glue-point="6" draw:end-shape="id2" draw:end-glue-point="4" svg:d="M17404 3052v932h-2529v826" svg:viewBox="0 0 2530 1759">
          <text:p/>
        </draw:connector>
        <draw:custom-shape draw:style-name="gr9" draw:text-style-name="P10" xml:id="id3" draw:id="id3" draw:layer="layout" svg:width="3.367cm" svg:height="2.421cm" svg:x="15.573cm" svg:y="6.961cm">
          <text:p text:style-name="P9"><text:span text:style-name="T2">Individual </text:span></text:p>
          <text:p text:style-name="P9"><text:span text:style-name="T2">country</text:span></text:p>
          <text:p text:style-name="P9"><text:span text:style-name="T2">dictionari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8" draw:layer="layout" svg:x1="14.875cm" svg:y1="5.94cm" svg:x2="17.256cm" svg:y2="6.961cm" draw:start-shape="id2" draw:start-glue-point="6" draw:end-shape="id3" draw:end-glue-point="4" svg:d="M14875 5940v511h2381v510" svg:viewBox="0 0 2382 1022">
          <text:p/>
        </draw:connector>
        <draw:custom-shape draw:style-name="gr10" draw:text-style-name="P10" xml:id="id1" draw:id="id1" draw:layer="layout" svg:width="2.581cm" svg:height="1.776cm" svg:x="16.113cm" svg:y="1.381cm">
          <text:p text:style-name="P9"><text:span text:style-name="T2">Netquest</text:span></text:p>
          <text:p text:style-name="P9"><text:span text:style-name="T2">dictio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0" xml:id="id4" draw:id="id4" draw:layer="layout" svg:width="2.694cm" svg:height="2.099cm" svg:x="11.401cm" svg:y="1.435cm">
          <text:p text:style-name="P9"><text:span text:style-name="T2">Netquest</text:span></text:p>
          <text:p text:style-name="P9"><text:span text:style-name="T2">panel</text:span></text:p>
          <text:p text:style-name="P9"><text:span text:style-name="T2">expo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8" draw:layer="layout" svg:x1="12.748cm" svg:y1="3.41cm" svg:x2="14.875cm" svg:y2="4.81cm" draw:start-shape="id4" draw:start-glue-point="6" draw:end-shape="id2" draw:end-glue-point="4" svg:d="M12748 3410v762h2127v638" svg:viewBox="0 0 2128 1401">
          <text:p/>
        </draw:connector>
        <draw:custom-shape draw:style-name="gr12" draw:text-style-name="P10" xml:id="id5" draw:id="id5" draw:layer="layout" svg:width="3.816cm" svg:height="2.376cm" svg:x="10.614cm" svg:y="7.006cm">
          <text:p text:style-name="P9"><text:span text:style-name="T2">Individual</text:span></text:p>
          <text:p text:style-name="P9"><text:span text:style-name="T2">country</text:span></text:p>
          <text:p text:style-name="P9"><text:span text:style-name="T2">panel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8" draw:layer="layout" svg:x1="14.875cm" svg:y1="5.94cm" svg:x2="12.522cm" svg:y2="7.006cm" draw:start-shape="id2" draw:start-glue-point="6" draw:end-shape="id5" draw:end-glue-point="4" svg:d="M14875 5940v534h-2353v532" svg:viewBox="0 0 2354 1067">
          <text:p/>
        </draw:connector>
        <draw:connector draw:style-name="gr8" draw:text-style-name="P8" draw:layer="layout" svg:x1="17.256cm" svg:y1="9.191cm" svg:x2="14.743cm" svg:y2="10.4cm" draw:start-shape="id3" draw:start-glue-point="6" draw:end-shape="id6" draw:end-glue-point="1" svg:d="M17256 9191v1209h-2513" svg:viewBox="0 0 2514 1210">
          <text:p/>
        </draw:connector>
        <draw:connector draw:style-name="gr8" draw:text-style-name="P8" draw:layer="layout" svg:x1="12.522cm" svg:y1="9.194cm" svg:x2="12.52cm" svg:y2="10.044cm" draw:start-shape="id5" draw:start-glue-point="6" draw:end-shape="id6" draw:end-glue-point="0" svg:d="M12522 9194v516h-2v334" svg:viewBox="0 0 3 851">
          <text:p/>
        </draw:connector>
        <draw:connector draw:style-name="gr8" draw:text-style-name="P8" draw:layer="layout" svg:x1="7.693cm" svg:y1="3.393cm" svg:x2="10.298cm" svg:y2="10.4cm" draw:start-shape="id7" draw:start-glue-point="7" draw:end-shape="id6" draw:end-glue-point="3" svg:d="M7693 3393v7007h2605" svg:viewBox="0 0 2606 7008">
          <text:p/>
        </draw:connector>
        <draw:custom-shape draw:style-name="gr13" draw:text-style-name="P10" xml:id="id8" draw:id="id8" draw:layer="layout" svg:width="2.912cm" svg:height="2.422cm" svg:x="1.784cm" svg:y="1.381cm">
          <text:p text:style-name="P9"><text:span text:style-name="T2">geography</text:span></text:p>
          <text:p text:style-name="P9"><text:span text:style-name="T2">.shp</text:span></text:p>
          <text:p text:style-name="P9"><text:span text:style-name="T2">(from IPUM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8" draw:layer="layout" svg:x1="3.24cm" svg:y1="3.66cm" svg:x2="3.241cm" svg:y2="4.858cm" draw:start-shape="id8" draw:start-glue-point="6" draw:end-shape="id9" draw:end-glue-point="4" svg:d="M3240 3660v671h1v527" svg:viewBox="0 0 2 1199">
          <text:p/>
        </draw:connector>
        <draw:custom-shape draw:style-name="gr14" draw:text-style-name="P11" xml:id="id9" draw:id="id9" draw:layer="layout" svg:width="2.357cm" svg:height="1.095cm" svg:x="2.062cm" svg:y="4.858cm">
          <text:p text:style-name="P9"><text:span text:style-name="T2">QGI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0" xml:id="id10" draw:id="id10" draw:layer="layout" svg:width="2.582cm" svg:height="2.099cm" svg:x="1.949cm" svg:y="6.969cm">
          <text:p text:style-name="P9"><text:span text:style-name="T2">COUNTRY</text:span></text:p>
          <text:p text:style-name="P9"><text:span text:style-name="T2">geo_</text:span></text:p>
          <text:p text:style-name="P9"><text:span text:style-name="T2">centroids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8" draw:layer="layout" svg:x1="3.241cm" svg:y1="5.953cm" svg:x2="3.24cm" svg:y2="6.969cm" draw:start-shape="id9" draw:start-glue-point="6" draw:end-shape="id10" draw:end-glue-point="4" svg:d="M3241 5953v508h-1v508" svg:viewBox="0 0 2 1017">
          <text:p/>
        </draw:connector>
        <draw:custom-shape draw:style-name="gr16" draw:text-style-name="P12" xml:id="id11" draw:id="id11" draw:layer="layout" svg:width="3.048cm" svg:height="2.667cm" svg:x="13.954cm" svg:y="11.857cm">
          <text:p text:style-name="P5"><text:span text:style-name="T3">COUNTRY</text:span></text:p>
          <text:p text:style-name="P5"><text:span text:style-name="T3">_ipums</text:span></text:p>
          <text:p text:style-name="P5"><text:span text:style-name="T3">-census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13" xml:id="id12" draw:id="id12" draw:layer="layout" svg:width="3.302cm" svg:height="2.667cm" svg:x="7.858cm" svg:y="11.857cm">
          <text:p text:style-name="P9"><text:span text:style-name="T3">COUNTRY</text:span></text:p>
          <text:p text:style-name="P9"><text:span text:style-name="T3">_netquest</text:span></text:p>
          <text:p text:style-name="P9"><text:span text:style-name="T3">-panel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4" draw:layer="layout" svg:x1="12.52cm" svg:y1="10.756cm" svg:x2="15.478cm" svg:y2="11.857cm" draw:start-shape="id6" draw:start-glue-point="2" draw:end-shape="id11" draw:end-glue-point="4" svg:d="M12520 10756v550h2958v551" svg:viewBox="0 0 2959 1102">
          <text:p/>
        </draw:connector>
        <draw:connector draw:style-name="gr8" draw:text-style-name="P14" draw:layer="layout" svg:x1="12.52cm" svg:y1="10.756cm" svg:x2="9.509cm" svg:y2="11.857cm" draw:start-shape="id6" draw:start-glue-point="2" draw:end-shape="id12" draw:end-glue-point="4" svg:d="M12520 10756v550h-3011v551" svg:viewBox="0 0 3012 1102">
          <text:p/>
        </draw:connector>
        <draw:custom-shape draw:style-name="gr18" draw:text-style-name="P9" draw:layer="layout" svg:width="3.937cm" svg:height="2.54cm" svg:x="11.033cm" svg:y="18.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5" xml:id="id13" draw:id="id13" draw:layer="layout" svg:width="3.439cm" svg:height="2.794cm" svg:x="10.525cm" svg:y="18.653cm">
          <draw:glue-point draw:id="8" svg:x="-3.063cm" svg:y="-5cm"/>
          <text:p text:style-name="P9">COUNTRY</text:p>
          <text:p text:style-name="P9">_selected</text:p>
          <text:p text:style-name="P9">_waveN_yymmdd.csv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20" draw:text-style-name="P16" xml:id="id14" draw:id="id14" draw:layer="layout" svg:width="3.429cm" svg:height="2.032cm" svg:x="3.54cm" svg:y="19.034cm">
          <text:p text:style-name="P9">Netquest</text:p>
          <text:p text:style-name="P9">data</text:p>
          <text:p text:style-name="P9">collec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5" xml:id="id15" draw:id="id15" draw:layer="layout" svg:width="3.302cm" svg:height="1.942cm" svg:x="3.603cm" svg:y="23.061cm">
          <text:p text:style-name="P9">completed</text:p>
          <text:p text:style-name="P9">ID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4" draw:layer="layout" svg:x1="10.525cm" svg:y1="20.05cm" svg:x2="6.969cm" svg:y2="20.05cm" draw:start-shape="id13" draw:start-glue-point="5" draw:end-shape="id14" draw:end-glue-point="7" svg:d="M10525 20050h-3556" svg:viewBox="0 0 3557 1">
          <text:p/>
        </draw:connector>
        <draw:connector draw:style-name="gr8" draw:text-style-name="P14" draw:layer="layout" svg:x1="5.255cm" svg:y1="21.066cm" svg:x2="5.254cm" svg:y2="23.061cm" draw:start-shape="id14" draw:start-glue-point="6" draw:end-shape="id15" draw:end-glue-point="4" svg:d="M5255 21066v998h-1v997" svg:viewBox="0 0 2 1996">
          <text:p/>
        </draw:connector>
        <draw:custom-shape draw:style-name="gr22" draw:text-style-name="P17" xml:id="id16" draw:id="id16" draw:layer="layout" svg:width="4.064cm" svg:height="0.6cm" svg:x="10.427cm" svg:y="25.893cm">
          <text:p text:style-name="P1"><text:span text:style-name="T4">mat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4" draw:layer="layout" svg:x1="5.254cm" svg:y1="24.888cm" svg:x2="10.427cm" svg:y2="26.193cm" draw:start-shape="id15" draw:start-glue-point="6" draw:end-shape="id16" draw:end-glue-point="5" svg:d="M5254 24888v1305h5173" svg:viewBox="0 0 5174 1306">
          <text:p/>
        </draw:connector>
        <draw:connector draw:style-name="gr8" draw:text-style-name="P14" draw:layer="layout" svg:x1="13.964cm" svg:y1="20.05cm" svg:x2="12.459cm" svg:y2="25.893cm" draw:start-shape="id13" draw:start-glue-point="7" draw:end-shape="id16" draw:end-glue-point="4" svg:d="M13964 20050h501v3621h-2006v2222" svg:viewBox="0 0 2007 5844">
          <text:p/>
        </draw:connector>
        <draw:connector draw:style-name="gr8" draw:text-style-name="P14" draw:layer="layout" draw:line-skew="-6.23cm" svg:x1="7.858cm" svg:y1="13.191cm" svg:x2="10.427cm" svg:y2="26.193cm" draw:start-shape="id12" draw:start-glue-point="5" draw:end-shape="id16" draw:end-glue-point="5" svg:d="M7858 13191h-6731v13002h9300" svg:viewBox="0 0 9301 13003">
          <text:p/>
        </draw:connector>
        <draw:connector draw:style-name="gr8" draw:text-style-name="P14" draw:layer="layout" svg:x1="12.459cm" svg:y1="25.893cm" svg:x2="12.245cm" svg:y2="21.282cm" draw:start-shape="id16" draw:start-glue-point="4" draw:end-shape="id13" draw:end-glue-point="6" svg:d="M12459 25893v-2222h-214v-2389" svg:viewBox="0 0 215 4612">
          <text:p/>
        </draw:connector>
        <draw:custom-shape draw:style-name="gr23" draw:text-style-name="P18" draw:layer="layout" svg:width="2.794cm" svg:height="2.286cm" svg:x="4.81cm" svg:y="5.572cm">
          <text:p text:style-name="P5"><text:span text:style-name="T5">create centroids </text:span></text:p>
          <text:p text:style-name="P5"><text:span text:style-name="T5">for census</text:span></text:p>
          <text:p text:style-name="P5"><text:span text:style-name="T5">geographies to</text:span></text:p>
          <text:p text:style-name="P5"><text:span text:style-name="T5">include in </text:span></text:p>
          <text:p text:style-name="P9"><text:span text:style-name="T5">matching</text:span></text:p>
          <draw:enhanced-geometry svg:viewBox="0 0 21600 21600" draw:glue-points="10800 0 0 10800 10800 21600 21600 10800 ?f40 ?f41" draw:text-areas="0 0 21600 21600" draw:type="rectangular-callout" draw:modifiers="-3809.94633273703 1624.4862264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8" draw:layer="layout" svg:width="2.794cm" svg:height="1.397cm" svg:x="17.52cm" svg:y="5.161cm">
          <text:p text:style-name="P5"><text:span text:style-name="T5">split up</text:span></text:p>
          <text:p text:style-name="P5"><text:span text:style-name="T5">Netquest export</text:span></text:p>
          <text:p text:style-name="P5"><text:span text:style-name="T5">by country</text:span></text:p>
          <draw:enhanced-geometry svg:viewBox="0 0 21600 21600" draw:glue-points="10800 0 0 10800 10800 21600 21600 10800 ?f40 ?f41" draw:text-areas="0 0 21600 21600" draw:type="rectangular-callout" draw:modifiers="-7596.7084078712 1498.71244635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8" draw:layer="layout" svg:width="2.794cm" svg:height="1.778cm" svg:x="17.256cm" svg:y="10.906cm">
          <text:p text:style-name="P5"><text:span text:style-name="T5">match names of</text:span></text:p>
          <text:p text:style-name="P5"><text:span text:style-name="T5">geographies </text:span></text:p>
          <text:p text:style-name="P5"><text:span text:style-name="T5">and prepare for </text:span></text:p>
          <text:p text:style-name="P5"><text:span text:style-name="T5">sample matching</text:span></text:p>
          <draw:enhanced-geometry svg:viewBox="0 0 21600 21600" draw:glue-points="10800 0 0 10800 10800 21600 21600 10800 ?f40 ?f41" draw:text-areas="0 0 21600 21600" draw:type="rectangular-callout" draw:modifiers="-25185.831842576 -1675.54806070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8" draw:layer="layout" svg:width="2.794cm" svg:height="2.286cm" svg:x="6.461cm" svg:y="15.605cm">
          <text:p text:style-name="P5"><text:span text:style-name="T5">collapse vars</text:span></text:p>
          <text:p text:style-name="P5"><text:span text:style-name="T5">for compatibility,</text:span></text:p>
          <text:p text:style-name="P5"><text:span text:style-name="T5">create sample</text:span></text:p>
          <text:p text:style-name="P5"><text:span text:style-name="T5">and match</text:span></text:p>
          <draw:enhanced-geometry svg:viewBox="0 0 21600 21600" draw:glue-points="10800 0 0 10800 10800 21600 21600 10800 ?f40 ?f41" draw:text-areas="0 0 21600 21600" draw:type="rectangular-callout" draw:modifiers="35842.862254025 16830.43288150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8" draw:layer="layout" svg:width="3.556cm" svg:height="2.286cm" svg:x="7.858cm" svg:y="22.082cm">
          <text:p text:style-name="P5"><text:span text:style-name="T5">remove responses</text:span></text:p>
          <text:p text:style-name="P5"><text:span text:style-name="T5">from target, previous</text:span></text:p>
          <text:p text:style-name="P5"><text:span text:style-name="T5">invites from panel,</text:span></text:p>
          <text:p text:style-name="P5"><text:span text:style-name="T5">and repeat match</text:span></text:p>
          <draw:enhanced-geometry svg:viewBox="0 0 21600 21600" draw:glue-points="10800 0 0 10800 10800 21600 21600 10800 ?f40 ?f41" draw:text-areas="0 0 21600 21600" draw:type="rectangular-callout" draw:modifiers="19723.5872926624 28182.94709226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8" draw:layer="layout" svg:width="2.286cm" svg:height="1.778cm" svg:x="2.397cm" svg:y="15.605cm">
          <text:p text:style-name="P5"><text:span text:style-name="T5">external</text:span></text:p>
          <text:p text:style-name="P5"><text:span text:style-name="T5">process at </text:span></text:p>
          <text:p text:style-name="P5"><text:span text:style-name="T5">Netquest</text:span></text:p>
          <draw:enhanced-geometry svg:viewBox="0 0 21600 21600" draw:glue-points="10800 0 0 10800 10800 21600 21600 10800 ?f40 ?f41" draw:text-areas="0 0 21600 21600" draw:type="rectangular-callout" draw:modifiers="17151.5522518583 42167.95952782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19" draw:layer="layout" svg:width="2.332cm" svg:height="0.475cm" svg:x="13.752cm" svg:y="4.741cm">
          <draw:text-box>
            <text:p text:style-name="P5"><text:span text:style-name="T2"><text:a xlink:href="#Slide 2" xlink:type="simple">process-Netquest</text:a></text:span></text:p>
          </draw:text-box>
        </draw:frame>
        <draw:g>
          <draw:path draw:style-name="gr30" draw:text-style-name="P20" draw:layer="layout" svg:width="0.761cm" svg:height="0.567cm" svg:x="7.985cm" svg:y="20.023cm" svg:viewBox="0 0 762 568" svg:d="M6 21c3-7 8-12 15-15 6-4 13-6 21-6h678c8 0 15 2 21 6 7 3 12 8 15 15 4 6 6 13 6 21v485c0 7-2 14-6 21-3 6-8 11-15 15-6 4-13 5-21 5h-678c-8 0-15-1-21-5-7-4-12-9-15-15-4-7-6-14-6-21v-485c0-8 2-15 6-21zM83 485h596v-402h-596z">
            <text:p/>
          </draw:path>
          <draw:path draw:style-name="gr30" draw:text-style-name="P20" draw:layer="layout" svg:width="0.762cm" svg:height="0.416cm" svg:x="7.985cm" svg:y="20.023cm" svg:viewBox="0 0 763 417" svg:d="M13 71c-6-5-9-11-11-18-2-8-3-14-1-22 2-7 6-13 11-18 5-6 11-9 19-11 7-2 14-3 21-1 8 2 13 6 19 11 103 102 207 203 310 305 104-102 207-203 310-305 6-5 12-9 19-11s14-1 22 1c7 2 13 5 18 11 6 5 9 11 11 18 2 8 2 14 0 22-2 7-6 13-11 18-114 112-227 223-340 334-2 3-5 5-8 7-7 3-13 5-21 5s-14-2-21-5c-3-2-5-4-8-7-113-111-226-222-339-334z">
            <text:p/>
          </draw:path>
          <draw:path draw:style-name="gr31" draw:text-style-name="P20" draw:layer="layout" svg:width="0.283cm" svg:height="0.282cm" svg:x="8.038cm" svg:y="20.297cm" svg:viewBox="0 0 284 283" svg:d="M29 253l-29-29c75-75 150-149 225-224l30 30 29 29c-75 75-150 149-225 224z">
            <text:p/>
          </draw:path>
          <draw:path draw:style-name="gr31" draw:text-style-name="P20" draw:layer="layout" svg:width="0.275cm" svg:height="0.28cm" svg:x="8.417cm" svg:y="20.297cm" svg:viewBox="0 0 276 281" svg:d="M246 252l-30 29c-72-74-144-149-216-223l30-29 30-29c72 74 144 149 216 223z">
            <text:p/>
          </draw:path>
        </draw:g>
        <draw:g>
          <draw:path draw:style-name="gr30" draw:text-style-name="P20" draw:layer="layout" svg:width="0.761cm" svg:height="0.567cm" svg:x="5.191cm" svg:y="21.447cm" svg:viewBox="0 0 762 568" svg:d="M6 21c3-7 8-12 15-15 6-4 13-6 21-6h678c8 0 15 2 21 6 7 3 12 8 15 15 4 6 6 13 6 21v485c0 7-2 14-6 21-3 6-8 11-15 15-6 4-13 5-21 5h-678c-8 0-15-1-21-5-7-4-12-9-15-15-4-7-6-14-6-21v-485c0-8 2-15 6-21zM83 485h596v-402h-596z">
            <text:p/>
          </draw:path>
          <draw:path draw:style-name="gr30" draw:text-style-name="P20" draw:layer="layout" svg:width="0.762cm" svg:height="0.416cm" svg:x="5.191cm" svg:y="21.447cm" svg:viewBox="0 0 763 417" svg:d="M13 71c-6-5-9-11-11-18-2-8-3-14-1-22 2-7 6-13 11-18 5-6 11-9 19-11 7-2 14-3 21-1 8 2 13 6 19 11 103 102 207 203 310 305 104-102 207-203 310-305 6-5 12-9 19-11s14-1 22 1c7 2 13 5 18 11 6 5 9 11 11 18 2 8 2 14 0 22-2 7-6 13-11 18-114 112-227 223-340 334-2 3-5 5-8 7-7 3-13 5-21 5s-14-2-21-5c-3-2-5-4-8-7-113-111-226-222-339-334z">
            <text:p/>
          </draw:path>
          <draw:path draw:style-name="gr31" draw:text-style-name="P20" draw:layer="layout" svg:width="0.283cm" svg:height="0.282cm" svg:x="5.244cm" svg:y="21.721cm" svg:viewBox="0 0 284 283" svg:d="M29 253l-29-29c75-75 150-149 225-224l30 30 29 29c-75 75-150 149-225 224z">
            <text:p/>
          </draw:path>
          <draw:path draw:style-name="gr31" draw:text-style-name="P20" draw:layer="layout" svg:width="0.275cm" svg:height="0.28cm" svg:x="5.623cm" svg:y="21.721cm" svg:viewBox="0 0 276 281" svg:d="M246 252l-30 29c-72-74-144-149-216-223l30-29 30-29c72 74 144 149 216 223z">
            <text:p/>
          </draw:path>
        </draw:g>
        <draw:connector draw:style-name="gr8" draw:text-style-name="P21" draw:layer="layout" svg:x1="3.24cm" svg:y1="8.944cm" svg:x2="10.298cm" svg:y2="10.4cm" draw:start-shape="id10" draw:start-glue-point="6" draw:end-shape="id6" draw:end-glue-point="3" svg:d="M3240 8944v1456h7058" svg:viewBox="0 0 7059 1457">
          <text:p/>
        </draw:connector>
        <draw:connector draw:style-name="gr8" draw:text-style-name="P14" draw:layer="layout" draw:line-skew="0cm -1.865cm 3.55cm" svg:x1="15.478cm" svg:y1="14.366cm" svg:x2="12.699cm" svg:y2="15.224cm" draw:start-shape="id11" draw:start-glue-point="6" draw:end-shape="id17" draw:end-glue-point="0" svg:d="M15478 14366v659h161v-120h-2940v319" svg:viewBox="0 0 2941 859">
          <text:p/>
        </draw:connector>
        <draw:connector draw:style-name="gr8" draw:text-style-name="P14" draw:layer="layout" svg:x1="24.012cm" svg:y1="19.182cm" svg:x2="23.088cm" svg:y2="21.911cm" draw:start-shape="id18" draw:start-glue-point="2" draw:end-shape="id19" draw:end-glue-point="4" svg:d="M24012 19182v1364h-924v1365" svg:viewBox="0 0 925 2730">
          <text:p/>
        </draw:connector>
        <draw:frame draw:style-name="gr32" xml:id="id18" draw:id="id18" draw:layer="layout" svg:width="4.545cm" svg:height="1.03cm" svg:x="21.74cm" svg:y="18.152cm">
          <draw:text-box>
            <text:p>sample</text:p>
          </draw:text-box>
        </draw:frame>
        <draw:connector draw:style-name="gr8" draw:text-style-name="P14" draw:layer="layout" draw:line-skew="0cm 2.462cm 3.011cm" svg:x1="9.509cm" svg:y1="14.366cm" svg:x2="12.699cm" svg:y2="15.224cm" draw:start-shape="id12" draw:start-glue-point="6" draw:end-shape="id17" draw:end-glue-point="0" svg:d="M9509 14366v659h310v-659h2880v858" svg:viewBox="0 0 3191 859">
          <text:p/>
        </draw:connector>
        <draw:connector draw:style-name="gr8" draw:text-style-name="P14" draw:layer="layout" svg:x1="12.699cm" svg:y1="16.254cm" svg:x2="18.564cm" svg:y2="17.766cm" draw:start-shape="id17" draw:start-glue-point="2" draw:end-shape="id20" draw:end-glue-point="4" svg:d="M12699 16254v756h5865v756" svg:viewBox="0 0 5866 1513">
          <text:p/>
        </draw:connector>
        <draw:frame draw:style-name="gr32" xml:id="id17" draw:id="id17" draw:layer="layout" svg:width="4.545cm" svg:height="1.03cm" svg:x="10.427cm" svg:y="15.224cm">
          <draw:text-box>
            <text:p>recode</text:p>
          </draw:text-box>
        </draw:frame>
        <draw:custom-shape draw:style-name="gr33" draw:text-style-name="P12" xml:id="id21" draw:id="id21" draw:layer="layout" svg:width="3.048cm" svg:height="2.667cm" svg:x="24.068cm" svg:y="13.033cm">
          <text:p text:style-name="P5"><text:span text:style-name="T3">COUNTRY</text:span></text:p>
          <text:p text:style-name="P5"><text:span text:style-name="T3">_ipums</text:span></text:p>
          <text:p text:style-name="P9"><text:span text:style-name="T3">_recoded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3" xml:id="id20" draw:id="id20" draw:layer="layout" svg:width="3.302cm" svg:height="1.931cm" svg:x="16.913cm" svg:y="17.766cm">
          <text:p text:style-name="P9"><text:span text:style-name="T3">COUNTRY</text:span></text:p>
          <text:p text:style-name="P9"><text:span text:style-name="T3">_netquest</text:span></text:p>
          <text:p text:style-name="P9"><text:span text:style-name="T3">_recoded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4" draw:layer="layout" draw:line-skew="0cm 3.44cm" svg:x1="12.699cm" svg:y1="16.254cm" svg:x2="24.068cm" svg:y2="14.367cm" draw:start-shape="id17" draw:start-glue-point="2" draw:end-shape="id21" draw:end-glue-point="5" svg:d="M12699 16254v501h10261v-2388h1108" svg:viewBox="0 0 11370 2389">
          <text:p/>
        </draw:connector>
        <draw:connector draw:style-name="gr8" draw:text-style-name="P14" draw:layer="layout" svg:x1="25.592cm" svg:y1="15.542cm" svg:x2="24.012cm" svg:y2="18.152cm" draw:start-shape="id21" draw:start-glue-point="6" draw:end-shape="id18" draw:end-glue-point="0" svg:d="M25592 15542v1384h-1580v1226" svg:viewBox="0 0 1581 2611">
          <text:p/>
        </draw:connector>
        <draw:custom-shape draw:style-name="gr35" draw:text-style-name="P12" xml:id="id19" draw:id="id19" draw:layer="layout" svg:width="3.976cm" svg:height="1.843cm" svg:x="21.1cm" svg:y="21.911cm">
          <text:p text:style-name="P5"><text:span text:style-name="T3">COUNTRY</text:span></text:p>
          <text:p text:style-name="P5"><text:span text:style-name="T3">_target</text:span></text:p>
          <text:p text:style-name="P9"><text:span text:style-name="T3">_yyyymmdd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4" draw:layer="layout" svg:x1="21.1cm" svg:y1="22.833cm" svg:x2="14.491cm" svg:y2="26.193cm" draw:start-shape="id19" draw:start-glue-point="5" draw:end-shape="id16" draw:end-glue-point="7" svg:d="M21100 22833h-3304v3360h-3305" svg:viewBox="0 0 6610 3361">
          <text:p/>
        </draw:connector>
        <draw:connector draw:style-name="gr8" draw:text-style-name="P14" draw:layer="layout" svg:x1="18.564cm" svg:y1="19.583cm" svg:x2="14.491cm" svg:y2="26.193cm" draw:start-shape="id20" draw:start-glue-point="6" draw:end-shape="id16" draw:end-glue-point="7" svg:d="M18564 19583v6610h-4073" svg:viewBox="0 0 4074 6611">
          <text:p/>
        </draw:connector>
        <draw:connector draw:style-name="gr8" draw:text-style-name="P14" draw:layer="layout" svg:x1="23.595cm" svg:y1="8.967cm" svg:x2="14.743cm" svg:y2="10.4cm" draw:start-shape="id22" draw:start-glue-point="7" draw:end-shape="id6" draw:end-glue-point="1" svg:d="M23595 8967v1433h-8852" svg:viewBox="0 0 8853 1434">
          <text:p/>
        </draw:connector>
        <draw:custom-shape draw:style-name="gr36" draw:text-style-name="P6" xml:id="id22" draw:id="id22" draw:layer="layout" svg:width="3.536cm" svg:height="1.431cm" svg:x="22.187cm" svg:y="7.536cm">
          <text:p text:style-name="P5"><text:span text:style-name="T2">Country-parameters.csv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7" draw:text-style-name="P18" draw:layer="layout" svg:width="2.794cm" svg:height="1.778cm" svg:x="23.594cm" svg:y="4.4cm">
          <text:p text:style-name="P5"><text:span text:style-name="T5">Country-specific parameters are set in here for the most part</text:span></text:p>
          <draw:enhanced-geometry svg:viewBox="0 0 21600 21600" draw:glue-points="10800 0 0 10800 10800 21600 21600 10800 ?f40 ?f41" draw:text-areas="0 0 21600 21600" draw:type="rectangular-callout" draw:modifiers="4188.62254025045 38671.16357504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" draw:text-style-name="P14" draw:layer="layout" draw:line-skew="1.577cm" svg:x1="23.596cm" svg:y1="9.042cm" svg:x2="14.491cm" svg:y2="26.193cm" draw:end-shape="id16" draw:end-glue-point="7" svg:d="M23596 9042h-2724v17151h-6381" svg:viewBox="0 0 9106 17152">
          <text:p/>
        </draw:connector>
        <draw:custom-shape draw:style-name="gr38" draw:text-style-name="P6" draw:layer="layout" svg:width="3.536cm" svg:height="1.431cm" svg:x="21.894cm" svg:y="10.741cm">
          <text:p text:style-name="P5"><text:span text:style-name="T2">matching_vars.csv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9" draw:text-style-name="P18" draw:layer="layout" svg:width="2.794cm" svg:height="1.778cm" svg:x="25.299cm" svg:y="8.28cm">
          <text:p text:style-name="P5"><text:span text:style-name="T5">Variables to match on are stored here</text:span></text:p>
          <draw:enhanced-geometry svg:viewBox="0 0 21600 21600" draw:glue-points="10800 0 0 10800 10800 21600 21600 10800 ?f40 ?f41" draw:text-areas="0 0 21600 21600" draw:type="rectangular-callout" draw:modifiers="-2627.54919499105 38671.16357504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g>
          <draw:custom-shape draw:style-name="gr2" draw:text-style-name="P3" draw:layer="layout" svg:width="19.59cm" svg:height="3.175cm" svg:x="1cm" svg:y="15.63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4" draw:layer="layout" svg:width="1.492cm" svg:height="0.475cm" svg:x="18.907cm" svg:y="17.953cm">
            <draw:text-box>
              <text:p>Outputs</text:p>
            </draw:text-box>
          </draw:frame>
        </draw:g>
        <draw:g>
          <draw:custom-shape draw:style-name="gr41" draw:text-style-name="P22" draw:layer="layout" svg:width="3.708cm" svg:height="1.588cm" svg:x="3.851cm" svg:y="11.77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2" draw:text-style-name="P23" xml:id="id29" draw:id="id29" draw:layer="layout" svg:width="3.708cm" svg:height="1.588cm" svg:x="3.851cm" svg:y="11.77cm">
            <draw:text-box>
              <text:p><text:span text:style-name="T6">For each country, drop variables filled with NA</text:span></text:p>
            </draw:text-box>
          </draw:frame>
        </draw:g>
        <draw:g>
          <draw:custom-shape draw:style-name="gr43" draw:text-style-name="P22" xml:id="id27" draw:id="id27" draw:layer="layout" svg:width="3.707cm" svg:height="1.059cm" svg:x="3.852cm" svg:y="9.85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4" draw:text-style-name="P23" xml:id="id28" draw:id="id28" draw:layer="layout" svg:width="3.707cm" svg:height="1.059cm" svg:x="3.852cm" svg:y="9.885cm">
            <draw:text-box>
              <text:p><text:span text:style-name="T6">Seperate by unique country labels</text:span></text:p>
            </draw:text-box>
          </draw:frame>
        </draw:g>
        <draw:g>
          <draw:custom-shape draw:style-name="gr2" draw:text-style-name="P3" draw:layer="layout" svg:width="19.59cm" svg:height="3.175cm" svg:x="1cm" svg:y="2.2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162cm" svg:height="0.475cm" svg:x="18.907cm" svg:y="4.618cm">
            <draw:text-box>
              <text:p>Inputs</text:p>
            </draw:text-box>
          </draw:frame>
        </draw:g>
        <draw:custom-shape draw:style-name="gr10" draw:text-style-name="P10" xml:id="id25" draw:id="id25" draw:layer="layout" svg:width="2.581cm" svg:height="1.776cm" svg:x="13.192cm" svg:y="2.804cm">
          <text:p text:style-name="P9"><text:span text:style-name="T2">Netquest</text:span></text:p>
          <text:p text:style-name="P9"><text:span text:style-name="T2">dictio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0" xml:id="id23" draw:id="id23" draw:layer="layout" svg:width="2.694cm" svg:height="2.099cm" svg:x="4.556cm" svg:y="2.858cm">
          <text:p text:style-name="P9"><text:span text:style-name="T2">Netquest</text:span></text:p>
          <text:p text:style-name="P9"><text:span text:style-name="T2">panel</text:span></text:p>
          <text:p text:style-name="P9"><text:span text:style-name="T2">expo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21" draw:layer="layout" svg:x1="5.903cm" svg:y1="4.833cm" svg:x2="5.705cm" svg:y2="7.438cm" draw:start-shape="id23" draw:start-glue-point="6" draw:end-shape="id24" draw:end-glue-point="0" svg:d="M5903 4833v1365h-198v1240" svg:viewBox="0 0 199 2606">
          <text:p/>
        </draw:connector>
        <draw:g>
          <draw:custom-shape draw:style-name="gr45" draw:text-style-name="P22" draw:layer="layout" svg:width="3.707cm" svg:height="1.588cm" svg:x="3.852cm" svg:y="7.43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2" draw:text-style-name="P23" xml:id="id24" draw:id="id24" draw:layer="layout" svg:width="3.707cm" svg:height="1.588cm" svg:x="3.852cm" svg:y="7.438cm">
            <draw:text-box>
              <text:p><text:span text:style-name="T6">Read in semicolon-separated file (spaces and . to NA)</text:span></text:p>
            </draw:text-box>
          </draw:frame>
        </draw:g>
        <draw:g>
          <draw:custom-shape draw:style-name="gr46" draw:text-style-name="P22" draw:layer="layout" svg:width="2.921cm" svg:height="0.549cm" svg:x="13.065cm" svg:y="7.50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7" draw:text-style-name="P23" xml:id="id26" draw:id="id26" draw:layer="layout" svg:width="2.921cm" svg:height="0.572cm" svg:x="13.065cm" svg:y="7.502cm">
            <draw:text-box>
              <text:p><text:span text:style-name="T6">Read in xlsx file</text:span></text:p>
            </draw:text-box>
          </draw:frame>
        </draw:g>
        <draw:connector draw:style-name="gr8" draw:text-style-name="P21" draw:layer="layout" svg:x1="14.483cm" svg:y1="4.475cm" svg:x2="14.525cm" svg:y2="7.502cm" draw:start-shape="id25" draw:start-glue-point="6" draw:end-shape="id26" draw:end-glue-point="0" svg:d="M14483 4475v1567h42v1460" svg:viewBox="0 0 43 3028">
          <text:p/>
        </draw:connector>
        <draw:g xml:id="id30" draw:id="id30">
          <draw:custom-shape draw:style-name="gr48" draw:text-style-name="P22" draw:layer="layout" svg:width="3.708cm" svg:height="1.016cm" svg:x="3.851cm" svg:y="14.18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4" draw:text-style-name="P23" draw:layer="layout" svg:width="3.708cm" svg:height="1.059cm" svg:x="3.851cm" svg:y="14.184cm">
            <draw:text-box>
              <text:p><text:span text:style-name="T6">Save to csv by country</text:span></text:p>
            </draw:text-box>
          </draw:frame>
        </draw:g>
        <draw:connector draw:style-name="gr8" draw:text-style-name="P21" draw:layer="layout" svg:x1="5.705cm" svg:y1="9.026cm" svg:x2="5.706cm" svg:y2="9.852cm" draw:start-shape="id24" draw:start-glue-point="2" draw:end-shape="id27" draw:end-glue-point="4" svg:d="M5705 9026v412h1v414" svg:viewBox="0 0 2 827">
          <text:p/>
        </draw:connector>
        <draw:connector draw:style-name="gr8" draw:text-style-name="P21" draw:layer="layout" svg:x1="5.705cm" svg:y1="10.944cm" svg:x2="5.705cm" svg:y2="11.77cm" draw:start-shape="id28" draw:start-glue-point="2" draw:end-shape="id29" draw:end-glue-point="0" svg:d="M5705 10944v826" svg:viewBox="0 0 1 827">
          <text:p/>
        </draw:connector>
        <draw:connector draw:style-name="gr8" draw:text-style-name="P21" draw:layer="layout" svg:x1="5.705cm" svg:y1="13.358cm" svg:x2="5.705cm" svg:y2="14.184cm" draw:start-shape="id29" draw:start-glue-point="2" draw:end-shape="id30" draw:end-glue-point="0" svg:d="M5705 13358v826" svg:viewBox="0 0 1 827">
          <text:p/>
        </draw:connector>
        <draw:connector draw:style-name="gr8" draw:text-style-name="P21" draw:layer="layout" svg:x1="14.525cm" svg:y1="8.074cm" svg:x2="14.525cm" svg:y2="10.033cm" draw:start-shape="id26" draw:start-glue-point="2" draw:end-shape="id31" draw:end-glue-point="0" svg:d="M14525 8074v1959" svg:viewBox="0 0 1 1960">
          <text:p/>
        </draw:connector>
        <draw:g>
          <draw:custom-shape draw:style-name="gr49" draw:text-style-name="P22" draw:layer="layout" svg:width="2.921cm" svg:height="1.059cm" svg:x="13.065cm" svg:y="10.033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4" draw:text-style-name="P23" xml:id="id31" draw:id="id31" draw:layer="layout" svg:width="2.921cm" svg:height="1.059cm" svg:x="13.065cm" svg:y="10.033cm">
            <draw:text-box>
              <text:p><text:span text:style-name="T6">Separate by country</text:span></text:p>
            </draw:text-box>
          </draw:frame>
        </draw:g>
        <draw:g xml:id="id32" draw:id="id32">
          <draw:custom-shape draw:style-name="gr49" draw:text-style-name="P22" draw:layer="layout" svg:width="2.921cm" svg:height="1.059cm" svg:x="13.065cm" svg:y="13.05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4" draw:text-style-name="P23" draw:layer="layout" svg:width="2.921cm" svg:height="1.059cm" svg:x="13.065cm" svg:y="13.052cm">
            <draw:text-box>
              <text:p><text:span text:style-name="T6">Save to csv by country</text:span></text:p>
            </draw:text-box>
          </draw:frame>
        </draw:g>
        <draw:connector draw:style-name="gr8" draw:text-style-name="P21" draw:layer="layout" svg:x1="14.525cm" svg:y1="11.092cm" svg:x2="14.525cm" svg:y2="13.052cm" draw:start-shape="id31" draw:start-glue-point="2" draw:end-shape="id32" draw:end-glue-point="0" svg:d="M14525 11092v1960" svg:viewBox="0 0 1 1961">
          <text:p/>
        </draw:connector>
        <draw:custom-shape draw:style-name="gr50" draw:text-style-name="P24" xml:id="id33" draw:id="id33" draw:layer="layout" svg:width="3.175cm" svg:height="2.159cm" svg:x="12.938cm" svg:y="16.075cm">
          <text:p text:style-name="P9"><text:span text:style-name="T7">_levels.xlsx</text:span></text:p>
          <text:p text:style-name="P9"><text:span text:style-name="T7">_variables.xls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21" draw:layer="layout" svg:x1="14.525cm" svg:y1="14.111cm" svg:x2="14.526cm" svg:y2="16.075cm" draw:start-shape="id32" draw:start-glue-point="2" draw:end-shape="id33" draw:end-glue-point="4" svg:d="M14525 14111v982h1v982" svg:viewBox="0 0 2 1965">
          <text:p/>
        </draw:connector>
        <draw:custom-shape draw:style-name="gr51" draw:text-style-name="P25" draw:layer="layout" svg:width="2.159cm" svg:height="0.483cm" svg:x="16.875cm" svg:y="16.773cm">
          <text:p text:style-name="P9"><text:span text:style-name="T8">for referenc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930 11603.305785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4" xml:id="id34" draw:id="id34" draw:layer="layout" svg:width="3.175cm" svg:height="2.159cm" svg:x="4.118cm" svg:y="16.075cm">
          <text:p text:style-name="P9"><text:span text:style-name="T7">-netquest</text:span></text:p>
          <text:p text:style-name="P9"><text:span text:style-name="T7">_panel.csv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21" draw:layer="layout" svg:x1="5.705cm" svg:y1="15.243cm" svg:x2="5.706cm" svg:y2="16.075cm" draw:start-shape="id30" draw:start-glue-point="2" draw:end-shape="id34" draw:end-glue-point="4" svg:d="M5705 15243v415h1v417" svg:viewBox="0 0 2 833">
          <text:p/>
        </draw:connector>
        <draw:custom-shape draw:style-name="gr52" draw:text-style-name="P25" draw:layer="layout" svg:width="2.286cm" svg:height="1.118cm" svg:x="7.985cm" svg:y="16.646cm">
          <text:p text:style-name="P9"><text:span text:style-name="T8">basis for matchin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489.63707914298 4999.463806970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3" draw:text-style-name="P26" draw:layer="layout" svg:width="5.403cm" svg:height="0.712cm" svg:x="1.058cm" svg:y="1.158cm">
          <draw:text-box>
            <text:p><text:span text:style-name="T9">process-Netquest</text:span></text:p>
          </draw:text-box>
        </draw:frame>
      </draw:page>
      <draw:page draw:name="page3" draw:style-name="dp1" draw:master-page-name="Default">
        <draw:g>
          <draw:custom-shape draw:style-name="gr2" draw:text-style-name="P3" draw:layer="layout" svg:width="19.59cm" svg:height="3.175cm" svg:x="1cm" svg:y="2.2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162cm" svg:height="0.475cm" svg:x="18.907cm" svg:y="4.618cm">
            <draw:text-box>
              <text:p>Inputs</text:p>
            </draw:text-box>
          </draw:frame>
        </draw:g>
        <draw:custom-shape draw:style-name="gr11" draw:text-style-name="P10" xml:id="id40" draw:id="id40" draw:layer="layout" svg:width="2.694cm" svg:height="2.099cm" svg:x="16.177cm" svg:y="2.833cm">
          <text:p text:style-name="P9"><text:span text:style-name="T2">Netquest</text:span></text:p>
          <text:p text:style-name="P9"><text:span text:style-name="T10">panel</text:span></text:p>
          <text:p text:style-name="P9"><text:span text:style-name="T2">expo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4" draw:text-style-name="P26" draw:layer="layout" svg:width="8.473cm" svg:height="0.712cm" svg:x="1.058cm" svg:y="1.158cm">
          <draw:text-box>
            <text:p><text:span text:style-name="T9">process-COUNTRY (custom script for each country)</text:span></text:p>
          </draw:text-box>
        </draw:frame>
        <draw:custom-shape draw:style-name="gr55" draw:text-style-name="P6" xml:id="id37" draw:id="id37" draw:layer="layout" svg:width="3.089cm" svg:height="2.032cm" svg:x="11.105cm" svg:y="2.866cm">
          <text:p text:style-name="P5"><text:span text:style-name="T2">IPUMS</text:span></text:p>
          <text:p text:style-name="P5"><text:span text:style-name="T2">expor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6" draw:text-style-name="P10" xml:id="id35" draw:id="id35" draw:layer="layout" svg:width="3.01cm" svg:height="2.286cm" svg:x="6.256cm" svg:y="2.646cm">
          <text:p text:style-name="P9"><text:span text:style-name="T2">COUNTRY</text:span></text:p>
          <text:p text:style-name="P9"><text:span text:style-name="T2">geo_</text:span></text:p>
          <text:p text:style-name="P9"><text:span text:style-name="T2">centroids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7" draw:text-style-name="P27" xml:id="id36" draw:id="id36" draw:layer="layout" svg:width="2.072cm" svg:height="1.237cm" svg:x="3.598cm" svg:y="6.391cm">
          <draw:text-box>
            <text:p text:style-name="P1"><text:span text:style-name="T11">Merge on “code”</text:span></text:p>
          </draw:text-box>
        </draw:frame>
        <draw:connector draw:style-name="gr8" draw:text-style-name="P21" draw:layer="layout" svg:x1="7.761cm" svg:y1="4.797cm" svg:x2="3.598cm" svg:y2="7.009cm" draw:start-shape="id35" draw:start-glue-point="6" draw:end-shape="id36" draw:end-glue-point="3" svg:d="M7761 4797v865h-4664v1347h501" svg:viewBox="0 0 4665 2213">
          <text:p/>
        </draw:connector>
        <draw:connector draw:style-name="gr8" draw:text-style-name="P21" draw:layer="layout" svg:x1="12.65cm" svg:y1="4.898cm" svg:x2="5.67cm" svg:y2="7.009cm" draw:start-shape="id37" draw:start-glue-point="8" draw:end-shape="id36" draw:end-glue-point="1" svg:d="M12650 4898v2111h-6980" svg:viewBox="0 0 6981 2112">
          <text:p/>
        </draw:connector>
        <draw:custom-shape draw:style-name="gr58" draw:text-style-name="P28" draw:layer="layout" svg:width="2.759cm" svg:height="2.018cm" svg:x="6.701cm" svg:y="9.889cm">
          <text:p/>
          <draw:enhanced-geometry svg:viewBox="0 0 21600 21600" draw:glue-points="10800 0 0 10800 10800 21600 21600 10800 ?f40 ?f41" draw:text-areas="0 0 21600 21600" draw:type="rectangular-callout" draw:modifiers="-18281.7391304348 -1390.787518573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9" draw:text-style-name="P29" draw:layer="layout" svg:width="2.514cm" svg:height="2.018cm" svg:x="6.946cm" svg:y="9.889cm">
          <draw:text-box>
            <text:p><text:span text:style-name="T12">census data with reference geometry centroid</text:span></text:p>
          </draw:text-box>
        </draw:frame>
        <draw:connector draw:style-name="gr8" draw:text-style-name="P21" draw:layer="layout" svg:x1="4.634cm" svg:y1="7.628cm" svg:x2="3.35cm" svg:y2="8.809cm" draw:start-shape="id36" draw:start-glue-point="2" draw:end-shape="id38" draw:end-glue-point="0" svg:d="M4634 7628v591h-1284v590" svg:viewBox="0 0 1285 1182">
          <text:p/>
        </draw:connector>
        <draw:frame draw:style-name="gr60" draw:text-style-name="P27" xml:id="id39" draw:id="id39" draw:layer="layout" svg:width="3.774cm" svg:height="2.711cm" svg:x="1.552cm" svg:y="11.524cm">
          <draw:text-box>
            <text:p text:style-name="P1"><text:span text:style-name="T11">Split geography names into multiple rows (where list of names attached to one centroid)</text:span></text:p>
          </draw:text-box>
        </draw:frame>
        <draw:frame draw:style-name="gr61" draw:text-style-name="P27" xml:id="id38" draw:id="id38" draw:layer="layout" svg:width="2.303cm" svg:height="1.488cm" svg:x="2.199cm" svg:y="8.809cm">
          <draw:text-box>
            <text:p text:style-name="P1"><text:span text:style-name="T11">Drop duplicate geometries</text:span></text:p>
          </draw:text-box>
        </draw:frame>
        <draw:connector draw:style-name="gr8" draw:text-style-name="P21" draw:layer="layout" svg:x1="3.35cm" svg:y1="10.297cm" svg:x2="3.439cm" svg:y2="11.524cm" draw:start-shape="id38" draw:start-glue-point="2" draw:end-shape="id39" draw:end-glue-point="0" svg:d="M3350 10297v614h89v613" svg:viewBox="0 0 90 1228">
          <text:p/>
        </draw:connector>
        <draw:frame draw:style-name="gr62" draw:text-style-name="P27" xml:id="id41" draw:id="id41" draw:layer="layout" svg:width="3.74cm" svg:height="0.614cm" svg:x="13.461cm" svg:y="6.98cm">
          <draw:text-box>
            <text:p text:style-name="P1"><text:span text:style-name="T11">Drop duplicates</text:span></text:p>
          </draw:text-box>
        </draw:frame>
        <draw:connector draw:style-name="gr8" draw:text-style-name="P21" draw:layer="layout" svg:x1="17.524cm" svg:y1="4.808cm" svg:x2="15.331cm" svg:y2="6.98cm" draw:start-shape="id40" draw:start-glue-point="6" draw:end-shape="id41" draw:end-glue-point="0" svg:d="M17524 4808v1148h-2193v1024" svg:viewBox="0 0 2194 2173">
          <text:p/>
        </draw:connector>
        <draw:custom-shape draw:style-name="gr63" draw:text-style-name="P30" xml:id="id42" draw:id="id42" draw:layer="layout" svg:width="3.372cm" svg:height="3.241cm" svg:x="11.775cm" svg:y="8.5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4" draw:text-style-name="P29" draw:layer="layout" svg:width="3.537cm" svg:height="1.422cm" svg:x="11.775cm" svg:y="9.889cm">
          <draw:text-box>
            <text:p>multi-level geography?</text:p>
          </draw:text-box>
        </draw:frame>
        <draw:connector draw:style-name="gr8" draw:text-style-name="P21" draw:layer="layout" svg:x1="15.331cm" svg:y1="7.594cm" svg:x2="13.461cm" svg:y2="8.599cm" draw:start-shape="id41" draw:start-glue-point="2" draw:end-shape="id42" draw:end-glue-point="4" svg:d="M15331 7594v502h-1870v503" svg:viewBox="0 0 1871 1006">
          <text:p/>
        </draw:connector>
        <draw:connector draw:style-name="gr8" draw:text-style-name="P21" draw:layer="layout" svg:x1="15.147cm" svg:y1="10.219cm" svg:x2="16.536cm" svg:y2="11.073cm" draw:start-shape="id42" draw:end-shape="id43" draw:end-glue-point="5" svg:d="M15147 10219h695v854h694" svg:viewBox="0 0 1390 855">
          <text:p/>
        </draw:connector>
        <draw:connector draw:style-name="gr8" draw:text-style-name="P21" draw:layer="layout" draw:line-skew="-3.606cm" svg:x1="13.461cm" svg:y1="11.84cm" svg:x2="15.913cm" svg:y2="13.768cm" draw:start-shape="id42" draw:start-glue-point="6" draw:end-shape="id44" draw:end-glue-point="0" svg:d="M13461 11840v-30h2452v1958" svg:viewBox="0 0 2453 1959">
          <text:p/>
        </draw:connector>
        <draw:custom-shape draw:style-name="gr65" xml:id="id43" draw:id="id43" draw:layer="layout" svg:width="3.572cm" svg:height="3.095cm" svg:x="16.536cm" svg:y="9.525cm">
          <text:p>Where level 2 duplicated, keep only most common combination of level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1" xml:id="id44" draw:id="id44" draw:layer="layout" svg:x1="18.322cm" svg:y1="12.62cm" svg:x2="13.505cm" svg:y2="14.916cm" draw:start-shape="id43" draw:start-glue-point="6" draw:end-shape="id45" draw:end-glue-point="5" svg:d="M18322 12620v1148h-4817v1148" svg:viewBox="0 0 4818 2297">
          <text:p/>
        </draw:connector>
        <draw:connector draw:style-name="gr8" draw:text-style-name="P21" draw:layer="layout" svg:x1="3.439cm" svg:y1="14.235cm" svg:x2="6.569cm" svg:y2="15.01cm" draw:start-shape="id39" draw:start-glue-point="2" draw:end-shape="id46" draw:end-glue-point="4" svg:d="M3439 14235v387h3130v388" svg:viewBox="0 0 3131 776">
          <text:p/>
        </draw:connector>
        <draw:frame draw:style-name="gr66" draw:text-style-name="P27" xml:id="id47" draw:id="id47" draw:layer="layout" svg:width="3.774cm" svg:height="1.223cm" svg:x="8.458cm" svg:y="16.913cm">
          <draw:text-box>
            <text:p text:style-name="P1"><text:span text:style-name="T11">fuzzy_join on geo1_name</text:span></text:p>
          </draw:text-box>
        </draw:frame>
        <draw:connector draw:style-name="gr67" draw:text-style-name="P31" draw:layer="layout" svg:x1="10.345cm" svg:y1="18.136cm" svg:x2="10.201cm" svg:y2="19.079cm" draw:start-shape="id47" draw:start-glue-point="2" draw:end-shape="id48" draw:end-glue-point="0" svg:d="M10345 18136v472h-144v471" svg:viewBox="0 0 145 944">
          <text:p/>
        </draw:connector>
        <draw:custom-shape draw:style-name="gr68" draw:text-style-name="P32" draw:layer="layout" svg:width="3.608cm" svg:height="2.028cm" svg:x="15.746cm" svg:y="16.003cm">
          <text:p text:style-name="P9">Custom function to join dataframes based on fuzzy matches</text:p>
          <draw:enhanced-geometry svg:viewBox="0 0 21600 21600" draw:glue-points="10800 0 0 10800 10800 21600 21600 10800 ?f40 ?f41" draw:text-areas="0 0 21600 21600" draw:type="rectangular-callout" draw:modifiers="-23856.3591022444 11880.53228191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33" xml:id="id45" draw:id="id45" draw:layer="layout" svg:width="3.161cm" svg:height="0.815cm" svg:x="11.924cm" svg:y="14.916cm">
          <text:p text:style-name="P9"><text:span text:style-name="T13">nq_geo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0" draw:text-style-name="P33" xml:id="id46" draw:id="id46" draw:layer="layout" svg:width="4.385cm" svg:height="0.721cm" svg:x="3.938cm" svg:y="15.01cm">
          <text:p text:style-name="P9"><text:span text:style-name="T13">ipums_geo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6.131cm" svg:y1="15.731cm" svg:x2="10.345cm" svg:y2="16.913cm" draw:start-shape="id46" draw:start-glue-point="8" draw:end-shape="id47" draw:end-glue-point="0" svg:d="M6131 15731v591h4214v591" svg:viewBox="0 0 4215 1183">
          <text:p/>
        </draw:connector>
        <draw:connector draw:style-name="gr67" draw:text-style-name="P31" draw:layer="layout" svg:x1="13.182cm" svg:y1="15.731cm" svg:x2="10.345cm" svg:y2="16.913cm" draw:start-shape="id45" draw:start-glue-point="7" draw:end-shape="id47" draw:end-glue-point="0" svg:d="M13182 15731v591h-2837v591" svg:viewBox="0 0 2838 1183">
          <text:p/>
        </draw:connector>
        <draw:frame draw:style-name="gr71" draw:text-style-name="P27" xml:id="id48" draw:id="id48" draw:layer="layout" svg:width="3.774cm" svg:height="1.655cm" svg:x="8.314cm" svg:y="19.079cm">
          <draw:text-box>
            <text:p text:style-name="P1"><text:span text:style-name="T11">fuzzy_join on geo2_name, forcing geo1 equal</text:span></text:p>
          </draw:text-box>
        </draw:frame>
        <draw:connector draw:style-name="gr67" draw:text-style-name="P31" draw:layer="layout" svg:x1="10.201cm" svg:y1="20.734cm" svg:x2="10.223cm" svg:y2="22.144cm" draw:start-shape="id48" draw:start-glue-point="2" draw:end-shape="id49" draw:end-glue-point="4" svg:d="M10201 20734v705h22v705" svg:viewBox="0 0 23 1411">
          <text:p/>
        </draw:connector>
        <draw:custom-shape draw:style-name="gr72" draw:text-style-name="P9" xml:id="id49" draw:id="id49" draw:layer="layout" svg:width="4.377cm" svg:height="1.107cm" svg:x="8.034cm" svg:y="22.144cm">
          <text:p text:style-name="P9">assert no duplicated geo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30" xml:id="id50" draw:id="id50" draw:layer="layout" svg:width="4.261cm" svg:height="3.916cm" svg:x="15.855cm" svg:y="22.324cm">
          <text:p>low-scoring matches reasonabl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7" draw:text-style-name="P31" draw:layer="layout" svg:x1="12.411cm" svg:y1="22.698cm" svg:x2="15.855cm" svg:y2="24.282cm" draw:start-shape="id49" draw:start-glue-point="7" draw:end-shape="id50" draw:end-glue-point="5" svg:d="M12411 22698h1722v1584h1722" svg:viewBox="0 0 3445 1585">
          <text:p/>
        </draw:connector>
        <draw:custom-shape draw:style-name="gr74" draw:text-style-name="P9" xml:id="id51" draw:id="id51" draw:layer="layout" svg:width="4.811cm" svg:height="0.77cm" svg:x="15.346cm" svg:y="20.542cm">
          <text:p text:style-name="P9">fix names in geodf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5" draw:text-style-name="P31" draw:layer="layout" draw:line-skew="0.262cm" svg:x1="17.986cm" svg:y1="22.324cm" svg:x2="17.752cm" svg:y2="21.312cm" draw:start-shape="id50" draw:start-glue-point="4" draw:end-shape="id51" draw:end-glue-point="6" svg:d="M17986 22324v-243h-234v-769" svg:viewBox="0 0 235 1013">
          <text:p>no</text:p>
        </draw:connector>
        <draw:connector draw:style-name="gr67" draw:text-style-name="P31" draw:layer="layout" svg:x1="15.346cm" svg:y1="20.927cm" svg:x2="13.505cm" svg:y2="15.731cm" draw:start-shape="id51" draw:start-glue-point="5" draw:end-shape="id45" draw:end-glue-point="8" svg:d="M15346 20927h-1841v-5196" svg:viewBox="0 0 1842 5197">
          <text:p/>
        </draw:connector>
        <draw:connector draw:style-name="gr67" draw:text-style-name="P31" draw:layer="layout" svg:x1="15.346cm" svg:y1="20.927cm" svg:x2="5.684cm" svg:y2="15.731cm" draw:start-shape="id51" draw:start-glue-point="5" draw:end-shape="id46" draw:end-glue-point="7" svg:d="M15346 20927h-9662v-5196" svg:viewBox="0 0 9663 5197">
          <text:p/>
        </draw:connector>
        <draw:connector draw:style-name="gr76" draw:text-style-name="P31" draw:layer="layout" svg:x1="17.986cm" svg:y1="26.24cm" svg:x2="10.68cm" svg:y2="26.78cm" draw:start-shape="id50" draw:start-glue-point="6" draw:end-shape="id52" draw:end-glue-point="7" svg:d="M17986 26240v540h-7306" svg:viewBox="0 0 7307 541">
          <text:p>yes</text:p>
        </draw:connector>
        <draw:custom-shape draw:style-name="gr77" draw:text-style-name="P9" xml:id="id52" draw:id="id52" draw:layer="layout" svg:width="3.319cm" svg:height="1.154cm" svg:x="7.361cm" svg:y="26.203cm">
          <text:p text:style-name="P9">select matched NQ geographi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8" draw:text-style-name="P10" xml:id="id53" draw:id="id53" draw:layer="layout" svg:width="2.694cm" svg:height="2.099cm" svg:x="1.697cm" svg:y="2.833cm">
          <text:p text:style-name="P9"><text:span text:style-name="T2">COUNTRY_geo_centroid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7" draw:text-style-name="P31" draw:layer="layout" svg:x1="1.697cm" svg:y1="3.883cm" svg:x2="2.254cm" svg:y2="26.78cm" draw:start-shape="id53" draw:start-glue-point="5" draw:end-shape="id54" draw:end-glue-point="3" svg:d="M1697 3883h-501v22897h1058" svg:viewBox="0 0 1059 22898">
          <text:p/>
        </draw:connector>
        <draw:custom-shape draw:style-name="gr79" draw:text-style-name="P9" xml:id="id54" draw:id="id54" draw:layer="layout" svg:width="4.089cm" svg:height="1.154cm" svg:x="2.254cm" svg:y="26.203cm">
          <text:p text:style-name="P9">merge X, Y onto dfs by geo2_code</text:p>
          <draw:enhanced-geometry svg:viewBox="0 0 21600 21600" draw:type="rectangle" draw:enhanced-path="M 0 0 L 21600 0 21600 21600 0 21600 0 0 Z N"/>
        </draw:custom-shape>
        <draw:connector draw:style-name="gr67" draw:text-style-name="P31" draw:layer="layout" svg:x1="7.361cm" svg:y1="26.78cm" svg:x2="6.343cm" svg:y2="26.78cm" draw:start-shape="id52" draw:start-glue-point="5" draw:end-shape="id54" draw:end-glue-point="1" svg:d="M7361 26780h-1018" svg:viewBox="0 0 1019 1">
          <text:p/>
        </draw:connector>
        <draw:connector draw:style-name="gr67" draw:text-style-name="P31" draw:layer="layout" svg:x1="4.298cm" svg:y1="27.357cm" svg:x2="4.271cm" svg:y2="32.502cm" draw:start-shape="id54" draw:start-glue-point="2" draw:end-shape="id55" draw:end-glue-point="4" svg:d="M4298 27357v2572h-27v2573" svg:viewBox="0 0 28 5146">
          <text:p/>
        </draw:connector>
        <draw:custom-shape draw:style-name="gr80" draw:text-style-name="P10" xml:id="id55" draw:id="id55" draw:layer="layout" svg:width="3.479cm" svg:height="2.099cm" svg:x="2.531cm" svg:y="32.502cm">
          <text:p text:style-name="P9"><text:span text:style-name="T2">COUNTRY_netquest-panel_geo.csv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0" xml:id="id56" draw:id="id56" draw:layer="layout" svg:width="3.479cm" svg:height="2.099cm" svg:x="8.108cm" svg:y="32.459cm">
          <text:p text:style-name="P9"><text:span text:style-name="T2">COUNTRY_ipums-census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7" draw:text-style-name="P31" draw:layer="layout" svg:x1="4.298cm" svg:y1="27.357cm" svg:x2="9.848cm" svg:y2="32.459cm" draw:start-shape="id54" draw:start-glue-point="2" draw:end-shape="id56" draw:end-glue-point="4" svg:d="M4298 27357v2551h5550v2551" svg:viewBox="0 0 5551 5103">
          <text:p/>
        </draw:connector>
      </draw:page>
      <draw:page draw:name="page4" draw:style-name="dp1" draw:master-page-name="Default">
        <draw:g>
          <draw:custom-shape draw:style-name="gr2" draw:text-style-name="P3" draw:layer="layout" svg:width="19.59cm" svg:height="3.175cm" svg:x="1cm" svg:y="2.2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162cm" svg:height="0.475cm" svg:x="18.907cm" svg:y="4.618cm">
            <draw:text-box>
              <text:p>Inputs</text:p>
            </draw:text-box>
          </draw:frame>
        </draw:g>
        <draw:frame draw:style-name="gr81" draw:text-style-name="P34" draw:layer="layout" svg:width="12.137cm" svg:height="0.864cm" svg:x="1.058cm" svg:y="1.158cm">
          <draw:text-box>
            <text:p><text:span text:style-name="T9">matching-COUNTRY (custom script for each country)</text:span></text:p>
          </draw:text-box>
        </draw:frame>
        <draw:custom-shape draw:style-name="gr82" draw:text-style-name="P12" xml:id="id62" draw:id="id62" draw:layer="layout" svg:width="3.302cm" svg:height="2.667cm" svg:x="14.711cm" svg:y="2.537cm">
          <text:p text:style-name="P5"><text:span text:style-name="T3">COUNTRY</text:span></text:p>
          <text:p text:style-name="P5"><text:span text:style-name="T3">_ipums</text:span></text:p>
          <text:p text:style-name="P5"><text:span text:style-name="T3">-census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13" xml:id="id57" draw:id="id57" draw:layer="layout" svg:width="3.302cm" svg:height="2.667cm" svg:x="6.485cm" svg:y="2.302cm">
          <text:p text:style-name="P9"><text:span text:style-name="T3">COUNTRY</text:span></text:p>
          <text:p text:style-name="P9"><text:span text:style-name="T3">_netquest</text:span></text:p>
          <text:p text:style-name="P9"><text:span text:style-name="T3">-panel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7" draw:text-style-name="P31" draw:layer="layout" svg:x1="8.136cm" svg:y1="4.811cm" svg:x2="10.516cm" svg:y2="5.47cm" draw:start-shape="id57" draw:start-glue-point="6" draw:end-shape="id58" draw:end-glue-point="4" svg:d="M8136 4811v409h2380v250" svg:viewBox="0 0 2381 660">
          <text:p/>
        </draw:connector>
        <draw:custom-shape draw:style-name="gr83" draw:text-style-name="P14" xml:id="id59" draw:id="id59" draw:layer="layout" svg:width="4.158cm" svg:height="1.685cm" svg:x="4.227cm" svg:y="8.213cm">
          <text:p text:style-name="P9">Read in (and save workspace to save time later)</text:p>
          <draw:enhanced-geometry svg:viewBox="0 0 21600 21600" draw:type="rectangle" draw:enhanced-path="M 0 0 L 21600 0 21600 21600 0 21600 0 0 Z N"/>
        </draw:custom-shape>
        <draw:connector draw:style-name="gr67" draw:text-style-name="P31" draw:layer="layout" svg:x1="6.306cm" svg:y1="9.898cm" svg:x2="10.24cm" svg:y2="11.079cm" draw:start-shape="id59" draw:start-glue-point="2" draw:end-shape="id60" draw:end-glue-point="4" svg:d="M6306 9898v590h3934v591" svg:viewBox="0 0 3935 1182">
          <text:p/>
        </draw:connector>
        <draw:custom-shape draw:style-name="gr73" draw:text-style-name="P30" xml:id="id58" draw:id="id58" draw:layer="layout" svg:width="4.261cm" svg:height="3.916cm" svg:x="8.385cm" svg:y="5.47cm">
          <text:p>First time running on this dataset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6" draw:text-style-name="P31" draw:layer="layout" svg:x1="8.385cm" svg:y1="7.428cm" svg:x2="6.306cm" svg:y2="8.213cm" draw:start-shape="id58" draw:start-glue-point="5" draw:end-shape="id59" draw:end-glue-point="0" svg:d="M8385 7428h-2079v785" svg:viewBox="0 0 2080 786">
          <text:p>Yes</text:p>
        </draw:connector>
        <draw:connector draw:style-name="gr76" draw:text-style-name="P31" draw:layer="layout" svg:x1="12.646cm" svg:y1="7.428cm" svg:x2="14.725cm" svg:y2="8.316cm" draw:start-shape="id58" draw:start-glue-point="7" draw:end-shape="id61" draw:end-glue-point="0" svg:d="M12646 7428h2079v888" svg:viewBox="0 0 2080 889">
          <text:p>No</text:p>
        </draw:connector>
        <draw:custom-shape draw:style-name="gr83" draw:text-style-name="P14" xml:id="id61" draw:id="id61" draw:layer="layout" svg:width="4.158cm" svg:height="1.685cm" svg:x="12.646cm" svg:y="8.316cm">
          <text:p text:style-name="P9">Load data from workspace</text:p>
          <draw:enhanced-geometry svg:viewBox="0 0 21600 21600" draw:type="rectangle" draw:enhanced-path="M 0 0 L 21600 0 21600 21600 0 21600 0 0 Z N"/>
        </draw:custom-shape>
        <draw:connector draw:style-name="gr67" draw:text-style-name="P31" draw:layer="layout" svg:x1="14.725cm" svg:y1="10.001cm" svg:x2="10.24cm" svg:y2="11.079cm" draw:start-shape="id61" draw:start-glue-point="2" draw:end-shape="id60" draw:end-glue-point="4" svg:d="M14725 10001v538h-4485v540" svg:viewBox="0 0 4486 1079">
          <text:p/>
        </draw:connector>
        <draw:connector draw:style-name="gr67" draw:text-style-name="P31" draw:layer="layout" svg:x1="16.362cm" svg:y1="5.046cm" svg:x2="10.516cm" svg:y2="5.47cm" draw:start-shape="id62" draw:start-glue-point="6" draw:end-shape="id58" draw:end-glue-point="4" svg:d="M16362 5046v659h-2683v-736h-3163v501" svg:viewBox="0 0 5847 737">
          <text:p/>
        </draw:connector>
        <draw:custom-shape draw:style-name="gr84" draw:text-style-name="P9" xml:id="id60" draw:id="id60" draw:layer="layout" svg:width="3.917cm" svg:height="1.581cm" svg:x="8.282cm" svg:y="11.079cm">
          <text:p text:style-name="P9">Recode matching variables to same <text:s/>sca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33" xml:id="id65" draw:id="id65" draw:layer="layout" svg:width="3.161cm" svg:height="1.271cm" svg:x="3.06cm" svg:y="13.038cm">
          <text:p text:style-name="P9"><text:span text:style-name="T13">recoded pane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5" draw:text-style-name="P33" xml:id="id64" draw:id="id64" draw:layer="layout" svg:width="3.161cm" svg:height="1.271cm" svg:x="14.055cm" svg:y="13.039cm">
          <text:p text:style-name="P9"><text:span text:style-name="T13">recoded censu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10.24cm" svg:y1="12.66cm" svg:x2="10.207cm" svg:y2="13.675cm" draw:start-shape="id60" draw:start-glue-point="6" draw:end-shape="id63" draw:end-glue-point="4" svg:d="M10240 12660v507h-33v508" svg:viewBox="0 0 34 1016">
          <text:p/>
        </draw:connector>
        <draw:custom-shape draw:style-name="gr86" draw:text-style-name="P9" xml:id="id63" draw:id="id63" draw:layer="layout" svg:width="2.199cm" svg:height="1.581cm" svg:x="9.107cm" svg:y="13.675cm">
          <text:p text:style-name="P9">give “id” to resulting dat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10.207cm" svg:y1="15.256cm" svg:x2="14.371cm" svg:y2="13.675cm" draw:start-shape="id63" draw:start-glue-point="6" draw:end-shape="id64" draw:end-glue-point="6" svg:d="M10207 15256v501h2473v-2082h1691" svg:viewBox="0 0 4165 2083">
          <text:p/>
        </draw:connector>
        <draw:connector draw:style-name="gr67" draw:text-style-name="P31" draw:layer="layout" svg:x1="10.207cm" svg:y1="15.256cm" svg:x2="5.899cm" svg:y2="13.674cm" draw:start-shape="id63" draw:start-glue-point="6" draw:end-shape="id65" draw:end-glue-point="9" svg:d="M10207 15256v501h-2543v-2083h-1765" svg:viewBox="0 0 4309 2084">
          <text:p/>
        </draw:connector>
        <draw:connector draw:style-name="gr67" draw:text-style-name="P31" draw:layer="layout" svg:x1="4.641cm" svg:y1="14.309cm" svg:x2="4.997cm" svg:y2="15.732cm" draw:start-shape="id65" draw:start-glue-point="8" draw:end-shape="id66" draw:end-glue-point="4" svg:d="M4641 14309v711h356v712" svg:viewBox="0 0 357 1424">
          <text:p/>
        </draw:connector>
        <draw:custom-shape draw:style-name="gr87" draw:text-style-name="P9" xml:id="id66" draw:id="id66" draw:layer="layout" svg:width="4.707cm" svg:height="1.581cm" svg:x="2.643cm" svg:y="15.732cm">
          <text:p text:style-name="P9">Pick relevant vars and observations, turn into facto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8" draw:text-style-name="P9" xml:id="id67" draw:id="id67" draw:layer="layout" svg:width="3.126cm" svg:height="1.134cm" svg:x="3.437cm" svg:y="18.879cm">
          <text:p text:style-name="P9">Rename panel ID colum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7" draw:text-style-name="P9" xml:id="id68" draw:id="id68" draw:layer="layout" svg:width="4.707cm" svg:height="1.581cm" svg:x="13.711cm" svg:y="14.934cm">
          <text:p text:style-name="P9">Pick relevant vars and observations, turn into facto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4.997cm" svg:y1="17.313cm" svg:x2="5cm" svg:y2="18.879cm" draw:start-shape="id66" draw:start-glue-point="6" draw:end-shape="id67" draw:end-glue-point="4" svg:d="M4997 17313v783h3v783" svg:viewBox="0 0 4 1567">
          <text:p/>
        </draw:connector>
        <draw:connector draw:style-name="gr67" draw:text-style-name="P31" draw:layer="layout" svg:x1="15.636cm" svg:y1="14.31cm" svg:x2="16.065cm" svg:y2="14.934cm" draw:start-shape="id64" draw:start-glue-point="8" draw:end-shape="id68" draw:end-glue-point="4" svg:d="M15636 14310v312h429v312" svg:viewBox="0 0 430 625">
          <text:p/>
        </draw:connector>
        <draw:custom-shape draw:style-name="gr89" draw:text-style-name="P9" xml:id="id69" draw:id="id69" draw:layer="layout" svg:width="3.299cm" svg:height="1.271cm" svg:x="14.535cm" svg:y="17.202cm">
          <text:p text:style-name="P9">Sort by strata variab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16.065cm" svg:y1="16.515cm" svg:x2="16.185cm" svg:y2="17.202cm" draw:start-shape="id68" draw:start-glue-point="6" draw:end-shape="id69" draw:end-glue-point="4" svg:d="M16065 16515v343h120v344" svg:viewBox="0 0 121 688">
          <text:p/>
        </draw:connector>
        <draw:custom-shape draw:style-name="gr90" draw:text-style-name="P9" xml:id="id70" draw:id="id70" draw:layer="layout" svg:width="4.02cm" svg:height="0.721cm" svg:x="14.673cm" svg:y="19.47cm">
          <text:p text:style-name="P9">strat_weight_samp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16.185cm" svg:y1="18.473cm" svg:x2="16.683cm" svg:y2="19.47cm" draw:start-shape="id69" draw:start-glue-point="6" draw:end-shape="id70" draw:end-glue-point="4" svg:d="M16185 18473v498h498v499" svg:viewBox="0 0 499 998">
          <text:p/>
        </draw:connector>
        <draw:custom-shape draw:style-name="gr68" draw:text-style-name="P32" draw:layer="layout" svg:width="3.608cm" svg:height="2.028cm" svg:x="19.38cm" svg:y="17.384cm">
          <text:p text:style-name="P9">Custom function to draw stratified sample with weights</text:p>
          <draw:enhanced-geometry svg:viewBox="0 0 21600 21600" draw:glue-points="10800 0 0 10800 10800 21600 21600 10800 ?f40 ?f41" draw:text-areas="0 0 21600 21600" draw:type="rectangular-callout" draw:modifiers="-8109.72568578554 23888.8122227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1" draw:text-style-name="P35" xml:id="id72" draw:id="id72" draw:layer="layout" svg:width="3.986cm" svg:height="0.584cm" svg:x="14.501cm" svg:y="20.535cm">
          <text:p text:style-name="P9"><text:span text:style-name="T13">targe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2" draw:text-style-name="P9" xml:id="id71" draw:id="id71" draw:layer="layout" svg:width="4.398cm" svg:height="1.925cm" svg:x="14.295cm" svg:y="21.784cm">
          <text:p text:style-name="P9">Compare distribution of target and overall censu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draw:line-skew="0.082cm" svg:x1="16.894cm" svg:y1="13.675cm" svg:x2="18.693cm" svg:y2="22.747cm" draw:start-shape="id64" draw:start-glue-point="9" draw:end-shape="id71" draw:end-glue-point="7" svg:d="M16894 13675h2383v9072h-584" svg:viewBox="0 0 2384 9073">
          <text:p/>
        </draw:connector>
        <draw:connector draw:style-name="gr67" draw:text-style-name="P31" draw:layer="layout" svg:x1="16.494cm" svg:y1="21.119cm" svg:x2="16.494cm" svg:y2="21.784cm" draw:start-shape="id72" draw:start-glue-point="8" draw:end-shape="id71" draw:end-glue-point="4" svg:d="M16494 21119v665" svg:viewBox="0 0 1 666">
          <text:p/>
        </draw:connector>
        <draw:connector draw:style-name="gr67" draw:text-style-name="P31" draw:layer="layout" svg:x1="16.683cm" svg:y1="20.191cm" svg:x2="16.893cm" svg:y2="20.535cm" draw:start-shape="id70" draw:start-glue-point="6" draw:end-shape="id72" draw:end-glue-point="4" svg:d="M16683 20191v172h210v172" svg:viewBox="0 0 211 345">
          <text:p/>
        </draw:connector>
        <draw:custom-shape draw:style-name="gr93" draw:text-style-name="P36" xml:id="id73" draw:id="id73" draw:layer="layout" svg:width="2.783cm" svg:height="2.062cm" svg:x="15.188cm" svg:y="24.431cm">
          <text:p text:style-name="P9">Compara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7" draw:text-style-name="P31" draw:layer="layout" svg:x1="16.494cm" svg:y1="23.709cm" svg:x2="16.58cm" svg:y2="24.431cm" draw:start-shape="id71" draw:start-glue-point="6" draw:end-shape="id73" draw:end-glue-point="4" svg:d="M16494 23709v361h86v361" svg:viewBox="0 0 87 723">
          <text:p/>
        </draw:connector>
        <draw:connector draw:style-name="gr76" draw:text-style-name="P31" draw:layer="layout" svg:x1="15.188cm" svg:y1="25.462cm" svg:x2="9.964cm" svg:y2="22.627cm" draw:start-shape="id73" draw:start-glue-point="5" draw:end-shape="id74" svg:d="M15188 25462h-2612v-2835h-2612" svg:viewBox="0 0 5225 2836">
          <text:p>Yes</text:p>
        </draw:connector>
        <draw:connector draw:style-name="gr94" draw:text-style-name="P31" draw:layer="layout" draw:line-skew="1.834cm" svg:x1="17.971cm" svg:y1="25.462cm" svg:x2="18.693cm" svg:y2="19.831cm" draw:start-shape="id73" draw:start-glue-point="7" draw:end-shape="id70" draw:end-glue-point="7" svg:d="M17971 25462h3058v-5631h-2336" svg:viewBox="0 0 3059 5632">
          <text:p>No</text:p>
        </draw:connector>
        <draw:custom-shape draw:style-name="gr95" draw:text-style-name="P9" xml:id="id75" draw:id="id75" draw:layer="layout" svg:width="3.574cm" svg:height="0.653cm" svg:x="3.195cm" svg:y="21.648cm">
          <text:p text:style-name="P9">treat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6" draw:text-style-name="P9" xml:id="id74" draw:id="id74" draw:layer="layout" svg:width="2.989cm" svg:height="0.928cm" svg:x="6.975cm" svg:y="22.163cm">
          <text:p text:style-name="P9">treat 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7" draw:text-style-name="P9" xml:id="id76" draw:id="id76" draw:layer="layout" svg:width="2.852cm" svg:height="0.996cm" svg:x="3.367cm" svg:y="23.091cm">
          <text:p text:style-name="P9">rbi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4.982cm" svg:y1="22.301cm" svg:x2="4.793cm" svg:y2="23.091cm" draw:start-shape="id75" draw:start-glue-point="6" draw:end-shape="id76" draw:end-glue-point="4" svg:d="M4982 22301v395h-189v395" svg:viewBox="0 0 190 791">
          <text:p/>
        </draw:connector>
        <draw:connector draw:style-name="gr67" draw:text-style-name="P31" draw:layer="layout" svg:x1="6.975cm" svg:y1="22.627cm" svg:x2="4.793cm" svg:y2="23.091cm" draw:start-shape="id74" draw:start-glue-point="5" draw:end-shape="id76" draw:end-glue-point="4" svg:d="M6975 22627h-2182v464" svg:viewBox="0 0 2183 465">
          <text:p/>
        </draw:connector>
        <draw:custom-shape draw:style-name="gr98" draw:text-style-name="P35" xml:id="id77" draw:id="id77" draw:layer="layout" svg:width="2.783cm" svg:height="0.55cm" svg:x="3.849cm" svg:y="24.809cm">
          <text:p text:style-name="P9"><text:span text:style-name="T13">all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4.793cm" svg:y1="24.087cm" svg:x2="5.519cm" svg:y2="24.809cm" draw:start-shape="id76" draw:start-glue-point="6" draw:end-shape="id77" draw:end-glue-point="4" svg:d="M4793 24087v361h726v361" svg:viewBox="0 0 727 723">
          <text:p/>
        </draw:connector>
        <draw:custom-shape draw:style-name="gr99" draw:text-style-name="P9" xml:id="id78" draw:id="id78" draw:layer="layout" svg:width="4.055cm" svg:height="0.55cm" svg:x="3.436cm" svg:y="25.908cm">
          <text:p text:style-name="P9">Fix panelid leve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9" xml:id="id79" draw:id="id79" draw:layer="layout" svg:width="4.124cm" svg:height="0.756cm" svg:x="3.436cm" svg:y="26.871cm">
          <text:p text:style-name="P9">assign age gro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1" draw:text-style-name="P9" xml:id="id80" draw:id="id80" draw:layer="layout" svg:width="4.227cm" svg:height="0.825cm" svg:x="3.333cm" svg:y="28.039cm">
          <text:p text:style-name="P9">make numeri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5.241cm" svg:y1="25.359cm" svg:x2="5.463cm" svg:y2="25.908cm" draw:start-shape="id77" draw:start-glue-point="8" draw:end-shape="id78" draw:end-glue-point="4" svg:d="M5241 25359v275h222v274" svg:viewBox="0 0 223 550">
          <text:p/>
        </draw:connector>
        <draw:connector draw:style-name="gr67" draw:text-style-name="P31" draw:layer="layout" svg:x1="5.463cm" svg:y1="26.458cm" svg:x2="5.498cm" svg:y2="26.871cm" draw:start-shape="id78" draw:start-glue-point="6" draw:end-shape="id79" draw:end-glue-point="4" svg:d="M5463 26458v207h35v206" svg:viewBox="0 0 36 414">
          <text:p/>
        </draw:connector>
        <draw:connector draw:style-name="gr67" draw:text-style-name="P31" draw:layer="layout" svg:x1="5.498cm" svg:y1="27.627cm" svg:x2="5.447cm" svg:y2="28.039cm" draw:start-shape="id79" draw:start-glue-point="6" draw:end-shape="id80" draw:end-glue-point="4" svg:d="M5498 27627v206h-51v206" svg:viewBox="0 0 52 413">
          <text:p/>
        </draw:connector>
        <draw:connector draw:style-name="gr67" draw:text-style-name="P31" draw:layer="layout" svg:x1="5cm" svg:y1="20.013cm" svg:x2="4.982cm" svg:y2="21.648cm" draw:start-shape="id67" draw:start-glue-point="6" draw:end-shape="id75" draw:end-glue-point="4" svg:d="M5000 20013v818h-18v817" svg:viewBox="0 0 19 1636">
          <text:p/>
        </draw:connector>
        <draw:custom-shape draw:style-name="gr102" draw:text-style-name="P9" xml:id="id81" draw:id="id81" draw:layer="layout" svg:width="2.715cm" svg:height="0.653cm" svg:x="4.089cm" svg:y="29.791cm">
          <text:p text:style-name="P9"><text:a xlink:href="#Slide 5" xlink:type="simple">matchRatio</text:a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5.447cm" svg:y1="28.864cm" svg:x2="5.447cm" svg:y2="29.791cm" draw:start-shape="id80" draw:start-glue-point="6" draw:end-shape="id81" draw:end-glue-point="4" svg:d="M5447 28864v927" svg:viewBox="0 0 1 928">
          <text:p/>
        </draw:connector>
        <draw:custom-shape draw:style-name="gr103" draw:text-style-name="P9" xml:id="id82" draw:id="id82" draw:layer="layout" svg:width="4.226cm" svg:height="1.134cm" svg:x="11.168cm" svg:y="28.245cm">
          <text:p text:style-name="P9">attach NQ panelist code by panel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draw:line-skew="0cm 5.208cm" svg:x1="13.281cm" svg:y1="29.379cm" svg:x2="16.15cm" svg:y2="28.981cm" draw:start-shape="id82" draw:start-glue-point="6" draw:end-shape="id83" draw:end-glue-point="5" svg:d="M13281 29379v721h2594v-1119h275" svg:viewBox="0 0 2870 1120">
          <text:p/>
        </draw:connector>
        <draw:custom-shape draw:style-name="gr104" draw:text-style-name="P9" xml:id="id83" draw:id="id83" draw:layer="layout" svg:width="3.986cm" svg:height="1.237cm" svg:x="16.15cm" svg:y="28.362cm">
          <text:p text:style-name="P9">attach census Serial/pernum by target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5" draw:text-style-name="P9" xml:id="id84" draw:id="id84" draw:layer="layout" svg:width="4.02cm" svg:height="0.688cm" svg:x="13.608cm" svg:y="30.891cm">
          <text:p text:style-name="P9">write to csv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18.143cm" svg:y1="29.599cm" svg:x2="15.618cm" svg:y2="30.891cm" draw:start-shape="id83" draw:start-glue-point="6" draw:end-shape="id84" draw:end-glue-point="4" svg:d="M18143 29599v646h-2525v646" svg:viewBox="0 0 2526 1293">
          <text:p/>
        </draw:connector>
        <draw:connector draw:style-name="gr67" draw:text-style-name="P31" draw:layer="layout" svg:x1="15.618cm" svg:y1="31.579cm" svg:x2="13.362cm" svg:y2="33.551cm" draw:start-shape="id84" draw:start-glue-point="6" draw:end-shape="id85" svg:d="M15618 31579v1972h-2256" svg:viewBox="0 0 2257 1973">
          <text:p/>
        </draw:connector>
        <draw:custom-shape draw:style-name="gr106" draw:text-style-name="P15" xml:id="id85" draw:id="id85" draw:layer="layout" svg:width="3.363cm" svg:height="2.169cm" svg:x="9.999cm" svg:y="32.467cm">
          <draw:glue-point draw:id="8" svg:x="-3.063cm" svg:y="-5cm"/>
          <text:p text:style-name="P9">COUNTRY</text:p>
          <text:p text:style-name="P9">_selected</text:p>
          <text:p text:style-name="P9">_waveN.csv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7" draw:text-style-name="P37" xml:id="id87" draw:id="id87" draw:layer="layout" svg:width="2.062cm" svg:height="1.134cm" svg:x="8.179cm" svg:y="29.38cm">
          <text:p text:style-name="P1"><text:span text:style-name="T14">df as “id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8" draw:text-style-name="P37" xml:id="id86" draw:id="id86" draw:layer="layout" svg:width="2.644cm" svg:height="0.687cm" svg:x="8.112cm" svg:y="28.178cm">
          <text:p text:style-name="P1"><text:span text:style-name="T14">match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6.804cm" svg:y1="30.118cm" svg:x2="8.376cm" svg:y2="28.522cm" draw:start-shape="id81" draw:start-glue-point="7" draw:end-shape="id86" draw:end-glue-point="6" svg:d="M6804 30118h654v-1596h918" svg:viewBox="0 0 1573 1597">
          <text:p/>
        </draw:connector>
        <draw:connector draw:style-name="gr67" draw:text-style-name="P31" draw:layer="layout" svg:x1="6.804cm" svg:y1="30.118cm" svg:x2="8.385cm" svg:y2="29.947cm" draw:start-shape="id81" draw:start-glue-point="7" draw:end-shape="id87" draw:end-glue-point="6" svg:d="M6804 30118h688v-171h893" svg:viewBox="0 0 1582 172">
          <text:p/>
        </draw:connector>
        <draw:connector draw:style-name="gr67" draw:text-style-name="P31" draw:layer="layout" draw:line-skew="-5.278cm 2.203cm" svg:x1="10.031cm" svg:y1="29.947cm" svg:x2="11.168cm" svg:y2="28.812cm" draw:start-shape="id87" draw:start-glue-point="9" draw:end-shape="id82" draw:end-glue-point="5" svg:d="M10031 29947h587 49v-1135h501" svg:viewBox="0 0 1138 1136">
          <text:p/>
        </draw:connector>
        <draw:custom-shape draw:style-name="gr109" draw:text-style-name="P35" xml:id="id88" draw:id="id88" draw:layer="layout" svg:width="5.67cm" svg:height="0.755cm" svg:x="0.815cm" svg:y="3.197cm">
          <text:p text:style-name="P9"><text:span text:style-name="T13">matching.var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3.65cm" svg:y1="3.952cm" svg:x2="2.302cm" svg:y2="7.388cm" draw:start-shape="id88" draw:start-glue-point="8" svg:d="M3650 3952v1969h-1348v1467" svg:viewBox="0 0 1349 3437">
          <text:p/>
        </draw:connector>
        <draw:custom-shape draw:style-name="gr110" draw:text-style-name="P9" xml:id="id89" draw:id="id89" draw:layer="layout" svg:width="2.852cm" svg:height="1.099cm" svg:x="0.997cm" svg:y="7.285cm">
          <text:p text:style-name="P9">define</text:p>
          <text:p text:style-name="P9">matching.for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2.423cm" svg:y1="8.384cm" svg:x2="4.089cm" svg:y2="30.118cm" draw:start-shape="id89" draw:start-glue-point="6" draw:end-shape="id81" draw:end-glue-point="5" svg:d="M2423 8384v21734h1666" svg:viewBox="0 0 1667 21735">
          <text:p/>
        </draw:connector>
        <officeooo:annotation svg:x="0cm" svg:y="0cm">
          <dc:date>2019-08-13T17:27:55</dc:date>
          <text:p>“Fakeid” label should go, since none of them are actually called that anymore—take note that all files from netquest have to be manually cleaned first anyways.</text:p>
        </officeooo:annotation>
      </draw:page>
      <draw:page draw:name="page5" draw:style-name="dp1" draw:master-page-name="Default">
        <draw:frame draw:style-name="gr111" draw:text-style-name="P34" draw:layer="layout" svg:width="18.596cm" svg:height="0.903cm" svg:x="1.243cm" svg:y="1.591cm">
          <draw:text-box>
            <text:p><text:span text:style-name="T9">matchRatio (wrapper function for matchit to create a series of matches for a sample)</text:span></text:p>
          </draw:text-box>
        </draw:frame>
        <draw:g>
          <draw:custom-shape draw:style-name="gr112" draw:text-style-name="P3" draw:layer="layout" svg:width="19.59cm" svg:height="3.175cm" svg:x="1.184cm" svg:y="2.82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162cm" svg:height="0.475cm" svg:x="19.091cm" svg:y="5.15cm">
            <draw:text-box>
              <text:p>Inputs</text:p>
            </draw:text-box>
          </draw:frame>
        </draw:g>
        <draw:custom-shape draw:style-name="gr113" draw:text-style-name="P39" xml:id="id90" draw:id="id90" draw:layer="layout" svg:width="3.642cm" svg:height="2.337cm" svg:x="2.684cm" svg:y="3.207cm">
          <text:p text:style-name="P38"><text:span text:style-name="T15">data</text:span></text:p>
          <text:p text:style-name="P9"><text:span text:style-name="T14">dataframe with panel and census 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4" draw:text-style-name="P39" xml:id="id101" draw:id="id101" draw:layer="layout" svg:width="5.219cm" svg:height="2.337cm" svg:x="5.914cm" svg:y="3.207cm">
          <text:p text:style-name="P38"><text:span text:style-name="T15">metric</text:span></text:p>
          <text:p text:style-name="P38"><text:span text:style-name="T14">metric to use for matching, e.g. “mahalanobi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5" draw:text-style-name="P40" xml:id="id93" draw:id="id93" draw:layer="layout" svg:width="3.437cm" svg:height="2.165cm" svg:x="11.133cm" svg:y="3.379cm">
          <text:p text:style-name="P1"><text:span text:style-name="T15">n</text:span></text:p>
          <text:p text:style-name="P1"><text:span text:style-name="T16">number of matches per targe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6" draw:text-style-name="P40" xml:id="id102" draw:id="id102" draw:layer="layout" svg:width="5.43cm" svg:height="2.466cm" svg:x="14.225cm" svg:y="3.179cm">
          <text:p text:style-name="P1"><text:span text:style-name="T15">exact</text:span></text:p>
          <text:p text:style-name="P1"><text:span text:style-name="T16">variables to match exactly, e.g. age group and gend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7" draw:text-style-name="P9" xml:id="id91" draw:id="id91" draw:layer="layout" svg:width="3.127cm" svg:height="2.577cm" svg:x="2.852cm" svg:y="6.618cm">
          <text:p text:style-name="P9">create dataframe w/ id, panelId and dimensions of target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4.505cm" svg:y1="5.544cm" svg:x2="4.416cm" svg:y2="6.618cm" draw:start-shape="id90" draw:start-glue-point="8" draw:end-shape="id91" draw:end-glue-point="4" svg:d="M4505 5544v537h-89v537" svg:viewBox="0 0 90 1075">
          <text:p/>
        </draw:connector>
        <draw:custom-shape draw:style-name="gr118" draw:text-style-name="P9" xml:id="id94" draw:id="id94" draw:layer="layout" svg:width="3.024cm" svg:height="1.065cm" svg:x="11.134cm" svg:y="7.202cm">
          <text:p text:style-name="P9">create list of length n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draw:line-skew="-1.591cm" svg:x1="4.134cm" svg:y1="5.544cm" svg:x2="3.024cm" svg:y2="9.968cm" draw:start-shape="id90" draw:start-glue-point="7" draw:end-shape="id92" draw:end-glue-point="5" svg:d="M4134 5544v458h-1612v3966h502" svg:viewBox="0 0 1613 4425">
          <text:p/>
        </draw:connector>
        <draw:custom-shape draw:style-name="gr119" draw:text-style-name="P9" xml:id="id92" draw:id="id92" draw:layer="layout" svg:width="2.165cm" svg:height="0.652cm" svg:x="3.024cm" svg:y="9.642cm">
          <text:p text:style-name="P9">cop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12.501cm" svg:y1="5.544cm" svg:x2="12.646cm" svg:y2="7.202cm" draw:start-shape="id93" draw:start-glue-point="7" draw:end-shape="id94" draw:end-glue-point="4" svg:d="M12501 5544v829h145v829" svg:viewBox="0 0 146 1659">
          <text:p/>
        </draw:connector>
        <draw:connector draw:style-name="gr67" draw:text-style-name="P31" draw:layer="layout" svg:x1="5.979cm" svg:y1="7.907cm" svg:x2="7.814cm" svg:y2="8.404cm" draw:start-shape="id91" draw:start-glue-point="7" draw:end-shape="id95" draw:end-glue-point="4" svg:d="M5979 7907h618v-5h1217v502" svg:viewBox="0 0 1836 503">
          <text:p/>
        </draw:connector>
        <draw:custom-shape draw:style-name="gr120" draw:text-style-name="P35" xml:id="id95" draw:id="id95" draw:layer="layout" svg:width="0.997cm" svg:height="0.997cm" svg:x="7.216cm" svg:y="8.404cm">
          <text:p text:style-name="P1"><text:span text:style-name="T14">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0" draw:text-style-name="P35" xml:id="id96" draw:id="id96" draw:layer="layout" svg:width="1.856cm" svg:height="1.375cm" svg:x="3.986cm" svg:y="11.05cm">
          <text:p text:style-name="P1"><text:span text:style-name="T14">data.cop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4.107cm" svg:y1="10.294cm" svg:x2="5.1cm" svg:y2="11.05cm" draw:start-shape="id92" draw:start-glue-point="6" draw:end-shape="id96" draw:end-glue-point="4" svg:d="M4107 10294v378h993v378" svg:viewBox="0 0 994 757">
          <text:p/>
        </draw:connector>
        <draw:custom-shape draw:style-name="gr121" draw:text-style-name="P41" xml:id="id97" draw:id="id97" draw:layer="layout" svg:width="2.68cm" svg:height="0.653cm" svg:x="11.099cm" svg:y="9.126cm">
          <text:p text:style-name="P1"><text:span text:style-name="T16">match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12.646cm" svg:y1="8.267cm" svg:x2="12.707cm" svg:y2="9.126cm" draw:start-shape="id94" draw:start-glue-point="6" draw:end-shape="id97" draw:end-glue-point="4" svg:d="M12646 8267v429h61v430" svg:viewBox="0 0 62 860">
          <text:p/>
        </draw:connector>
        <draw:custom-shape draw:style-name="gr122" draw:text-style-name="P9" xml:id="id98" draw:id="id98" draw:layer="layout" svg:width="2.508cm" svg:height="2.267cm" svg:x="11.065cm" svg:y="10.982cm">
          <text:p text:style-name="P9">i&lt;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7" draw:text-style-name="P31" draw:layer="layout" draw:line-skew="-1.302cm 1.354cm" svg:x1="12.852cm" svg:y1="5.544cm" svg:x2="13.573cm" svg:y2="12.116cm" draw:start-shape="id93" draw:start-glue-point="8" draw:end-shape="id98" draw:end-glue-point="7" svg:d="M12852 5544v1417h2577v5155h-1856" svg:viewBox="0 0 2578 6573">
          <text:p/>
        </draw:connector>
        <draw:connector draw:style-name="gr76" draw:text-style-name="P31" draw:layer="layout" svg:x1="11.065cm" svg:y1="12.116cm" svg:x2="9.175cm" svg:y2="13.009cm" draw:start-shape="id98" draw:start-glue-point="5" draw:end-shape="id99" draw:end-glue-point="4" svg:d="M11065 12116h-1890v893" svg:viewBox="0 0 1891 894">
          <text:p>yes</text:p>
        </draw:connector>
        <draw:custom-shape draw:style-name="gr123" draw:text-style-name="P9" xml:id="id99" draw:id="id99" draw:layer="layout" svg:width="5.154cm" svg:height="1.787cm" svg:x="6.598cm" svg:y="13.009cm">
          <text:p text:style-name="P9">matchit(matching.form, data.copy, exact, “nearest”,distance=metric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8" draw:text-style-name="P32" draw:layer="layout" svg:width="3.608cm" svg:height="2.028cm" svg:x="15.669cm" svg:y="12.683cm">
          <text:p text:style-name="P9">Custom function to draw stratified sample with weights</text:p>
          <draw:enhanced-geometry svg:viewBox="0 0 21600 21600" draw:glue-points="10800 0 0 10800 10800 21600 21600 10800 ?f40 ?f41" draw:text-areas="0 0 21600 21600" draw:type="rectangular-callout" draw:modifiers="-23856.3591022444 11880.53228191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7" draw:text-style-name="P31" draw:layer="layout" svg:x1="9.175cm" svg:y1="14.796cm" svg:x2="2.049cm" svg:y2="17.469cm" draw:start-shape="id99" draw:start-glue-point="6" draw:end-shape="id100" draw:end-glue-point="5" svg:d="M9175 14796v1036h-7628v1637h502" svg:viewBox="0 0 7629 2674">
          <text:p/>
        </draw:connector>
        <draw:custom-shape draw:style-name="gr124" draw:text-style-name="P9" xml:id="id100" draw:id="id100" draw:layer="layout" svg:width="4.433cm" svg:height="1.202cm" svg:x="2.049cm" svg:y="16.868cm">
          <text:p text:style-name="P9">append to match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8.524cm" svg:y1="5.544cm" svg:x2="9.175cm" svg:y2="13.009cm" draw:start-shape="id101" draw:start-glue-point="8" draw:end-shape="id99" draw:end-glue-point="4" svg:d="M8524 5544v3732h651v3733" svg:viewBox="0 0 652 7466">
          <text:p/>
        </draw:connector>
        <draw:connector draw:style-name="gr67" draw:text-style-name="P31" draw:layer="layout" svg:x1="4.914cm" svg:y1="12.425cm" svg:x2="6.598cm" svg:y2="13.903cm" draw:start-shape="id96" draw:start-glue-point="8" draw:end-shape="id99" draw:end-glue-point="5" svg:d="M4914 12425v1478h1684" svg:viewBox="0 0 1685 1479">
          <text:p/>
        </draw:connector>
        <draw:connector draw:style-name="gr67" draw:text-style-name="P31" draw:layer="layout" svg:x1="16.94cm" svg:y1="5.645cm" svg:x2="11.752cm" svg:y2="13.903cm" draw:start-shape="id102" draw:start-glue-point="8" draw:end-shape="id99" draw:end-glue-point="7" svg:d="M16940 5645v8258h-5188" svg:viewBox="0 0 5189 8259">
          <text:p/>
        </draw:connector>
        <draw:custom-shape draw:style-name="gr125" draw:text-style-name="P9" xml:id="id103" draw:id="id103" draw:layer="layout" svg:width="3.78cm" svg:height="1.134cm" svg:x="9.311cm" svg:y="16.359cm">
          <text:p text:style-name="P9">merge panelIds onto df by “id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draw:line-skew="-2.396cm" svg:x1="12.439cm" svg:y1="9.779cm" svg:x2="2.049cm" svg:y2="17.469cm" draw:start-shape="id97" draw:start-glue-point="8" draw:end-shape="id100" draw:end-glue-point="5" svg:d="M12439 9779v1149h-10892v6541h502" svg:viewBox="0 0 10893 7691">
          <text:p/>
        </draw:connector>
        <draw:connector draw:style-name="gr67" draw:text-style-name="P31" draw:layer="layout" draw:line-skew="1.37cm" svg:x1="8.112cm" svg:y1="8.903cm" svg:x2="13.091cm" svg:y2="16.926cm" draw:start-shape="id95" draw:start-glue-point="9" draw:end-shape="id103" draw:end-glue-point="7" svg:d="M8112 8903h6850v8023h-1871" svg:viewBox="0 0 6851 8024">
          <text:p/>
        </draw:connector>
        <draw:connector draw:style-name="gr67" draw:text-style-name="P31" draw:layer="layout" svg:x1="9.175cm" svg:y1="14.796cm" svg:x2="11.201cm" svg:y2="16.359cm" draw:start-shape="id99" draw:start-glue-point="6" draw:end-shape="id103" draw:end-glue-point="4" svg:d="M9175 14796v782h2026v781" svg:viewBox="0 0 2027 1564">
          <text:p/>
        </draw:connector>
        <draw:connector draw:style-name="gr67" draw:text-style-name="P31" draw:layer="layout" svg:x1="9.175cm" svg:y1="14.796cm" svg:x2="8.435cm" svg:y2="18.438cm" draw:start-shape="id99" draw:start-glue-point="6" draw:end-shape="id104" draw:end-glue-point="0" svg:d="M9175 14796v1821h-740v1821" svg:viewBox="0 0 741 3643">
          <text:p/>
        </draw:connector>
        <draw:custom-shape draw:style-name="gr126" draw:text-style-name="P9" xml:id="id104" draw:id="id104" draw:layer="layout" svg:width="4.364cm" svg:height="1.547cm" svg:x="6.253cm" svg:y="18.438cm">
          <text:p text:style-name="P9">remove matched panelists (“control”) from data.copy</text:p>
          <draw:enhanced-geometry svg:viewBox="0 0 21600 21600" draw:type="rectangle" draw:enhanced-path="M 0 0 L 21600 0 21600 21600 0 21600 0 0 Z N"/>
        </draw:custom-shape>
        <draw:connector draw:style-name="gr67" draw:text-style-name="P31" draw:layer="layout" svg:x1="4.266cm" svg:y1="18.07cm" svg:x2="13.779cm" svg:y2="17.992cm" draw:start-shape="id100" draw:start-glue-point="6" draw:end-shape="id105" draw:end-glue-point="3" svg:d="M4266 18070v2916h10163v-2994h-650" svg:viewBox="0 0 10164 2995">
          <text:p/>
        </draw:connector>
        <draw:connector draw:style-name="gr67" draw:text-style-name="P31" xml:id="id105" draw:id="id105" draw:layer="layout" svg:x1="8.435cm" svg:y1="19.985cm" svg:x2="13.779cm" svg:y2="17.992cm" draw:start-shape="id104" draw:start-glue-point="2" svg:d="M8435 19985v500h5344v-2493" svg:viewBox="0 0 5345 2494">
          <text:p/>
        </draw:connector>
        <draw:connector draw:style-name="gr67" draw:text-style-name="P31" draw:layer="layout" draw:line-skew="0cm 2.077cm" svg:x1="11.201cm" svg:y1="17.493cm" svg:x2="12.319cm" svg:y2="13.249cm" draw:start-shape="id103" draw:start-glue-point="6" draw:end-shape="id98" draw:end-glue-point="6" svg:d="M11201 17493v502h4468v-3191h-3350v-1555" svg:viewBox="0 0 4469 4747">
          <text:p/>
        </draw:connector>
        <draw:connector draw:style-name="gr76" draw:text-style-name="P31" xml:id="id107" draw:id="id107" draw:layer="layout" svg:x1="12.319cm" svg:y1="13.249cm" svg:x2="19.174cm" svg:y2="16.926cm" draw:start-shape="id98" draw:start-glue-point="6" draw:end-shape="id106" draw:end-glue-point="4" svg:d="M12319 13249v1839h6855v1838" svg:viewBox="0 0 6856 3678">
          <text:p>no</text:p>
        </draw:connector>
        <draw:custom-shape draw:style-name="gr120" draw:text-style-name="P35" xml:id="id106" draw:id="id106" draw:layer="layout" svg:width="2.062cm" svg:height="1.134cm" svg:x="17.937cm" svg:y="16.926cm">
          <text:p text:style-name="P1"><text:span text:style-name="T14">df as “id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7" draw:text-style-name="P37" xml:id="id108" draw:id="id108" draw:layer="layout" svg:width="2.644cm" svg:height="0.687cm" svg:x="19.793cm" svg:y="15.861cm">
          <text:p text:style-name="P1"><text:span text:style-name="T14">match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15.746cm" svg:y1="15.088cm" svg:x2="21.115cm" svg:y2="15.861cm" draw:start-shape="id107" draw:start-glue-point="0" draw:end-shape="id108" draw:end-glue-point="5" svg:d="M15746 15088h5369v773" svg:viewBox="0 0 5370 774">
          <text:p/>
        </draw:connector>
      </draw:page>
      <draw:page draw:name="page6" draw:style-name="dp1" draw:master-page-name="Default">
        <draw:g>
          <draw:custom-shape draw:style-name="gr128" draw:text-style-name="P3" draw:layer="layout" svg:width="25.944cm" svg:height="3.175cm" svg:x="1cm" svg:y="2.296cm">
            <text:p/>
            <draw:enhanced-geometry svg:viewBox="0 0 21600 21600" draw:type="rectangle" draw:enhanced-path="M 0 0 L 21600 0 21600 21600 0 21600 0 0 Z N"/>
          </draw:custom-shape>
          <draw:frame draw:style-name="gr129" draw:text-style-name="P4" draw:layer="layout" svg:width="1.539cm" svg:height="0.475cm" svg:x="24.715cm" svg:y="4.619cm">
            <draw:text-box>
              <text:p>Inputs</text:p>
            </draw:text-box>
          </draw:frame>
        </draw:g>
        <draw:frame draw:style-name="gr130" draw:text-style-name="P43" draw:layer="layout" svg:width="19.556cm" svg:height="1.727cm" svg:x="1.058cm" svg:y="1.159cm">
          <draw:text-box>
            <text:p text:style-name="P42"><text:span text:style-name="T9">rematch-COUNTRY (custom script for each country—obtain list of completes from Netquest to proceed)</text:span></text:p>
          </draw:text-box>
        </draw:frame>
        <draw:custom-shape draw:style-name="gr131" draw:text-style-name="P12" xml:id="id114" draw:id="id114" draw:layer="layout" svg:width="3.302cm" svg:height="2.667cm" svg:x="21.281cm" svg:y="2.604cm">
          <text:p text:style-name="P5"><text:span text:style-name="T3">COUNTRY</text:span></text:p>
          <text:p text:style-name="P5"><text:span text:style-name="T3">_ipums</text:span></text:p>
          <text:p text:style-name="P5"><text:span text:style-name="T3">-census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2" draw:text-style-name="P13" xml:id="id109" draw:id="id109" draw:layer="layout" svg:width="3.302cm" svg:height="2.667cm" svg:x="15.428cm" svg:y="2.303cm">
          <text:p text:style-name="P9"><text:span text:style-name="T3">COUNTRY</text:span></text:p>
          <text:p text:style-name="P9"><text:span text:style-name="T3">_netquest</text:span></text:p>
          <text:p text:style-name="P9"><text:span text:style-name="T3">-panel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7" draw:text-style-name="P31" draw:layer="layout" svg:x1="17.079cm" svg:y1="4.812cm" svg:x2="19.965cm" svg:y2="6.444cm" draw:start-shape="id109" draw:start-glue-point="6" draw:end-shape="id110" draw:end-glue-point="4" svg:d="M17079 4812v895h2886v737" svg:viewBox="0 0 2887 1633">
          <text:p/>
        </draw:connector>
        <draw:custom-shape draw:style-name="gr83" draw:text-style-name="P14" xml:id="id111" draw:id="id111" draw:layer="layout" svg:width="4.158cm" svg:height="1.685cm" svg:x="12.181cm" svg:y="10.14cm">
          <text:p text:style-name="P9">Read in (and save workspace to save time later)</text:p>
          <draw:enhanced-geometry svg:viewBox="0 0 21600 21600" draw:type="rectangle" draw:enhanced-path="M 0 0 L 21600 0 21600 21600 0 21600 0 0 Z N"/>
        </draw:custom-shape>
        <draw:connector draw:style-name="gr67" draw:text-style-name="P31" draw:layer="layout" svg:x1="14.26cm" svg:y1="11.825cm" svg:x2="21.098cm" svg:y2="14.299cm" draw:start-shape="id111" draw:start-glue-point="2" draw:end-shape="id112" draw:end-glue-point="4" svg:d="M14260 11825v1236h6838v1238" svg:viewBox="0 0 6839 2475">
          <text:p/>
        </draw:connector>
        <draw:custom-shape draw:style-name="gr73" draw:text-style-name="P30" xml:id="id110" draw:id="id110" draw:layer="layout" svg:width="4.261cm" svg:height="3.916cm" svg:x="17.834cm" svg:y="6.444cm">
          <text:p>First time running on this dataset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6" draw:text-style-name="P31" draw:layer="layout" svg:x1="17.834cm" svg:y1="8.402cm" svg:x2="16.339cm" svg:y2="10.982cm" draw:start-shape="id110" draw:start-glue-point="5" draw:end-shape="id111" draw:end-glue-point="1" svg:d="M17834 8402h-748v2580h-747" svg:viewBox="0 0 1496 2581">
          <text:p>Yes</text:p>
        </draw:connector>
        <draw:connector draw:style-name="gr76" draw:text-style-name="P31" draw:layer="layout" svg:x1="22.095cm" svg:y1="8.402cm" svg:x2="23.053cm" svg:y2="10.982cm" draw:end-shape="id113" draw:end-glue-point="3" svg:d="M22095 8402h229v2580h729" svg:viewBox="0 0 959 2581">
          <text:p>No</text:p>
        </draw:connector>
        <draw:custom-shape draw:style-name="gr83" draw:text-style-name="P14" xml:id="id113" draw:id="id113" draw:layer="layout" svg:width="4.158cm" svg:height="1.685cm" svg:x="23.053cm" svg:y="10.14cm">
          <text:p text:style-name="P9">Load data from workspace</text:p>
          <draw:enhanced-geometry svg:viewBox="0 0 21600 21600" draw:type="rectangle" draw:enhanced-path="M 0 0 L 21600 0 21600 21600 0 21600 0 0 Z N"/>
        </draw:custom-shape>
        <draw:connector draw:style-name="gr67" draw:text-style-name="P31" draw:layer="layout" svg:x1="25.132cm" svg:y1="11.825cm" svg:x2="21.098cm" svg:y2="14.299cm" draw:start-shape="id113" draw:start-glue-point="2" draw:end-shape="id112" draw:end-glue-point="4" svg:d="M25132 11825v1236h-4034v1238" svg:viewBox="0 0 4035 2475">
          <text:p/>
        </draw:connector>
        <draw:connector draw:style-name="gr67" draw:text-style-name="P31" draw:layer="layout" svg:x1="22.932cm" svg:y1="5.113cm" svg:x2="19.965cm" svg:y2="6.444cm" draw:start-shape="id114" draw:start-glue-point="6" draw:end-shape="id110" draw:end-glue-point="4" svg:d="M22932 5113v745h-2967v586" svg:viewBox="0 0 2968 1332">
          <text:p/>
        </draw:connector>
        <draw:custom-shape draw:style-name="gr133" draw:text-style-name="P9" xml:id="id112" draw:id="id112" draw:layer="layout" svg:width="3.917cm" svg:height="1.015cm" svg:x="19.14cm" svg:y="14.299cm">
          <text:p text:style-name="P9">Set country/wave-specific variab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33" xml:id="id119" draw:id="id119" draw:layer="layout" svg:width="3.161cm" svg:height="1.271cm" svg:x="22.807cm" svg:y="23.959cm">
          <text:p text:style-name="P9"><text:span text:style-name="T13">recoded pane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5" draw:text-style-name="P33" xml:id="id118" draw:id="id118" draw:layer="layout" svg:width="3.161cm" svg:height="1.271cm" svg:x="15.811cm" svg:y="23.959cm">
          <text:p text:style-name="P9"><text:span text:style-name="T13">recoded censu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21.199cm" svg:y1="16.674cm" svg:x2="21.234cm" svg:y2="17.23cm" draw:start-shape="id115" draw:start-glue-point="6" draw:end-shape="id116" draw:end-glue-point="0" svg:d="M21199 16674v278h35v278" svg:viewBox="0 0 36 557">
          <text:p/>
        </draw:connector>
        <draw:custom-shape draw:style-name="gr86" draw:text-style-name="P9" xml:id="id117" draw:id="id117" draw:layer="layout" svg:width="2.199cm" svg:height="1.581cm" svg:x="19.821cm" svg:y="21.046cm">
          <text:p text:style-name="P9">give “id” to resulting dat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20.921cm" svg:y1="22.627cm" svg:x2="17.708cm" svg:y2="23.959cm" draw:start-shape="id117" draw:start-glue-point="6" draw:end-shape="id118" draw:end-glue-point="4" svg:d="M20921 22627v666h-3213v666" svg:viewBox="0 0 3214 1333">
          <text:p/>
        </draw:connector>
        <draw:connector draw:style-name="gr67" draw:text-style-name="P31" draw:layer="layout" svg:x1="20.921cm" svg:y1="22.627cm" svg:x2="24.388cm" svg:y2="23.959cm" draw:start-shape="id117" draw:start-glue-point="6" draw:end-shape="id119" draw:end-glue-point="5" svg:d="M20921 22627v666h3467v666" svg:viewBox="0 0 3468 1333">
          <text:p/>
        </draw:connector>
        <draw:custom-shape draw:style-name="gr87" draw:text-style-name="P9" xml:id="id120" draw:id="id120" draw:layer="layout" svg:width="4.707cm" svg:height="1.581cm" svg:x="22.034cm" svg:y="26.383cm">
          <text:p text:style-name="P9">Pick relevant vars and observations, turn into facto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8" draw:text-style-name="P9" xml:id="id121" draw:id="id121" draw:layer="layout" svg:width="3.126cm" svg:height="1.134cm" svg:x="22.824cm" svg:y="28.582cm">
          <text:p text:style-name="P9">Rename panel ID colum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7" draw:text-style-name="P9" xml:id="id122" draw:id="id122" draw:layer="layout" svg:width="4.707cm" svg:height="1.581cm" svg:x="15.038cm" svg:y="26.365cm">
          <text:p text:style-name="P9">Pick relevant vars and observations, turn into facto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24.388cm" svg:y1="27.964cm" svg:x2="24.387cm" svg:y2="28.582cm" draw:start-shape="id120" draw:start-glue-point="6" draw:end-shape="id121" draw:end-glue-point="4" svg:d="M24388 27964v309h-1v309" svg:viewBox="0 0 2 619">
          <text:p/>
        </draw:connector>
        <draw:connector draw:style-name="gr67" draw:text-style-name="P31" draw:layer="layout" svg:x1="17.392cm" svg:y1="25.23cm" svg:x2="17.392cm" svg:y2="26.365cm" draw:start-shape="id118" draw:start-glue-point="8" draw:end-shape="id122" draw:end-glue-point="4" svg:d="M17392 25230v1135" svg:viewBox="0 0 1 1136">
          <text:p/>
        </draw:connector>
        <draw:custom-shape draw:style-name="gr89" draw:text-style-name="P9" xml:id="id123" draw:id="id123" draw:layer="layout" svg:width="3.299cm" svg:height="1.271cm" svg:x="15.742cm" svg:y="28.861cm">
          <text:p text:style-name="P9">add matching vars to targ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17.392cm" svg:y1="27.946cm" svg:x2="17.392cm" svg:y2="28.861cm" draw:start-shape="id122" draw:start-glue-point="6" draw:end-shape="id123" draw:end-glue-point="4" svg:d="M17392 27946v915" svg:viewBox="0 0 1 916">
          <text:p/>
        </draw:connector>
        <draw:connector draw:style-name="gr67" draw:text-style-name="P31" draw:layer="layout" svg:x1="17.392cm" svg:y1="30.132cm" svg:x2="17.392cm" svg:y2="30.601cm" draw:start-shape="id123" draw:start-glue-point="6" draw:end-shape="id124" draw:end-glue-point="4" svg:d="M17392 30132v469" svg:viewBox="0 0 1 470">
          <text:p/>
        </draw:connector>
        <draw:custom-shape draw:style-name="gr95" draw:text-style-name="P9" xml:id="id125" draw:id="id125" draw:layer="layout" svg:width="3.574cm" svg:height="0.653cm" svg:x="22.6cm" svg:y="30.876cm">
          <text:p text:style-name="P9">treat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6" draw:text-style-name="P9" xml:id="id124" draw:id="id124" draw:layer="layout" svg:width="2.989cm" svg:height="0.928cm" svg:x="15.897cm" svg:y="30.601cm">
          <text:p text:style-name="P9">treat 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7" draw:text-style-name="P9" xml:id="id126" draw:id="id126" draw:layer="layout" svg:width="2.852cm" svg:height="0.996cm" svg:x="19.426cm" svg:y="32.674cm">
          <text:p text:style-name="P9">rbi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24.387cm" svg:y1="31.529cm" svg:x2="20.852cm" svg:y2="32.674cm" draw:start-shape="id125" draw:start-glue-point="6" draw:end-shape="id126" draw:end-glue-point="4" svg:d="M24387 31529v573h-3535v572" svg:viewBox="0 0 3536 1146">
          <text:p/>
        </draw:connector>
        <draw:connector draw:style-name="gr67" draw:text-style-name="P31" draw:layer="layout" svg:x1="17.392cm" svg:y1="31.529cm" svg:x2="20.852cm" svg:y2="32.674cm" draw:start-shape="id124" draw:start-glue-point="6" draw:end-shape="id126" draw:end-glue-point="4" svg:d="M17392 31529v573h3460v572" svg:viewBox="0 0 3461 1146">
          <text:p/>
        </draw:connector>
        <draw:custom-shape draw:style-name="gr98" draw:text-style-name="P35" xml:id="id127" draw:id="id127" draw:layer="layout" svg:width="2.783cm" svg:height="0.55cm" svg:x="19.461cm" svg:y="34.957cm">
          <text:p text:style-name="P9"><text:span text:style-name="T13">all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20.852cm" svg:y1="33.67cm" svg:x2="21.131cm" svg:y2="34.957cm" draw:start-shape="id126" draw:start-glue-point="6" draw:end-shape="id127" draw:end-glue-point="4" svg:d="M20852 33670v644h279v643" svg:viewBox="0 0 280 1288">
          <text:p/>
        </draw:connector>
        <draw:custom-shape draw:style-name="gr99" draw:text-style-name="P9" xml:id="id128" draw:id="id128" draw:layer="layout" svg:width="4.055cm" svg:height="0.55cm" svg:x="18.825cm" svg:y="36.056cm">
          <text:p text:style-name="P9">Fix panelid leve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9" xml:id="id129" draw:id="id129" draw:layer="layout" svg:width="4.124cm" svg:height="0.756cm" svg:x="18.79cm" svg:y="37.019cm">
          <text:p text:style-name="P9">assign age gro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1" draw:text-style-name="P9" xml:id="id130" draw:id="id130" draw:layer="layout" svg:width="4.227cm" svg:height="0.825cm" svg:x="18.739cm" svg:y="38.187cm">
          <text:p text:style-name="P9">make numeri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20.853cm" svg:y1="35.507cm" svg:x2="20.852cm" svg:y2="36.056cm" draw:start-shape="id127" draw:start-glue-point="8" draw:end-shape="id128" draw:end-glue-point="4" svg:d="M20853 35507v275h-1v274" svg:viewBox="0 0 2 550">
          <text:p/>
        </draw:connector>
        <draw:connector draw:style-name="gr67" draw:text-style-name="P31" draw:layer="layout" svg:x1="20.852cm" svg:y1="36.606cm" svg:x2="20.852cm" svg:y2="37.019cm" draw:start-shape="id128" draw:start-glue-point="6" draw:end-shape="id129" draw:end-glue-point="4" svg:d="M20852 36606v413" svg:viewBox="0 0 1 414">
          <text:p/>
        </draw:connector>
        <draw:connector draw:style-name="gr67" draw:text-style-name="P31" draw:layer="layout" svg:x1="20.852cm" svg:y1="37.775cm" svg:x2="20.853cm" svg:y2="38.187cm" draw:start-shape="id129" draw:start-glue-point="6" draw:end-shape="id130" draw:end-glue-point="4" svg:d="M20852 37775v206h1v206" svg:viewBox="0 0 2 413">
          <text:p/>
        </draw:connector>
        <draw:connector draw:style-name="gr67" draw:text-style-name="P31" draw:layer="layout" svg:x1="24.387cm" svg:y1="29.716cm" svg:x2="24.387cm" svg:y2="30.876cm" draw:start-shape="id121" draw:start-glue-point="6" draw:end-shape="id125" draw:end-glue-point="4" svg:d="M24387 29716v1160" svg:viewBox="0 0 1 1161">
          <text:p/>
        </draw:connector>
        <draw:custom-shape draw:style-name="gr102" draw:text-style-name="P9" xml:id="id131" draw:id="id131" draw:layer="layout" svg:width="2.715cm" svg:height="0.653cm" svg:x="19.495cm" svg:y="40.11cm">
          <text:p text:style-name="P9"><text:a xlink:href="#Slide 5" xlink:type="simple">matchRatio</text:a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20.853cm" svg:y1="39.012cm" svg:x2="20.853cm" svg:y2="40.11cm" draw:start-shape="id130" draw:start-glue-point="6" draw:end-shape="id131" draw:end-glue-point="4" svg:d="M20853 39012v1098" svg:viewBox="0 0 1 1099">
          <text:p/>
        </draw:connector>
        <draw:custom-shape draw:style-name="gr103" draw:text-style-name="P9" xml:id="id132" draw:id="id132" draw:layer="layout" svg:width="4.226cm" svg:height="1.134cm" svg:x="11.746cm" svg:y="36.886cm">
          <text:p text:style-name="P9">attach NQ panelist code by panel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13.859cm" svg:y1="38.02cm" svg:x2="13.859cm" svg:y2="38.715cm" draw:start-shape="id132" draw:start-glue-point="6" draw:end-shape="id133" draw:end-glue-point="4" svg:d="M13859 38020v695" svg:viewBox="0 0 1 696">
          <text:p/>
        </draw:connector>
        <draw:custom-shape draw:style-name="gr104" draw:text-style-name="P9" xml:id="id133" draw:id="id133" draw:layer="layout" svg:width="3.986cm" svg:height="1.237cm" svg:x="11.866cm" svg:y="38.715cm">
          <text:p text:style-name="P9">attach census Serial/pernum by target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5" draw:text-style-name="P9" xml:id="id134" draw:id="id134" draw:layer="layout" svg:width="4.02cm" svg:height="0.688cm" svg:x="11.849cm" svg:y="40.437cm">
          <text:p text:style-name="P9">write to csv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13.859cm" svg:y1="39.952cm" svg:x2="13.859cm" svg:y2="40.437cm" draw:start-shape="id133" draw:start-glue-point="6" draw:end-shape="id134" draw:end-glue-point="4" svg:d="M13859 39952v485" svg:viewBox="0 0 1 486">
          <text:p/>
        </draw:connector>
        <draw:connector draw:style-name="gr67" draw:text-style-name="P31" draw:layer="layout" svg:x1="11.849cm" svg:y1="40.781cm" svg:x2="9.525cm" svg:y2="40.607cm" draw:start-shape="id134" draw:start-glue-point="5" draw:end-shape="id135" svg:d="M11849 40781h-1162v-174h-1162" svg:viewBox="0 0 2325 175">
          <text:p/>
        </draw:connector>
        <draw:custom-shape draw:style-name="gr106" draw:text-style-name="P15" xml:id="id135" draw:id="id135" draw:layer="layout" svg:width="3.363cm" svg:height="2.169cm" svg:x="6.162cm" svg:y="39.523cm">
          <draw:glue-point draw:id="8" svg:x="-3.063cm" svg:y="-5cm"/>
          <text:p text:style-name="P9">COUNTRY</text:p>
          <text:p text:style-name="P9">_selected</text:p>
          <text:p text:style-name="P9">_waveN.csv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4" draw:text-style-name="P37" xml:id="id137" draw:id="id137" draw:layer="layout" svg:width="2.062cm" svg:height="1.134cm" svg:x="12.828cm" svg:y="35.178cm">
          <text:p text:style-name="P1"><text:span text:style-name="T14">df as “id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5" draw:text-style-name="P37" xml:id="id136" draw:id="id136" draw:layer="layout" svg:width="2.644cm" svg:height="0.687cm" svg:x="23.724cm" svg:y="40.064cm">
          <text:p text:style-name="P1"><text:span text:style-name="T14">match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22.21cm" svg:y1="40.437cm" svg:x2="23.988cm" svg:y2="40.408cm" draw:start-shape="id131" draw:start-glue-point="7" draw:end-shape="id136" draw:end-glue-point="6" svg:d="M22210 40437h757v-29h1021" svg:viewBox="0 0 1779 30">
          <text:p/>
        </draw:connector>
        <draw:connector draw:style-name="gr67" draw:text-style-name="P31" draw:layer="layout" draw:line-skew="0cm -0.501cm" svg:x1="19.495cm" svg:y1="40.437cm" svg:x2="13.859cm" svg:y2="35.178cm" draw:start-shape="id131" draw:start-glue-point="5" draw:end-shape="id137" draw:end-glue-point="5" svg:d="M19495 40437h-2302v-6261h-3334v1002" svg:viewBox="0 0 5637 6262">
          <text:p/>
        </draw:connector>
        <draw:connector draw:style-name="gr67" draw:text-style-name="P31" draw:layer="layout" svg:x1="13.649cm" svg:y1="36.312cm" svg:x2="13.859cm" svg:y2="36.886cm" draw:start-shape="id137" draw:start-glue-point="7" draw:end-shape="id132" draw:end-glue-point="4" svg:d="M13649 36312v288h210v286" svg:viewBox="0 0 211 575">
          <text:p/>
        </draw:connector>
        <draw:custom-shape draw:style-name="gr136" draw:text-style-name="P33" xml:id="id138" draw:id="id138" draw:layer="layout" svg:width="2.959cm" svg:height="1.901cm" svg:x="7.98cm" svg:y="2.886cm">
          <text:p text:style-name="P9"><text:span text:style-name="T13">previous invite tab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7" draw:text-style-name="P31" draw:layer="layout" svg:x1="9.46cm" svg:y1="4.637cm" svg:x2="9.459cm" svg:y2="5.609cm" draw:start-shape="id138" draw:start-glue-point="6" draw:end-shape="id139" draw:end-glue-point="0" svg:d="M9460 4637v558h-1v414" svg:viewBox="0 0 2 973">
          <text:p/>
        </draw:connector>
        <draw:custom-shape draw:style-name="gr137" draw:text-style-name="P9" xml:id="id139" draw:id="id139" draw:layer="layout" svg:width="3.23cm" svg:height="1.752cm" svg:x="7.844cm" svg:y="5.609cm">
          <text:p text:style-name="P9">read in all “wave” files from panel dir</text:p>
          <draw:enhanced-geometry svg:viewBox="0 0 21600 21600" draw:type="rectangle" draw:enhanced-path="M 0 0 L 21600 0 21600 21600 0 21600 0 0 Z N"/>
        </draw:custom-shape>
        <draw:custom-shape draw:style-name="gr138" draw:text-style-name="P9" xml:id="id140" draw:id="id140" draw:layer="layout" svg:width="3.23cm" svg:height="1.099cm" svg:x="7.844cm" svg:y="7.82cm">
          <text:p text:style-name="P9">rename columns based on wa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9.459cm" svg:y1="7.361cm" svg:x2="9.459cm" svg:y2="7.82cm" draw:start-shape="id139" draw:start-glue-point="2" draw:end-shape="id140" draw:end-glue-point="4" svg:d="M9459 7361v459" svg:viewBox="0 0 1 460">
          <text:p/>
        </draw:connector>
        <draw:connector draw:style-name="gr67" draw:text-style-name="P31" draw:layer="layout" svg:x1="9.459cm" svg:y1="8.919cm" svg:x2="9.46cm" svg:y2="9.244cm" draw:start-shape="id140" draw:start-glue-point="6" draw:end-shape="id141" draw:end-glue-point="4" svg:d="M9459 8919v162h1v163" svg:viewBox="0 0 2 326">
          <text:p/>
        </draw:connector>
        <draw:custom-shape draw:style-name="gr139" draw:text-style-name="P9" xml:id="id141" draw:id="id141" draw:layer="layout" svg:width="4.073cm" svg:height="1.443cm" svg:x="7.423cm" svg:y="9.244cm">
          <text:p text:style-name="P9">add unique SAMPID based on SERIAL and PERN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9.46cm" svg:y1="10.687cm" svg:x2="9.459cm" svg:y2="10.97cm" draw:start-shape="id141" draw:start-glue-point="6" draw:end-shape="id142" draw:end-glue-point="4" svg:d="M9460 10687v141h-1v142" svg:viewBox="0 0 2 284">
          <text:p/>
        </draw:connector>
        <draw:custom-shape draw:style-name="gr140" draw:text-style-name="P9" xml:id="id142" draw:id="id142" draw:layer="layout" svg:width="3.814cm" svg:height="1.547cm" svg:x="7.552cm" svg:y="10.97cm">
          <text:p text:style-name="P9">create sample count for each SAMP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draw:line-skew="-0.614cm" svg:x1="9.459cm" svg:y1="12.517cm" svg:x2="6.103cm" svg:y2="14.023cm" draw:start-shape="id142" draw:start-glue-point="6" draw:end-shape="id143" draw:end-glue-point="4" svg:d="M9459 12517v139h-3356v1367" svg:viewBox="0 0 3357 1507">
          <text:p/>
        </draw:connector>
        <draw:custom-shape draw:style-name="gr141" draw:text-style-name="P9" xml:id="id143" draw:id="id143" draw:layer="layout" svg:width="2.127cm" svg:height="1.693cm" svg:x="5.039cm" svg:y="14.023cm">
          <text:p text:style-name="P9">merge all targets in one 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6.103cm" svg:y1="15.716cm" svg:x2="6.078cm" svg:y2="16.748cm" draw:start-shape="id143" draw:start-glue-point="6" draw:end-shape="id144" draw:end-glue-point="5" svg:d="M6103 15716v516h-25v516" svg:viewBox="0 0 26 1033">
          <text:p/>
        </draw:connector>
        <draw:custom-shape draw:style-name="gr142" draw:text-style-name="P37" xml:id="id144" draw:id="id144" draw:layer="layout" svg:width="2.302cm" svg:height="0.481cm" svg:x="4.927cm" svg:y="16.748cm">
          <text:p text:style-name="P1"><text:span text:style-name="T14">targe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3" draw:text-style-name="P9" xml:id="id145" draw:id="id145" draw:layer="layout" svg:width="2.411cm" svg:height="1.604cm" svg:x="8.626cm" svg:y="14.096cm">
          <text:p text:style-name="P9">merge all selected IDs in one 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draw:line-skew="0.275cm" svg:x1="9.459cm" svg:y1="12.517cm" svg:x2="9.832cm" svg:y2="14.096cm" draw:start-shape="id142" draw:start-glue-point="6" draw:end-shape="id145" draw:end-glue-point="4" svg:d="M9459 12517v1065h373v514" svg:viewBox="0 0 374 1580">
          <text:p/>
        </draw:connector>
        <draw:custom-shape draw:style-name="gr144" draw:text-style-name="P35" xml:id="id146" draw:id="id146" draw:layer="layout" svg:width="3.006cm" svg:height="1.131cm" svg:x="8.216cm" svg:y="16.318cm">
          <text:p text:style-name="P9"><text:span text:style-name="T13">selected_wid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svg:x1="9.832cm" svg:y1="15.7cm" svg:x2="10.02cm" svg:y2="16.318cm" draw:start-shape="id145" draw:start-glue-point="6" draw:end-shape="id146" draw:end-glue-point="4" svg:d="M9832 15700v309h188v309" svg:viewBox="0 0 189 619">
          <text:p/>
        </draw:connector>
        <draw:connector draw:style-name="gr67" draw:text-style-name="P31" draw:layer="layout" svg:x1="9.413cm" svg:y1="17.449cm" svg:x2="9.709cm" svg:y2="18.47cm" draw:start-shape="id146" draw:start-glue-point="7" draw:end-shape="id147" draw:end-glue-point="4" svg:d="M9413 17449v511h296v510" svg:viewBox="0 0 297 1022">
          <text:p/>
        </draw:connector>
        <draw:custom-shape draw:style-name="gr145" draw:text-style-name="P9" xml:id="id147" draw:id="id147" draw:layer="layout" svg:width="2.959cm" svg:height="1.01cm" svg:x="8.229cm" svg:y="18.47cm">
          <text:p text:style-name="P9">turn into long 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6" draw:text-style-name="P9" xml:id="id149" draw:id="id149" draw:layer="layout" svg:width="3.2cm" svg:height="1.66cm" svg:x="2.839cm" svg:y="5.718cm">
          <text:p text:style-name="P9">read most up-to-date complete 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7" draw:text-style-name="P13" xml:id="id148" draw:id="id148" draw:layer="layout" svg:width="3.302cm" svg:height="0.799cm" svg:x="2.788cm" svg:y="3.351cm">
          <text:p text:style-name="P9"><text:span text:style-name="T3">complete tab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7" draw:text-style-name="P31" draw:layer="layout" svg:x1="4.439cm" svg:y1="4.103cm" svg:x2="4.439cm" svg:y2="5.718cm" draw:start-shape="id148" draw:start-glue-point="6" draw:end-shape="id149" draw:end-glue-point="4" svg:d="M4439 4103v1615" svg:viewBox="0 0 1 1616">
          <text:p/>
        </draw:connector>
        <draw:connector draw:style-name="gr67" draw:text-style-name="P31" draw:layer="layout" svg:x1="4.439cm" svg:y1="7.378cm" svg:x2="4.44cm" svg:y2="8.366cm" draw:start-shape="id149" draw:start-glue-point="6" draw:end-shape="id150" draw:end-glue-point="4" svg:d="M4439 7378v494h1v494" svg:viewBox="0 0 2 989">
          <text:p/>
        </draw:connector>
        <draw:custom-shape draw:style-name="gr148" draw:text-style-name="P9" xml:id="id150" draw:id="id150" draw:layer="layout" svg:width="3.295cm" svg:height="0.553cm" svg:x="2.792cm" svg:y="8.366cm">
          <text:p text:style-name="P9">attach SAMP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4.44cm" svg:y1="8.919cm" svg:x2="4.44cm" svg:y2="9.82cm" draw:start-shape="id150" draw:start-glue-point="6" draw:end-shape="id151" draw:end-glue-point="5" svg:d="M4440 8919v901" svg:viewBox="0 0 1 902">
          <text:p/>
        </draw:connector>
        <draw:custom-shape draw:style-name="gr149" draw:text-style-name="P37" xml:id="id151" draw:id="id151" draw:layer="layout" svg:width="3.533cm" svg:height="0.501cm" svg:x="2.673cm" svg:y="9.82cm">
          <text:p text:style-name="P1"><text:span text:style-name="T14">respond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0" draw:text-style-name="P9" xml:id="id152" draw:id="id152" draw:layer="layout" svg:width="5.031cm" svg:height="1.442cm" svg:x="7.471cm" svg:y="20.391cm">
          <text:p text:style-name="P9">remove selected who were not actually invited (b/c already responded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9.709cm" svg:y1="19.48cm" svg:x2="9.987cm" svg:y2="20.391cm" draw:start-shape="id147" draw:start-glue-point="6" draw:end-shape="id152" draw:end-glue-point="4" svg:d="M9709 19480v456h278v455" svg:viewBox="0 0 279 912">
          <text:p/>
        </draw:connector>
        <draw:connector draw:style-name="gr67" draw:text-style-name="P31" draw:layer="layout" svg:x1="4.08cm" svg:y1="10.321cm" svg:x2="7.471cm" svg:y2="21.112cm" draw:start-shape="id151" draw:start-glue-point="7" draw:end-shape="id152" draw:end-glue-point="5" svg:d="M4080 10321v10791h3391" svg:viewBox="0 0 3392 10792">
          <text:p/>
        </draw:connector>
        <draw:connector draw:style-name="gr67" draw:text-style-name="P31" draw:layer="layout" draw:line-skew="-1.018cm" svg:x1="3.026cm" svg:y1="10.071cm" svg:x2="2.473cm" svg:y2="11.856cm" draw:start-shape="id151" draw:start-glue-point="6" draw:end-shape="id153" draw:end-glue-point="4" svg:d="M3026 10071h-553v1785" svg:viewBox="0 0 554 1786">
          <text:p/>
        </draw:connector>
        <draw:custom-shape draw:style-name="gr151" draw:text-style-name="P9" xml:id="id153" draw:id="id153" draw:layer="layout" svg:width="2.818cm" svg:height="1.058cm" svg:x="1.064cm" svg:y="11.856cm">
          <text:p text:style-name="P9">calculate n(duplicates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2" draw:text-style-name="P9" xml:id="id115" draw:id="id115" draw:layer="layout" svg:width="4.234cm" svg:height="1.106cm" svg:x="19.082cm" svg:y="15.568cm">
          <text:p text:style-name="P9">prune already invited from pan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21.098cm" svg:y1="15.314cm" svg:x2="21.199cm" svg:y2="15.568cm" draw:start-shape="id112" draw:start-glue-point="6" draw:end-shape="id115" draw:end-glue-point="4" svg:d="M21098 15314v127h101v127" svg:viewBox="0 0 102 255">
          <text:p/>
        </draw:connector>
        <draw:custom-shape draw:style-name="gr153" draw:text-style-name="P35" xml:id="id154" draw:id="id154" draw:layer="layout" svg:width="2.718cm" svg:height="0.65cm" svg:x="15.121cm" svg:y="15.884cm">
          <text:p text:style-name="P9"><text:span text:style-name="T13">select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7" draw:text-style-name="P31" draw:layer="layout" draw:line-skew="-0.45cm" svg:x1="12.502cm" svg:y1="21.112cm" svg:x2="15.392cm" svg:y2="16.209cm" draw:start-shape="id152" draw:start-glue-point="7" draw:end-shape="id154" draw:end-glue-point="6" svg:d="M12502 21112h860v-4903h2030" svg:viewBox="0 0 2891 4904">
          <text:p/>
        </draw:connector>
        <draw:connector draw:style-name="gr67" draw:text-style-name="P31" draw:layer="layout" svg:x1="17.563cm" svg:y1="16.209cm" svg:x2="19.082cm" svg:y2="16.121cm" draw:start-shape="id154" draw:start-glue-point="9" draw:end-shape="id115" draw:end-glue-point="5" svg:d="M17563 16209h898v-88h621" svg:viewBox="0 0 1520 89">
          <text:p/>
        </draw:connector>
        <draw:connector draw:style-name="gr67" draw:text-style-name="P31" draw:layer="layout" svg:x1="4.44cm" svg:y1="10.321cm" svg:x2="8.416cm" svg:y2="23.62cm" draw:start-shape="id151" draw:start-glue-point="8" draw:end-shape="id155" draw:end-glue-point="5" svg:d="M4440 10321v13299h3976" svg:viewBox="0 0 3977 13300">
          <text:p/>
        </draw:connector>
        <draw:connector draw:style-name="gr67" draw:text-style-name="P31" draw:layer="layout" svg:x1="6.078cm" svg:y1="17.229cm" svg:x2="8.416cm" svg:y2="23.62cm" draw:start-shape="id144" draw:start-glue-point="8" draw:end-shape="id155" draw:end-glue-point="5" svg:d="M6078 17229v6391h2338" svg:viewBox="0 0 2339 6392">
          <text:p/>
        </draw:connector>
        <draw:custom-shape draw:style-name="gr154" draw:text-style-name="P9" xml:id="id155" draw:id="id155" draw:layer="layout" svg:width="2.958cm" svg:height="2.043cm" svg:x="8.416cm" svg:y="22.598cm">
          <text:p text:style-name="P9">prune responded from still open targe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draw:line-skew="0.564cm" svg:x1="11.374cm" svg:y1="23.62cm" svg:x2="15.352cm" svg:y2="18.685cm" draw:start-shape="id155" draw:start-glue-point="7" draw:end-shape="id156" draw:end-glue-point="6" svg:d="M11374 23620h2429v-4935h1549" svg:viewBox="0 0 3979 4936">
          <text:p/>
        </draw:connector>
        <draw:custom-shape draw:style-name="gr155" draw:text-style-name="P33" xml:id="id156" draw:id="id156" draw:layer="layout" svg:width="2.483cm" svg:height="1.271cm" svg:x="15.104cm" svg:y="18.049cm">
          <text:p text:style-name="P9"><text:span text:style-name="T13">target_prun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6" draw:text-style-name="P9" xml:id="id116" draw:id="id116" draw:layer="layout" svg:width="3.343cm" svg:height="1.587cm" svg:x="19.563cm" svg:y="17.23cm">
          <text:p text:style-name="P9">select subset of interest from census</text:p>
          <draw:enhanced-geometry svg:viewBox="0 0 21600 21600" draw:type="rectangle" draw:enhanced-path="M 0 0 L 21600 0 21600 21600 0 21600 0 0 Z N"/>
        </draw:custom-shape>
        <draw:connector draw:style-name="gr67" draw:text-style-name="P31" draw:layer="layout" svg:x1="17.335cm" svg:y1="18.685cm" svg:x2="19.563cm" svg:y2="18.023cm" draw:start-shape="id156" draw:start-glue-point="9" draw:end-shape="id116" draw:end-glue-point="3" svg:d="M17335 18685h1240v-662h988" svg:viewBox="0 0 2229 663">
          <text:p/>
        </draw:connector>
        <draw:custom-shape draw:style-name="gr157" draw:text-style-name="P9" xml:id="id157" draw:id="id157" draw:layer="layout" svg:width="3.65cm" svg:height="0.728cm" svg:x="19.321cm" svg:y="19.166cm">
          <text:p text:style-name="P9">recode v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31" draw:layer="layout" svg:x1="21.234cm" svg:y1="18.817cm" svg:x2="21.146cm" svg:y2="19.166cm" draw:start-shape="id116" draw:start-glue-point="2" draw:end-shape="id157" draw:end-glue-point="4" svg:d="M21234 18817v174h-88v175" svg:viewBox="0 0 89 350">
          <text:p/>
        </draw:connector>
        <draw:connector draw:style-name="gr67" draw:text-style-name="P31" draw:layer="layout" svg:x1="21.146cm" svg:y1="19.894cm" svg:x2="20.921cm" svg:y2="21.046cm" draw:start-shape="id157" draw:start-glue-point="6" draw:end-shape="id117" draw:end-glue-point="4" svg:d="M21146 19894v576h-225v576" svg:viewBox="0 0 226 1153">
          <text:p/>
        </draw:connector>
        <draw:connector draw:style-name="gr67" draw:text-style-name="P31" draw:layer="layout" svg:x1="24.388cm" svg:y1="25.23cm" svg:x2="24.388cm" svg:y2="26.383cm" draw:start-shape="id119" draw:start-glue-point="8" draw:end-shape="id120" draw:end-glue-point="4" svg:d="M24388 25230v1153" svg:viewBox="0 0 1 1154">
          <text:p/>
        </draw:connector>
        <draw:connector draw:style-name="gr67" draw:text-style-name="P31" draw:layer="layout" draw:line-skew="-1.555cm -1.041cm" svg:x1="16.346cm" svg:y1="19.32cm" svg:x2="15.742cm" svg:y2="29.497cm" draw:start-shape="id156" draw:start-glue-point="8" draw:end-shape="id123" draw:end-glue-point="5" svg:d="M16346 19320v3215h-2147v6962h1543" svg:viewBox="0 0 2148 10178">
          <text:p/>
        </draw:connector>
        <draw:custom-shape draw:style-name="gr158" draw:text-style-name="P32" draw:layer="layout" svg:width="4.061cm" svg:height="1.568cm" svg:x="0.984cm" svg:y="23.09cm">
          <text:p text:style-name="P9">This may not be such a good idea, given duplicates.</text:p>
          <draw:enhanced-geometry svg:viewBox="0 0 21600 21600" draw:text-areas="800 800 20800 20800" draw:type="round-rectangular-callout" draw:modifiers="34521.7134416544 -19190.82217973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officeooo:annotation svg:x="0cm" svg:y="0cm">
          <dc:date>2019-08-14T15:07:52</dc:date>
          <text:p>The SAMPID with SAMPCT should be introduced at the front end, when drawing the sample, uniquely identifying each individual target record (rather than having the same for all)</text:p>
        </officeooo:annotation>
        <officeooo:annotation svg:x="1cm" svg:y="0cm">
          <dc:date>2019-08-13T17:17:15</dc:date>
          <text:p>We should not have to reload the entire census here; the first sampling step should save the sample with variables to a file for future reference</text:p>
        </officeooo:annotation>
        <officeooo:annotation svg:x="2cm" svg:y="0cm">
          <dc:date>2019-08-15T17:12:16</dc:date>
          <text:p>There are a lot of duplicates from NQ sending out invites—possible remove the part where selections post-response are struck out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" draw:style="linear" draw:start-color="#ffffff" draw:end-color="#cccccc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168253" draw:marker-start-width="0.2cm" draw:marker-start-center="false" draw:marker-end-width="0.2cm" draw:marker-end-center="false" svg:stroke-opacity="100%" draw:stroke-linejoin="round" svg:stroke-linecap="butt" draw:fill="solid" draw:fill-color="#81aca6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true" fo:max-height="0cm" fo:max-width="0cm" fo:min-height="1.924cm" fo:min-width="2.148cm" fo:padding-top="0cm" fo:padding-bottom="0cm" fo:padding-left="0cm" fo:padding-right="0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333333" draw:fit-to-contour="fals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cm" svg:stroke-color="#168253" draw:marker-start-width="0.2cm" draw:marker-start-center="false" draw:marker-end-width="0.2cm" draw:marker-end-center="false" svg:stroke-opacity="100%" draw:stroke-linejoin="round" svg:stroke-linecap="butt" draw:fill="solid" draw:fill-color="#81aca6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true" fo:max-height="0cm" fo:max-width="0cm" fo:min-height="1.685cm" fo:min-width="4.158cm" fo:padding-top="0cm" fo:padding-bottom="0cm" fo:padding-left="0cm" fo:padding-right="0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svg:stroke-color="#3465a4" draw:fill="gradient" draw:fill-gradient-name="Gradient_20_1" draw:gradient-step-count="0" draw:auto-grow-height="false" draw:fit-to-contour="true" fo:wrap-option="wrap" draw:shadow-color="#000000"/>
      <style:text-properties fo:font-size="14pt" fo:font-weight="bold"/>
    </style:style>
    <style:style style:name="Filled" style:family="graphic" style:parent-style-name="Shapes">
      <style:graphic-properties svg:stroke-color="#3465a4" draw:fill="gradient" draw:fill-gradient-name="gradient" draw:gradient-step-count="0" draw:shadow-color="#000000"/>
      <style:paragraph-properties>
        <style:tab-stops/>
      </style:paragraph-properties>
      <style:text-properties fo:font-size="12pt" fo:background-color="transparent"/>
    </style:style>
    <style:style style:name="Filled_20_Blue" style:display-name="Filled Blue" style:family="graphic" style:parent-style-name="Filled">
      <style:graphic-properties draw:fill-gradient-name="Filled_20_Blue"/>
      <style:paragraph-properties>
        <style:tab-stops/>
      </style:paragraph-properties>
      <style:text-properties fo:color="#ffffff" fo:font-size="12pt" fo:background-color="transparent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fo:font-size="12pt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8:11:08.987000000</meta:creation-date>
    <meta:editing-duration>PT23H12M42S</meta:editing-duration>
    <meta:editing-cycles>18</meta:editing-cycles>
    <meta:generator>LibreOffice/6.2.5.2$Windows_X86_64 LibreOffice_project/1ec314fa52f458adc18c4f025c545a4e8b22c159</meta:generator>
    <dc:date>2020-02-21T19:29:48.791000000</dc:date>
    <meta:document-statistic meta:object-count="396"/>
  </office:meta>
</office:document-meta>
</file>